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paragraph-rsid="063fe414"/>
    </style:style>
    <style:style style:name="P2" style:family="paragraph" style:parent-style-name="Standard">
      <style:text-properties fo:color="#000000" officeooo:rsid="001447a3" officeooo:paragraph-rsid="069efaad" fo:background-color="#ffff00"/>
    </style:style>
    <style:style style:name="P3" style:family="paragraph" style:parent-style-name="Standard">
      <style:text-properties fo:color="#000000" officeooo:rsid="001447a3" officeooo:paragraph-rsid="0707c5f6"/>
    </style:style>
    <style:style style:name="P4" style:family="paragraph" style:parent-style-name="Standard">
      <style:text-properties fo:color="#000000" officeooo:paragraph-rsid="070d0696"/>
    </style:style>
    <style:style style:name="P5" style:family="paragraph" style:parent-style-name="Standard">
      <style:text-properties fo:font-variant="normal" fo:text-transform="none" fo:color="#000000" fo:letter-spacing="normal" officeooo:rsid="001447a3" officeooo:paragraph-rsid="069d7e94" style:font-name-asian="arial" style:font-size-asian="9pt" style:font-style-asian="normal" style:font-weight-asian="normal"/>
    </style:style>
    <style:style style:name="P6" style:family="paragraph" style:parent-style-name="Standard">
      <style:text-properties fo:font-variant="normal" fo:text-transform="none" fo:color="#000000" fo:letter-spacing="normal" officeooo:rsid="001447a3" officeooo:paragraph-rsid="0709d05b" style:font-name-asian="arial" style:font-size-asian="9pt" style:font-style-asian="normal" style:font-weight-asian="normal"/>
    </style:style>
    <style:style style:name="P7" style:family="paragraph" style:parent-style-name="Standard">
      <style:text-properties fo:font-variant="normal" fo:text-transform="none" fo:color="#000000" fo:letter-spacing="normal" officeooo:rsid="001447a3" officeooo:paragraph-rsid="070b7179" style:font-name-asian="arial" style:font-size-asian="9pt" style:font-style-asian="normal" style:font-weight-asian="normal"/>
    </style:style>
    <style:style style:name="P8" style:family="paragraph" style:parent-style-name="Standard">
      <style:text-properties fo:font-variant="normal" fo:text-transform="none" fo:color="#000000" fo:letter-spacing="normal" officeooo:rsid="001447a3" officeooo:paragraph-rsid="070d0696" style:font-name-asian="arial" style:font-size-asian="9pt" style:font-style-asian="normal" style:font-weight-asian="normal"/>
    </style:style>
    <style:style style:name="P9" style:family="paragraph" style:parent-style-name="Standard">
      <style:text-properties fo:font-variant="normal" fo:text-transform="none" fo:color="#000000" fo:letter-spacing="normal" officeooo:rsid="001447a3" officeooo:paragraph-rsid="070b7179" fo:background-color="#ffffff" style:font-name-asian="arial" style:font-size-asian="9pt" style:font-style-asian="normal" style:font-weight-asian="normal"/>
    </style:style>
    <style:style style:name="P10" style:family="paragraph" style:parent-style-name="Standard">
      <style:text-properties fo:font-variant="normal" fo:text-transform="none" fo:color="#000000" fo:letter-spacing="normal" officeooo:rsid="001447a3" officeooo:paragraph-rsid="06e3daca" fo:background-color="#ffffff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01df5b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3fe414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644ca97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66674f9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60a8c1c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692cf36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01447a3" officeooo:paragraph-rsid="069468fe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letter-spacing="normal" officeooo:rsid="001447a3" officeooo:paragraph-rsid="069d7e94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01447a3" officeooo:paragraph-rsid="069e1f55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69efaad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6a04c51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6a08de3" style:font-name-asian="arial" style:font-size-asian="9pt" style:font-style-asian="normal" style:font-weight-asian="normal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6a1e2f3" style:font-name-asian="arial" style:font-size-asian="9pt" style:font-style-asian="normal" style:font-weight-asian="normal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6a385e2" style:font-name-asian="arial" style:font-size-asian="9pt" style:font-style-asian="normal" style:font-weight-asian="normal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69593fe" style:font-name-asian="arial" style:font-size-asian="9pt" style:font-style-asian="normal" style:font-weight-asian="normal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6967993" style:font-name-asian="arial" style:font-size-asian="9pt" style:font-style-asian="normal" style:font-weight-asian="normal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69adb1c" style:font-name-asian="arial" style:font-size-asian="9pt" style:font-style-asian="normal" style:font-weight-asian="normal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642d998" style:font-name-asian="arial" style:font-size-asian="9pt" style:font-style-asian="normal" style:font-weight-asian="normal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6dd683f" style:font-name-asian="arial" style:font-size-asian="9pt" style:font-style-asian="normal" style:font-weight-asian="normal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6e7f43f" style:font-name-asian="arial" style:font-size-asian="9pt" style:font-style-asian="normal" style:font-weight-asian="normal"/>
    </style:style>
    <style:style style:name="P31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32" style:family="paragraph" style:parent-style-name="Preformatted_20_Text">
      <style:text-properties fo:font-variant="normal" fo:text-transform="none" fo:color="#000000" fo:letter-spacing="normal" officeooo:rsid="06982b70" officeooo:paragraph-rsid="06982b70" style:font-name-asian="arial" style:font-size-asian="9pt" style:font-style-asian="normal" style:font-weight-asian="normal"/>
    </style:style>
    <style:style style:name="P33" style:family="paragraph" style:parent-style-name="Preformatted_20_Text">
      <style:text-properties fo:font-variant="normal" fo:text-transform="none" fo:color="#000000" fo:letter-spacing="normal" officeooo:rsid="06982b70" officeooo:paragraph-rsid="069adb1c" style:font-name-asian="arial" style:font-size-asian="9pt" style:font-style-asian="normal" style:font-weight-asian="normal"/>
    </style:style>
    <style:style style:name="P34" style:family="paragraph" style:parent-style-name="Preformatted_20_Text">
      <style:text-properties fo:font-variant="normal" fo:text-transform="none" fo:color="#000000" fo:letter-spacing="normal" officeooo:rsid="06982b70" officeooo:paragraph-rsid="069d7e94" style:font-name-asian="arial" style:font-size-asian="9pt" style:font-style-asian="normal" style:font-weight-asian="normal"/>
    </style:style>
    <style:style style:name="P35" style:family="paragraph" style:parent-style-name="Preformatted_20_Text">
      <style:text-properties fo:font-variant="normal" fo:text-transform="none" fo:color="#000000" fo:letter-spacing="normal" officeooo:rsid="06982b70" officeooo:paragraph-rsid="069e1f55" style:font-name-asian="arial" style:font-size-asian="9pt" style:font-style-asian="normal" style:font-weight-asian="normal"/>
    </style:style>
    <style:style style:name="P36" style:family="paragraph" style:parent-style-name="Preformatted_20_Text">
      <style:text-properties fo:font-variant="normal" fo:text-transform="none" fo:color="#000000" fo:letter-spacing="normal" officeooo:rsid="06982b70" officeooo:paragraph-rsid="069efaad" style:font-name-asian="arial" style:font-size-asian="9pt" style:font-style-asian="normal" style:font-weight-asian="normal"/>
    </style:style>
    <style:style style:name="P37" style:family="paragraph" style:parent-style-name="Preformatted_20_Text">
      <style:text-properties fo:font-variant="normal" fo:text-transform="none" fo:color="#000000" fo:letter-spacing="normal" officeooo:rsid="06982b70" officeooo:paragraph-rsid="06a04c51" style:font-name-asian="arial" style:font-size-asian="9pt" style:font-style-asian="normal" style:font-weight-asian="normal"/>
    </style:style>
    <style:style style:name="P38" style:family="paragraph" style:parent-style-name="Preformatted_20_Text">
      <style:text-properties fo:font-variant="normal" fo:text-transform="none" fo:color="#000000" fo:letter-spacing="normal" officeooo:rsid="06982b70" officeooo:paragraph-rsid="06a08de3" style:font-name-asian="arial" style:font-size-asian="9pt" style:font-style-asian="normal" style:font-weight-asian="normal"/>
    </style:style>
    <style:style style:name="P39" style:family="paragraph" style:parent-style-name="Preformatted_20_Text">
      <style:text-properties fo:font-variant="normal" fo:text-transform="none" fo:color="#000000" fo:letter-spacing="normal" officeooo:rsid="06982b70" officeooo:paragraph-rsid="06a1e2f3" style:font-name-asian="arial" style:font-size-asian="9pt" style:font-style-asian="normal" style:font-weight-asian="normal"/>
    </style:style>
    <style:style style:name="P40" style:family="paragraph" style:parent-style-name="Preformatted_20_Text">
      <style:text-properties fo:font-variant="normal" fo:text-transform="none" fo:color="#000000" fo:letter-spacing="normal" officeooo:rsid="06982b70" officeooo:paragraph-rsid="06bdc5b9" style:font-name-asian="arial" style:font-size-asian="9pt" style:font-style-asian="normal" style:font-weight-asian="normal"/>
    </style:style>
    <style:style style:name="P41" style:family="paragraph" style:parent-style-name="Preformatted_20_Text">
      <style:text-properties fo:font-variant="normal" fo:text-transform="none" fo:color="#000000" fo:letter-spacing="normal" officeooo:rsid="06982b70" officeooo:paragraph-rsid="06cf2748" style:font-name-asian="arial" style:font-size-asian="9pt" style:font-style-asian="normal" style:font-weight-asian="normal"/>
    </style:style>
    <style:style style:name="P42" style:family="paragraph" style:parent-style-name="Preformatted_20_Text">
      <style:text-properties fo:font-variant="normal" fo:text-transform="none" fo:color="#000000" fo:letter-spacing="normal" officeooo:rsid="06982b70" officeooo:paragraph-rsid="06d080fe" style:font-name-asian="arial" style:font-size-asian="9pt" style:font-style-asian="normal" style:font-weight-asian="normal"/>
    </style:style>
    <style:style style:name="P43" style:family="paragraph" style:parent-style-name="Preformatted_20_Text">
      <style:text-properties fo:font-variant="normal" fo:text-transform="none" fo:color="#000000" fo:letter-spacing="normal" officeooo:rsid="06982b70" officeooo:paragraph-rsid="06d440a1" style:font-name-asian="arial" style:font-size-asian="9pt" style:font-style-asian="normal" style:font-weight-asian="normal"/>
    </style:style>
    <style:style style:name="P44" style:family="paragraph" style:parent-style-name="Preformatted_20_Text">
      <style:text-properties fo:font-variant="normal" fo:text-transform="none" fo:color="#000000" fo:letter-spacing="normal" officeooo:rsid="06982b70" officeooo:paragraph-rsid="06e91508" style:font-name-asian="arial" style:font-size-asian="9pt" style:font-style-asian="normal" style:font-weight-asian="normal"/>
    </style:style>
    <style:style style:name="P45" style:family="paragraph" style:parent-style-name="Preformatted_20_Text">
      <style:text-properties fo:font-variant="normal" fo:text-transform="none" fo:color="#000000" fo:letter-spacing="normal" officeooo:rsid="069950f4" officeooo:paragraph-rsid="069950f4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6a999a6" officeooo:paragraph-rsid="06a999a6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fo:letter-spacing="normal" officeooo:rsid="06a999a6" officeooo:paragraph-rsid="06aac286" style:font-name-asian="arial" style:font-size-asian="9pt" style:font-style-asian="normal" style:font-weight-asian="normal"/>
    </style:style>
    <style:style style:name="P48" style:family="paragraph" style:parent-style-name="Preformatted_20_Text">
      <style:text-properties fo:font-variant="normal" fo:text-transform="none" fo:color="#000000" fo:letter-spacing="normal" officeooo:rsid="06aac286" officeooo:paragraph-rsid="06aac286" style:font-name-asian="arial" style:font-size-asian="9pt" style:font-style-asian="normal" style:font-weight-asian="normal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6a08de3" fo:background-color="#336600" style:font-name-asian="arial" style:font-size-asian="9pt" style:font-style-asian="normal" style:font-weight-asian="normal"/>
    </style:style>
    <style:style style:name="P50" style:family="paragraph" style:parent-style-name="Preformatted_20_Text">
      <style:text-properties fo:font-variant="normal" fo:text-transform="none" fo:color="#000000" fo:letter-spacing="normal" officeooo:rsid="001447a3" officeooo:paragraph-rsid="06a08de3" fo:background-color="#ffffff" style:font-name-asian="arial" style:font-size-asian="9pt" style:font-style-asian="normal" style:font-weight-asian="normal"/>
    </style:style>
    <style:style style:name="P51" style:family="paragraph" style:parent-style-name="Preformatted_20_Text">
      <style:text-properties fo:font-variant="normal" fo:text-transform="none" fo:color="#000000" fo:letter-spacing="normal" officeooo:rsid="001447a3" officeooo:paragraph-rsid="06a1e2f3" fo:background-color="#ffffff" style:font-name-asian="arial" style:font-size-asian="9pt" style:font-style-asian="normal" style:font-weight-asian="normal"/>
    </style:style>
    <style:style style:name="P52" style:family="paragraph" style:parent-style-name="Preformatted_20_Text">
      <style:text-properties fo:font-variant="normal" fo:text-transform="none" fo:color="#000000" fo:letter-spacing="normal" officeooo:rsid="001447a3" officeooo:paragraph-rsid="06a385e2" fo:background-color="#ffffff" style:font-name-asian="arial" style:font-size-asian="9pt" style:font-style-asian="normal" style:font-weight-asian="normal"/>
    </style:style>
    <style:style style:name="P53" style:family="paragraph" style:parent-style-name="Preformatted_20_Text">
      <style:text-properties fo:font-variant="normal" fo:text-transform="none" fo:color="#000000" fo:letter-spacing="normal" officeooo:rsid="001447a3" officeooo:paragraph-rsid="06a4b6bf" fo:background-color="#ffffff" style:font-name-asian="arial" style:font-size-asian="9pt" style:font-style-asian="normal" style:font-weight-asian="normal"/>
    </style:style>
    <style:style style:name="P54" style:family="paragraph" style:parent-style-name="Preformatted_20_Text">
      <style:text-properties fo:font-variant="normal" fo:text-transform="none" fo:color="#000000" fo:letter-spacing="normal" officeooo:rsid="001447a3" officeooo:paragraph-rsid="06a999a6" fo:background-color="#ffffff" style:font-name-asian="arial" style:font-size-asian="9pt" style:font-style-asian="normal" style:font-weight-asian="normal"/>
    </style:style>
    <style:style style:name="P55" style:family="paragraph" style:parent-style-name="Preformatted_20_Text">
      <style:text-properties fo:font-variant="normal" fo:text-transform="none" fo:color="#000000" fo:letter-spacing="normal" officeooo:rsid="001447a3" officeooo:paragraph-rsid="06abe1e2" fo:background-color="#ffffff" style:font-name-asian="arial" style:font-size-asian="9pt" style:font-style-asian="normal" style:font-weight-asian="normal"/>
    </style:style>
    <style:style style:name="P56" style:family="paragraph" style:parent-style-name="Preformatted_20_Text">
      <style:text-properties fo:font-variant="normal" fo:text-transform="none" fo:color="#000000" fo:letter-spacing="normal" officeooo:rsid="001447a3" officeooo:paragraph-rsid="06acaed9" fo:background-color="#ffffff" style:font-name-asian="arial" style:font-size-asian="9pt" style:font-style-asian="normal" style:font-weight-asian="normal"/>
    </style:style>
    <style:style style:name="P57" style:family="paragraph" style:parent-style-name="Preformatted_20_Text">
      <style:text-properties fo:font-variant="normal" fo:text-transform="none" fo:color="#000000" fo:letter-spacing="normal" officeooo:rsid="001447a3" officeooo:paragraph-rsid="06ae4578" fo:background-color="#ffffff" style:font-name-asian="arial" style:font-size-asian="9pt" style:font-style-asian="normal" style:font-weight-asian="normal"/>
    </style:style>
    <style:style style:name="P58" style:family="paragraph" style:parent-style-name="Preformatted_20_Text">
      <style:text-properties fo:font-variant="normal" fo:text-transform="none" fo:color="#000000" fo:letter-spacing="normal" officeooo:rsid="001447a3" officeooo:paragraph-rsid="06e0ad37" fo:background-color="#ffffff" style:font-name-asian="arial" style:font-size-asian="9pt" style:font-style-asian="normal" style:font-weight-asian="normal"/>
    </style:style>
    <style:style style:name="P59" style:family="paragraph" style:parent-style-name="Preformatted_20_Text">
      <style:text-properties fo:font-variant="normal" fo:text-transform="none" fo:color="#000000" fo:letter-spacing="normal" officeooo:rsid="001447a3" officeooo:paragraph-rsid="06e3daca" fo:background-color="#ffffff" style:font-name-asian="arial" style:font-size-asian="9pt" style:font-style-asian="normal" style:font-weight-asian="normal"/>
    </style:style>
    <style:style style:name="P60" style:family="paragraph" style:parent-style-name="Preformatted_20_Text">
      <style:text-properties fo:font-variant="normal" fo:text-transform="none" fo:color="#000000" fo:letter-spacing="normal" officeooo:rsid="001447a3" officeooo:paragraph-rsid="06e7f43f" fo:background-color="#ffffff" style:font-name-asian="arial" style:font-size-asian="9pt" style:font-style-asian="normal" style:font-weight-asian="normal"/>
    </style:style>
    <style:style style:name="P61" style:family="paragraph" style:parent-style-name="Preformatted_20_Text">
      <style:text-properties fo:font-variant="normal" fo:text-transform="none" fo:color="#000000" fo:letter-spacing="normal" officeooo:rsid="001447a3" officeooo:paragraph-rsid="070d0696" fo:background-color="#ffffff" style:font-name-asian="arial" style:font-size-asian="9pt" style:font-style-asian="normal" style:font-weight-asian="normal"/>
    </style:style>
    <style:style style:name="P62" style:family="paragraph" style:parent-style-name="Preformatted_20_Text">
      <style:text-properties fo:font-variant="normal" fo:text-transform="none" fo:color="#000000" fo:letter-spacing="normal" officeooo:rsid="001447a3" officeooo:paragraph-rsid="07147fef" fo:background-color="#ffffff" style:font-name-asian="arial" style:font-size-asian="9pt" style:font-style-asian="normal" style:font-weight-asian="normal"/>
    </style:style>
    <style:style style:name="P63" style:family="paragraph" style:parent-style-name="Preformatted_20_Text">
      <style:text-properties fo:font-variant="normal" fo:text-transform="none" fo:color="#000000" fo:letter-spacing="normal" officeooo:rsid="001447a3" officeooo:paragraph-rsid="00155c34" fo:background-color="#ffffff" style:font-name-asian="arial" style:font-size-asian="9pt" style:font-style-asian="normal" style:font-weight-asian="normal"/>
    </style:style>
    <style:style style:name="P64" style:family="paragraph" style:parent-style-name="Preformatted_20_Text">
      <style:text-properties fo:font-variant="normal" fo:text-transform="none" fo:color="#000000" fo:letter-spacing="normal" officeooo:rsid="063fda5a" officeooo:paragraph-rsid="06810607" fo:background-color="#ffffff" style:font-name-asian="arial" style:font-size-asian="9pt" style:font-style-asian="normal" style:font-weight-asian="normal"/>
    </style:style>
    <style:style style:name="P65" style:family="paragraph" style:parent-style-name="Preformatted_20_Text">
      <style:text-properties fo:font-variant="normal" fo:text-transform="none" fo:color="#000000" fo:letter-spacing="normal" officeooo:rsid="063fda5a" officeooo:paragraph-rsid="069468fe" fo:background-color="#ffffff" style:font-name-asian="arial" style:font-size-asian="9pt" style:font-style-asian="normal" style:font-weight-asian="normal"/>
    </style:style>
    <style:style style:name="P66" style:family="paragraph" style:parent-style-name="Preformatted_20_Text">
      <style:text-properties fo:font-variant="normal" fo:text-transform="none" fo:color="#000000" fo:letter-spacing="normal" officeooo:rsid="06982b70" officeooo:paragraph-rsid="06a08de3" fo:background-color="#ffffff" style:font-name-asian="arial" style:font-size-asian="9pt" style:font-style-asian="normal" style:font-weight-asian="normal"/>
    </style:style>
    <style:style style:name="P67" style:family="paragraph" style:parent-style-name="Preformatted_20_Text">
      <style:text-properties fo:font-variant="normal" fo:text-transform="none" fo:color="#000000" fo:letter-spacing="normal" officeooo:rsid="06982b70" officeooo:paragraph-rsid="06d080fe" fo:background-color="#ffffff" style:font-name-asian="arial" style:font-size-asian="9pt" style:font-style-asian="normal" style:font-weight-asian="normal"/>
    </style:style>
    <style:style style:name="P68" style:family="paragraph" style:parent-style-name="Preformatted_20_Text">
      <style:text-properties fo:font-variant="normal" fo:text-transform="none" fo:color="#000000" fo:letter-spacing="normal" officeooo:rsid="06acaed9" officeooo:paragraph-rsid="06acaed9" fo:background-color="#ffffff" style:font-name-asian="arial" style:font-size-asian="9pt" style:font-style-asian="normal" style:font-weight-asian="normal"/>
    </style:style>
    <style:style style:name="P69" style:family="paragraph" style:parent-style-name="Preformatted_20_Text">
      <style:text-properties fo:font-variant="normal" fo:text-transform="none" fo:color="#800000" fo:letter-spacing="normal" officeooo:rsid="001447a3" officeooo:paragraph-rsid="06e0ad37" fo:background-color="#ffffff" style:font-name-asian="arial" style:font-size-asian="9pt" style:font-style-asian="normal" style:font-weight-asian="normal"/>
    </style:style>
    <style:style style:name="P70" style:family="paragraph" style:parent-style-name="Preformatted_20_Text">
      <style:text-properties fo:color="#000000" officeooo:rsid="001447a3" officeooo:paragraph-rsid="00155c34"/>
    </style:style>
    <style:style style:name="P71" style:family="paragraph" style:parent-style-name="Preformatted_20_Text">
      <style:text-properties fo:color="#000000" officeooo:rsid="001447a3" officeooo:paragraph-rsid="00278f20"/>
    </style:style>
    <style:style style:name="P72" style:family="paragraph" style:parent-style-name="Preformatted_20_Text">
      <style:text-properties fo:color="#000000" officeooo:rsid="001447a3" officeooo:paragraph-rsid="01835de1"/>
    </style:style>
    <style:style style:name="P73" style:family="paragraph" style:parent-style-name="Preformatted_20_Text">
      <style:text-properties fo:color="#000000" officeooo:rsid="001447a3" officeooo:paragraph-rsid="01a456fa"/>
    </style:style>
    <style:style style:name="P74" style:family="paragraph" style:parent-style-name="Preformatted_20_Text">
      <style:text-properties fo:color="#000000" officeooo:rsid="001447a3" officeooo:paragraph-rsid="01d43ebc"/>
    </style:style>
    <style:style style:name="P75" style:family="paragraph" style:parent-style-name="Preformatted_20_Text">
      <style:text-properties fo:color="#000000" officeooo:rsid="001447a3" officeooo:paragraph-rsid="00549b3a"/>
    </style:style>
    <style:style style:name="P76" style:family="paragraph" style:parent-style-name="Preformatted_20_Text">
      <style:text-properties fo:color="#000000" officeooo:rsid="001447a3" officeooo:paragraph-rsid="046ba193"/>
    </style:style>
    <style:style style:name="P77" style:family="paragraph" style:parent-style-name="Preformatted_20_Text">
      <style:text-properties fo:color="#000000" officeooo:rsid="001447a3" officeooo:paragraph-rsid="063a228a"/>
    </style:style>
    <style:style style:name="P78" style:family="paragraph" style:parent-style-name="Preformatted_20_Text">
      <style:text-properties fo:color="#000000" officeooo:rsid="001447a3" officeooo:paragraph-rsid="063fe414"/>
    </style:style>
    <style:style style:name="P79" style:family="paragraph" style:parent-style-name="Preformatted_20_Text">
      <style:text-properties fo:color="#000000" officeooo:rsid="001447a3" officeooo:paragraph-rsid="064addc9"/>
    </style:style>
    <style:style style:name="P80" style:family="paragraph" style:parent-style-name="Preformatted_20_Text">
      <style:text-properties fo:color="#000000" officeooo:rsid="001447a3" officeooo:paragraph-rsid="0658aeeb"/>
    </style:style>
    <style:style style:name="P81" style:family="paragraph" style:parent-style-name="Preformatted_20_Text">
      <style:text-properties fo:color="#000000" officeooo:rsid="001447a3" officeooo:paragraph-rsid="067abd96"/>
    </style:style>
    <style:style style:name="P82" style:family="paragraph" style:parent-style-name="Preformatted_20_Text">
      <style:text-properties fo:color="#000000" officeooo:rsid="001447a3" officeooo:paragraph-rsid="0691e969"/>
    </style:style>
    <style:style style:name="P83" style:family="paragraph" style:parent-style-name="Preformatted_20_Text">
      <style:text-properties fo:color="#000000" officeooo:rsid="001447a3" officeooo:paragraph-rsid="06921a6f"/>
    </style:style>
    <style:style style:name="P84" style:family="paragraph" style:parent-style-name="Preformatted_20_Text">
      <style:text-properties fo:color="#000000" officeooo:rsid="001447a3" officeooo:paragraph-rsid="0692cf36"/>
    </style:style>
    <style:style style:name="P85" style:family="paragraph" style:parent-style-name="Preformatted_20_Text">
      <style:text-properties fo:color="#000000" officeooo:rsid="001447a3" officeooo:paragraph-rsid="069468fe"/>
    </style:style>
    <style:style style:name="P86" style:family="paragraph" style:parent-style-name="Preformatted_20_Text">
      <style:text-properties fo:color="#000000" officeooo:rsid="001447a3" officeooo:paragraph-rsid="06448351"/>
    </style:style>
    <style:style style:name="P87" style:family="paragraph" style:parent-style-name="Preformatted_20_Text">
      <style:text-properties fo:color="#000000" officeooo:rsid="001447a3" officeooo:paragraph-rsid="03948af0"/>
    </style:style>
    <style:style style:name="P88" style:family="paragraph" style:parent-style-name="Preformatted_20_Text">
      <style:text-properties fo:color="#000000" officeooo:rsid="001447a3" officeooo:paragraph-rsid="069593fe"/>
    </style:style>
    <style:style style:name="P89" style:family="paragraph" style:parent-style-name="Preformatted_20_Text">
      <style:text-properties fo:color="#000000" officeooo:rsid="001447a3" officeooo:paragraph-rsid="06967993"/>
    </style:style>
    <style:style style:name="P90" style:family="paragraph" style:parent-style-name="Preformatted_20_Text">
      <style:text-properties fo:color="#000000" officeooo:rsid="001447a3" officeooo:paragraph-rsid="06982b70"/>
    </style:style>
    <style:style style:name="P91" style:family="paragraph" style:parent-style-name="Preformatted_20_Text">
      <style:text-properties fo:color="#000000" officeooo:rsid="001447a3" officeooo:paragraph-rsid="069950f4"/>
    </style:style>
    <style:style style:name="P92" style:family="paragraph" style:parent-style-name="Preformatted_20_Text">
      <style:text-properties fo:color="#000000" officeooo:rsid="001447a3" officeooo:paragraph-rsid="069adb1c"/>
    </style:style>
    <style:style style:name="P93" style:family="paragraph" style:parent-style-name="Preformatted_20_Text">
      <style:text-properties fo:color="#000000" officeooo:rsid="001447a3" officeooo:paragraph-rsid="069cb4f1"/>
    </style:style>
    <style:style style:name="P94" style:family="paragraph" style:parent-style-name="Preformatted_20_Text">
      <style:text-properties fo:color="#000000" officeooo:rsid="001447a3" officeooo:paragraph-rsid="069d7e94"/>
    </style:style>
    <style:style style:name="P95" style:family="paragraph" style:parent-style-name="Preformatted_20_Text">
      <style:text-properties fo:color="#000000" officeooo:rsid="001447a3" officeooo:paragraph-rsid="069e1f55"/>
    </style:style>
    <style:style style:name="P96" style:family="paragraph" style:parent-style-name="Preformatted_20_Text">
      <style:text-properties fo:color="#000000" officeooo:rsid="001447a3" officeooo:paragraph-rsid="069efaad"/>
    </style:style>
    <style:style style:name="P97" style:family="paragraph" style:parent-style-name="Preformatted_20_Text">
      <style:text-properties fo:color="#000000" officeooo:rsid="001447a3" officeooo:paragraph-rsid="06a04c51"/>
    </style:style>
    <style:style style:name="P98" style:family="paragraph" style:parent-style-name="Preformatted_20_Text">
      <style:text-properties fo:color="#000000" officeooo:rsid="001447a3" officeooo:paragraph-rsid="06a08de3"/>
    </style:style>
    <style:style style:name="P99" style:family="paragraph" style:parent-style-name="Preformatted_20_Text">
      <style:text-properties fo:color="#000000" officeooo:rsid="001447a3" officeooo:paragraph-rsid="06a1e2f3"/>
    </style:style>
    <style:style style:name="P100" style:family="paragraph" style:parent-style-name="Preformatted_20_Text">
      <style:text-properties fo:color="#000000" officeooo:rsid="001447a3" officeooo:paragraph-rsid="06a385e2"/>
    </style:style>
    <style:style style:name="P101" style:family="paragraph" style:parent-style-name="Preformatted_20_Text">
      <style:text-properties fo:color="#000000" officeooo:rsid="001447a3" officeooo:paragraph-rsid="06a4b6bf"/>
    </style:style>
    <style:style style:name="P102" style:family="paragraph" style:parent-style-name="Preformatted_20_Text">
      <style:text-properties fo:color="#000000" officeooo:rsid="001447a3" officeooo:paragraph-rsid="06a999a6"/>
    </style:style>
    <style:style style:name="P103" style:family="paragraph" style:parent-style-name="Preformatted_20_Text">
      <style:text-properties fo:color="#000000" officeooo:rsid="001447a3" officeooo:paragraph-rsid="06aac286"/>
    </style:style>
    <style:style style:name="P104" style:family="paragraph" style:parent-style-name="Preformatted_20_Text">
      <style:text-properties fo:color="#000000" officeooo:rsid="001447a3" officeooo:paragraph-rsid="06abe1e2"/>
    </style:style>
    <style:style style:name="P105" style:family="paragraph" style:parent-style-name="Preformatted_20_Text">
      <style:text-properties fo:color="#000000" officeooo:rsid="001447a3" officeooo:paragraph-rsid="06acaed9"/>
    </style:style>
    <style:style style:name="P106" style:family="paragraph" style:parent-style-name="Preformatted_20_Text">
      <style:text-properties fo:color="#000000" officeooo:rsid="001447a3" officeooo:paragraph-rsid="06b798a4"/>
    </style:style>
    <style:style style:name="P107" style:family="paragraph" style:parent-style-name="Preformatted_20_Text">
      <style:text-properties fo:color="#000000" officeooo:rsid="001447a3" officeooo:paragraph-rsid="06bdc5b9"/>
    </style:style>
    <style:style style:name="P108" style:family="paragraph" style:parent-style-name="Preformatted_20_Text">
      <style:text-properties fo:color="#000000" officeooo:rsid="001447a3" officeooo:paragraph-rsid="06cde2c2"/>
    </style:style>
    <style:style style:name="P109" style:family="paragraph" style:parent-style-name="Preformatted_20_Text">
      <style:text-properties fo:color="#000000" officeooo:rsid="001447a3" officeooo:paragraph-rsid="06cf2748"/>
    </style:style>
    <style:style style:name="P110" style:family="paragraph" style:parent-style-name="Preformatted_20_Text">
      <style:text-properties fo:color="#000000" officeooo:rsid="001447a3" officeooo:paragraph-rsid="06a8c9f2"/>
    </style:style>
    <style:style style:name="P111" style:family="paragraph" style:parent-style-name="Preformatted_20_Text">
      <style:text-properties fo:color="#000000" officeooo:rsid="001447a3" officeooo:paragraph-rsid="06d080fe"/>
    </style:style>
    <style:style style:name="P112" style:family="paragraph" style:parent-style-name="Preformatted_20_Text">
      <style:text-properties fo:color="#000000" officeooo:rsid="001447a3" officeooo:paragraph-rsid="06d440a1"/>
    </style:style>
    <style:style style:name="P113" style:family="paragraph" style:parent-style-name="Preformatted_20_Text">
      <style:text-properties fo:color="#000000" officeooo:rsid="001447a3" officeooo:paragraph-rsid="06d64197"/>
    </style:style>
    <style:style style:name="P114" style:family="paragraph" style:parent-style-name="Preformatted_20_Text">
      <style:text-properties fo:color="#000000" officeooo:rsid="001447a3" officeooo:paragraph-rsid="06e0ad37"/>
    </style:style>
    <style:style style:name="P115" style:family="paragraph" style:parent-style-name="Preformatted_20_Text">
      <style:text-properties fo:color="#000000" officeooo:rsid="001447a3" officeooo:paragraph-rsid="06e7f43f"/>
    </style:style>
    <style:style style:name="P116" style:family="paragraph" style:parent-style-name="Preformatted_20_Text">
      <style:text-properties fo:color="#000000" officeooo:rsid="001447a3" officeooo:paragraph-rsid="06e82522"/>
    </style:style>
    <style:style style:name="P117" style:family="paragraph" style:parent-style-name="Preformatted_20_Text">
      <style:text-properties fo:color="#000000" officeooo:rsid="001447a3" officeooo:paragraph-rsid="06e91508"/>
    </style:style>
    <style:style style:name="P118" style:family="paragraph" style:parent-style-name="Preformatted_20_Text">
      <style:text-properties fo:color="#000000" officeooo:rsid="001447a3" officeooo:paragraph-rsid="06edb76c"/>
    </style:style>
    <style:style style:name="P119" style:family="paragraph" style:parent-style-name="Preformatted_20_Text">
      <style:text-properties fo:color="#000000" officeooo:rsid="001447a3" officeooo:paragraph-rsid="06f0a27f"/>
    </style:style>
    <style:style style:name="P120" style:family="paragraph" style:parent-style-name="Preformatted_20_Text">
      <style:text-properties fo:color="#000000" officeooo:rsid="001447a3" officeooo:paragraph-rsid="06f18089"/>
    </style:style>
    <style:style style:name="P121" style:family="paragraph" style:parent-style-name="Preformatted_20_Text">
      <style:text-properties fo:color="#000000" officeooo:rsid="001447a3" officeooo:paragraph-rsid="06ffa6e5"/>
    </style:style>
    <style:style style:name="P122" style:family="paragraph" style:parent-style-name="Preformatted_20_Text">
      <style:text-properties fo:color="#000000" officeooo:rsid="001447a3" officeooo:paragraph-rsid="0707c5f6"/>
    </style:style>
    <style:style style:name="P123" style:family="paragraph" style:parent-style-name="Preformatted_20_Text">
      <style:text-properties fo:color="#000000" officeooo:rsid="001447a3" officeooo:paragraph-rsid="0709789c"/>
    </style:style>
    <style:style style:name="P124" style:family="paragraph" style:parent-style-name="Preformatted_20_Text">
      <style:text-properties fo:color="#000000" officeooo:rsid="001447a3" officeooo:paragraph-rsid="0709d05b"/>
    </style:style>
    <style:style style:name="P125" style:family="paragraph" style:parent-style-name="Preformatted_20_Text">
      <style:text-properties fo:color="#000000" officeooo:rsid="001447a3" officeooo:paragraph-rsid="070b7179"/>
    </style:style>
    <style:style style:name="P126" style:family="paragraph" style:parent-style-name="Preformatted_20_Text">
      <style:text-properties fo:color="#000000" officeooo:rsid="001447a3" officeooo:paragraph-rsid="070d0696"/>
    </style:style>
    <style:style style:name="P127" style:family="paragraph" style:parent-style-name="Preformatted_20_Text">
      <style:text-properties fo:color="#000000" officeooo:rsid="001447a3" officeooo:paragraph-rsid="070e3102"/>
    </style:style>
    <style:style style:name="P128" style:family="paragraph" style:parent-style-name="Preformatted_20_Text">
      <style:text-properties fo:color="#000000" officeooo:rsid="001447a3" officeooo:paragraph-rsid="070ee5cb"/>
    </style:style>
    <style:style style:name="P129" style:family="paragraph" style:parent-style-name="Preformatted_20_Text">
      <style:text-properties fo:color="#000000" officeooo:rsid="001447a3" officeooo:paragraph-rsid="070fce8c"/>
    </style:style>
    <style:style style:name="P130" style:family="paragraph" style:parent-style-name="Preformatted_20_Text">
      <style:text-properties fo:color="#000000" officeooo:rsid="001447a3" officeooo:paragraph-rsid="071129c0"/>
    </style:style>
    <style:style style:name="P131" style:family="paragraph" style:parent-style-name="Preformatted_20_Text">
      <style:text-properties fo:color="#000000" officeooo:rsid="001447a3" officeooo:paragraph-rsid="0712a442"/>
    </style:style>
    <style:style style:name="P132" style:family="paragraph" style:parent-style-name="Preformatted_20_Text">
      <style:text-properties fo:color="#000000" officeooo:rsid="001447a3" officeooo:paragraph-rsid="07147fef"/>
    </style:style>
    <style:style style:name="P133" style:family="paragraph" style:parent-style-name="Preformatted_20_Text">
      <style:text-properties fo:color="#000000" officeooo:rsid="001447a3" officeooo:paragraph-rsid="07216980"/>
    </style:style>
    <style:style style:name="P134" style:family="paragraph" style:parent-style-name="Preformatted_20_Text">
      <style:text-properties fo:color="#000000" officeooo:rsid="001447a3" officeooo:paragraph-rsid="0723f3dc"/>
    </style:style>
    <style:style style:name="P135" style:family="paragraph" style:parent-style-name="Preformatted_20_Text">
      <style:text-properties fo:color="#000000" officeooo:rsid="069950f4" officeooo:paragraph-rsid="069950f4"/>
    </style:style>
    <style:style style:name="P136" style:family="paragraph" style:parent-style-name="Preformatted_20_Text">
      <style:text-properties fo:color="#000000" officeooo:rsid="069950f4" officeooo:paragraph-rsid="069a49cf"/>
    </style:style>
    <style:style style:name="P137" style:family="paragraph" style:parent-style-name="Preformatted_20_Text">
      <style:text-properties fo:color="#000000" officeooo:rsid="069950f4" officeooo:paragraph-rsid="069adb1c"/>
    </style:style>
    <style:style style:name="P138" style:family="paragraph" style:parent-style-name="Preformatted_20_Text">
      <style:text-properties fo:color="#000000" officeooo:rsid="001447a3" officeooo:paragraph-rsid="06a08de3" fo:background-color="#ffffff"/>
    </style:style>
    <style:style style:name="P139" style:family="paragraph" style:parent-style-name="Preformatted_20_Text">
      <style:text-properties fo:color="#000000" officeooo:rsid="001447a3" officeooo:paragraph-rsid="06a6db91" fo:background-color="#ffffff"/>
    </style:style>
    <style:style style:name="P140" style:family="paragraph" style:parent-style-name="Preformatted_20_Text">
      <style:text-properties fo:color="#000000" officeooo:rsid="001447a3" officeooo:paragraph-rsid="06a8c9f2" fo:background-color="#ffffff"/>
    </style:style>
    <style:style style:name="P141" style:family="paragraph" style:parent-style-name="Preformatted_20_Text">
      <style:text-properties fo:color="#000000" officeooo:rsid="001447a3" officeooo:paragraph-rsid="06b798a4" fo:background-color="#ffffff"/>
    </style:style>
    <style:style style:name="P142" style:family="paragraph" style:parent-style-name="Preformatted_20_Text">
      <style:text-properties fo:color="#000000" officeooo:rsid="001447a3" officeooo:paragraph-rsid="06d080fe" fo:background-color="#ffffff"/>
    </style:style>
    <style:style style:name="P143" style:family="paragraph" style:parent-style-name="Preformatted_20_Text">
      <style:text-properties fo:color="#000000" officeooo:rsid="001447a3" officeooo:paragraph-rsid="06f0a27f" fo:background-color="#ffffff"/>
    </style:style>
    <style:style style:name="P144" style:family="paragraph" style:parent-style-name="Preformatted_20_Text">
      <style:text-properties fo:color="#000000" officeooo:rsid="001447a3" officeooo:paragraph-rsid="07012228" fo:background-color="#ffffff"/>
    </style:style>
    <style:style style:name="P145" style:family="paragraph" style:parent-style-name="Preformatted_20_Text">
      <style:text-properties fo:color="#000000" officeooo:rsid="001447a3" officeooo:paragraph-rsid="070b7179" fo:background-color="#ffffff"/>
    </style:style>
    <style:style style:name="P146" style:family="paragraph" style:parent-style-name="Preformatted_20_Text">
      <style:text-properties fo:color="#000000" officeooo:rsid="001447a3" officeooo:paragraph-rsid="070d0696" fo:background-color="#ffffff"/>
    </style:style>
    <style:style style:name="P147" style:family="paragraph" style:parent-style-name="Preformatted_20_Text">
      <style:text-properties fo:color="#000000" officeooo:rsid="001447a3" officeooo:paragraph-rsid="071129c0" fo:background-color="#ffffff"/>
    </style:style>
    <style:style style:name="P148" style:family="paragraph" style:parent-style-name="Preformatted_20_Text">
      <style:text-properties fo:color="#000000" officeooo:rsid="06b798a4" officeooo:paragraph-rsid="06b798a4"/>
    </style:style>
    <style:style style:name="P149" style:family="paragraph" style:parent-style-name="Preformatted_20_Text">
      <style:text-properties fo:color="#000000" officeooo:rsid="0691e969" officeooo:paragraph-rsid="06f18089"/>
    </style:style>
    <style:style style:name="P150" style:family="paragraph" style:parent-style-name="Preformatted_20_Text">
      <style:text-properties fo:color="#000000" officeooo:paragraph-rsid="0707c5f6"/>
    </style:style>
    <style:style style:name="P151" style:family="paragraph" style:parent-style-name="Preformatted_20_Text">
      <style:text-properties fo:color="#000000" officeooo:paragraph-rsid="0709789c"/>
    </style:style>
    <style:style style:name="P152" style:family="paragraph" style:parent-style-name="Preformatted_20_Text">
      <style:text-properties fo:color="#000000" officeooo:paragraph-rsid="069593fe"/>
    </style:style>
    <style:style style:name="P153" style:family="paragraph" style:parent-style-name="Preformatted_20_Text">
      <style:text-properties fo:color="#000000" officeooo:paragraph-rsid="0709d05b"/>
    </style:style>
    <style:style style:name="P154" style:family="paragraph" style:parent-style-name="Preformatted_20_Text">
      <style:text-properties fo:color="#000000" officeooo:paragraph-rsid="070b7179"/>
    </style:style>
    <style:style style:name="P155" style:family="paragraph" style:parent-style-name="Preformatted_20_Text">
      <style:text-properties fo:color="#000000" officeooo:paragraph-rsid="070d0696"/>
    </style:style>
    <style:style style:name="P156" style:family="paragraph" style:parent-style-name="Preformatted_20_Text">
      <style:text-properties fo:color="#000000" officeooo:paragraph-rsid="070e3102"/>
    </style:style>
    <style:style style:name="P157" style:family="paragraph" style:parent-style-name="Preformatted_20_Text">
      <style:text-properties fo:color="#000000" officeooo:paragraph-rsid="070ee5cb"/>
    </style:style>
    <style:style style:name="P158" style:family="paragraph" style:parent-style-name="Preformatted_20_Text">
      <style:text-properties fo:color="#000000" officeooo:paragraph-rsid="070fce8c"/>
    </style:style>
    <style:style style:name="P159" style:family="paragraph" style:parent-style-name="Preformatted_20_Text">
      <style:text-properties fo:color="#000000" officeooo:paragraph-rsid="071129c0"/>
    </style:style>
    <style:style style:name="P160" style:family="paragraph" style:parent-style-name="Preformatted_20_Text">
      <style:text-properties fo:color="#000000" officeooo:paragraph-rsid="0712a442"/>
    </style:style>
    <style:style style:name="P161" style:family="paragraph" style:parent-style-name="Preformatted_20_Text">
      <style:text-properties fo:color="#000000" officeooo:paragraph-rsid="0713eee6"/>
    </style:style>
    <style:style style:name="P162" style:family="paragraph" style:parent-style-name="Preformatted_20_Text">
      <style:text-properties fo:color="#000000" officeooo:paragraph-rsid="07216980"/>
    </style:style>
    <style:style style:name="P163" style:family="paragraph" style:parent-style-name="Preformatted_20_Text">
      <style:text-properties fo:color="#000000" officeooo:rsid="001447a3" officeooo:paragraph-rsid="0713eee6" fo:background-color="#ccff00"/>
    </style:style>
    <style:style style:name="P164" style:family="paragraph" style:parent-style-name="Preformatted_20_Text">
      <style:text-properties fo:color="#000000" officeooo:paragraph-rsid="0726266f"/>
    </style:style>
    <style:style style:name="P165" style:family="paragraph" style:parent-style-name="Preformatted_20_Text">
      <style:text-properties fo:color="#000000" officeooo:paragraph-rsid="0724f060"/>
    </style:style>
    <style:style style:name="P166" style:family="paragraph" style:parent-style-name="Preformatted_20_Text">
      <style:text-properties officeooo:paragraph-rsid="05d013fa"/>
    </style:style>
    <style:style style:name="P167" style:family="paragraph" style:parent-style-name="Preformatted_20_Text">
      <style:text-properties officeooo:paragraph-rsid="0691e969"/>
    </style:style>
    <style:style style:name="P168" style:family="paragraph" style:parent-style-name="Preformatted_20_Text">
      <style:text-properties officeooo:paragraph-rsid="0692cf36"/>
    </style:style>
    <style:style style:name="P169" style:family="paragraph" style:parent-style-name="Preformatted_20_Text">
      <style:text-properties officeooo:paragraph-rsid="069468fe"/>
    </style:style>
    <style:style style:name="P170" style:family="paragraph" style:parent-style-name="Preformatted_20_Text">
      <style:text-properties officeooo:paragraph-rsid="06967993"/>
    </style:style>
    <style:style style:name="P171" style:family="paragraph" style:parent-style-name="Preformatted_20_Text">
      <style:text-properties officeooo:paragraph-rsid="069950f4"/>
    </style:style>
    <style:style style:name="P172" style:family="paragraph" style:parent-style-name="Preformatted_20_Text">
      <style:text-properties officeooo:paragraph-rsid="069cb4f1"/>
    </style:style>
    <style:style style:name="P173" style:family="paragraph" style:parent-style-name="Preformatted_20_Text">
      <style:text-properties officeooo:paragraph-rsid="069d7e94"/>
    </style:style>
    <style:style style:name="P174" style:family="paragraph" style:parent-style-name="Preformatted_20_Text">
      <style:text-properties officeooo:paragraph-rsid="069e1f55"/>
    </style:style>
    <style:style style:name="P175" style:family="paragraph" style:parent-style-name="Preformatted_20_Text">
      <style:text-properties officeooo:paragraph-rsid="069efaad"/>
    </style:style>
    <style:style style:name="P176" style:family="paragraph" style:parent-style-name="Preformatted_20_Text">
      <style:text-properties fo:color="#800000" officeooo:rsid="001447a3" officeooo:paragraph-rsid="069e1f55"/>
    </style:style>
    <style:style style:name="P177" style:family="paragraph" style:parent-style-name="Preformatted_20_Text">
      <style:text-properties fo:color="#000000" officeooo:rsid="001447a3" officeooo:paragraph-rsid="06f105d3"/>
    </style:style>
    <style:style style:name="P178" style:family="paragraph" style:parent-style-name="Preformatted_20_Text">
      <style:text-properties fo:color="#000000" officeooo:rsid="001447a3" officeooo:paragraph-rsid="072eb222"/>
    </style:style>
    <style:style style:name="P179" style:family="paragraph" style:parent-style-name="Preformatted_20_Text">
      <style:text-properties fo:color="#000000" officeooo:paragraph-rsid="072eb222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63780ef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3a228a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921a6f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692cf36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691e969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69468fe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69593fe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6967993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6982b70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69950f4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69cb4f1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69d7e94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officeooo:rsid="069e1f55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69efaad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letter-spacing="normal" officeooo:rsid="069efaad" style:font-name-asian="arial" style:font-size-asian="9pt" style:font-style-asian="normal" style:font-weight-asian="normal" fo:background-color="#ffffff"/>
    </style:style>
    <style:style style:name="T20" style:family="text">
      <style:text-properties fo:font-variant="normal" fo:text-transform="none" fo:letter-spacing="normal" officeooo:rsid="06a04c51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letter-spacing="normal" officeooo:rsid="06a08de3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letter-spacing="normal" officeooo:rsid="06a1e2f3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letter-spacing="normal" officeooo:rsid="06a385e2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letter-spacing="normal" officeooo:rsid="06a4b6bf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letter-spacing="normal" officeooo:rsid="0656f466" style:font-name-asian="arial" style:font-size-asian="9pt" style:font-style-asian="normal" style:font-weight-asian="normal"/>
    </style:style>
    <style:style style:name="T26" style:family="text">
      <style:text-properties fo:font-variant="normal" fo:text-transform="none" fo:letter-spacing="normal" officeooo:rsid="06a6db91" style:font-name-asian="arial" style:font-size-asian="9pt" style:font-style-asian="normal" style:font-weight-asian="normal"/>
    </style:style>
    <style:style style:name="T27" style:family="text">
      <style:text-properties fo:font-variant="normal" fo:text-transform="none" fo:letter-spacing="normal" officeooo:rsid="06a8c9f2" style:font-name-asian="arial" style:font-size-asian="9pt" style:font-style-asian="normal" style:font-weight-asian="normal"/>
    </style:style>
    <style:style style:name="T28" style:family="text">
      <style:text-properties fo:font-variant="normal" fo:text-transform="none" fo:letter-spacing="normal" officeooo:rsid="06a999a6" style:font-name-asian="arial" style:font-size-asian="9pt" style:font-style-asian="normal" style:font-weight-asian="normal"/>
    </style:style>
    <style:style style:name="T29" style:family="text">
      <style:text-properties fo:font-variant="normal" fo:text-transform="none" fo:letter-spacing="normal" officeooo:rsid="06aac286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letter-spacing="normal" officeooo:rsid="06ae4578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letter-spacing="normal" officeooo:rsid="06b798a4" style:font-name-asian="arial" style:font-size-asian="9pt" style:font-style-asian="normal" style:font-weight-asian="normal"/>
    </style:style>
    <style:style style:name="T32" style:family="text">
      <style:text-properties fo:font-variant="normal" fo:text-transform="none" fo:letter-spacing="normal" officeooo:rsid="06bdc5b9" style:font-name-asian="arial" style:font-size-asian="9pt" style:font-style-asian="normal" style:font-weight-asian="normal"/>
    </style:style>
    <style:style style:name="T33" style:family="text">
      <style:text-properties fo:font-variant="normal" fo:text-transform="none" fo:letter-spacing="normal" officeooo:rsid="06cf2748" style:font-name-asian="arial" style:font-size-asian="9pt" style:font-style-asian="normal" style:font-weight-asian="normal"/>
    </style:style>
    <style:style style:name="T34" style:family="text">
      <style:text-properties fo:font-variant="normal" fo:text-transform="none" fo:letter-spacing="normal" officeooo:rsid="06d080fe" style:font-name-asian="arial" style:font-size-asian="9pt" style:font-style-asian="normal" style:font-weight-asian="normal"/>
    </style:style>
    <style:style style:name="T35" style:family="text">
      <style:text-properties fo:font-variant="normal" fo:text-transform="none" fo:letter-spacing="normal" officeooo:rsid="06d440a1" style:font-name-asian="arial" style:font-size-asian="9pt" style:font-style-asian="normal" style:font-weight-asian="normal"/>
    </style:style>
    <style:style style:name="T36" style:family="text">
      <style:text-properties fo:font-variant="normal" fo:text-transform="none" fo:letter-spacing="normal" officeooo:rsid="06e91508" style:font-name-asian="arial" style:font-size-asian="9pt" style:font-style-asian="normal" style:font-weight-asian="normal"/>
    </style:style>
    <style:style style:name="T37" style:family="text">
      <style:text-properties fo:font-variant="normal" fo:text-transform="none" fo:letter-spacing="normal" officeooo:rsid="06eac4d8" style:font-name-asian="arial" style:font-size-asian="9pt" style:font-style-asian="normal" style:font-weight-asian="normal"/>
    </style:style>
    <style:style style:name="T38" style:family="text">
      <style:text-properties fo:font-variant="normal" fo:text-transform="none" fo:letter-spacing="normal" officeooo:rsid="06edb76c" style:font-name-asian="arial" style:font-size-asian="9pt" style:font-style-asian="normal" style:font-weight-asian="normal"/>
    </style:style>
    <style:style style:name="T39" style:family="text">
      <style:text-properties fo:font-variant="normal" fo:text-transform="none" fo:letter-spacing="normal" officeooo:rsid="06f0a27f" style:font-name-asian="arial" style:font-size-asian="9pt" style:font-style-asian="normal" style:font-weight-asian="normal"/>
    </style:style>
    <style:style style:name="T40" style:family="text">
      <style:text-properties fo:font-variant="normal" fo:text-transform="none" fo:letter-spacing="normal" officeooo:rsid="06f18089" style:font-name-asian="arial" style:font-size-asian="9pt" style:font-style-asian="normal" style:font-weight-asian="normal"/>
    </style:style>
    <style:style style:name="T41" style:family="text">
      <style:text-properties fo:font-variant="normal" fo:text-transform="none" fo:letter-spacing="normal" officeooo:rsid="0709789c" style:font-name-asian="arial" style:font-size-asian="9pt" style:font-style-asian="normal" style:font-weight-asian="normal"/>
    </style:style>
    <style:style style:name="T42" style:family="text">
      <style:text-properties fo:font-variant="normal" fo:text-transform="none" fo:letter-spacing="normal" officeooo:rsid="070ee5cb" style:font-name-asian="arial" style:font-size-asian="9pt" style:font-style-asian="normal" style:font-weight-asian="normal"/>
    </style:style>
    <style:style style:name="T43" style:family="text">
      <style:text-properties fo:font-variant="normal" fo:text-transform="none" fo:letter-spacing="normal" officeooo:rsid="071129c0" style:font-name-asian="arial" style:font-size-asian="9pt" style:font-style-asian="normal" style:font-weight-asian="normal"/>
    </style:style>
    <style:style style:name="T44" style:family="text">
      <style:text-properties fo:font-variant="normal" fo:text-transform="none" fo:letter-spacing="normal" style:font-name-asian="arial" style:font-size-asian="9pt" style:font-style-asian="normal" style:font-weight-asian="normal" fo:background-color="#ffffff"/>
    </style:style>
    <style:style style:name="T45" style:family="text">
      <style:text-properties fo:font-variant="normal" fo:text-transform="none" fo:letter-spacing="normal" officeooo:rsid="072aa5e5" style:font-name-asian="arial" style:font-size-asian="9pt" style:font-style-asian="normal" style:font-weight-asian="normal"/>
    </style:style>
    <style:style style:name="T46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47" style:family="text">
      <style:text-properties fo:font-variant="normal" fo:text-transform="none" fo:letter-spacing="normal" officeooo:rsid="069efaad" fo:background-color="#ffffff" loext:char-shading-value="0" style:font-name-asian="arial" style:font-size-asian="9pt" style:font-style-asian="normal" style:font-weight-asian="normal"/>
    </style:style>
    <style:style style:name="T48" style:family="text">
      <style:text-properties fo:font-variant="normal" fo:text-transform="none" fo:letter-spacing="normal" officeooo:rsid="063fda5a" fo:background-color="#ffffff" loext:char-shading-value="0" style:font-name-asian="arial" style:font-size-asian="9pt" style:font-style-asian="normal" style:font-weight-asian="normal"/>
    </style:style>
    <style:style style:name="T49" style:family="text">
      <style:text-properties fo:font-variant="normal" fo:text-transform="none" fo:letter-spacing="normal" officeooo:rsid="0692cf36" fo:background-color="#ffffff" loext:char-shading-value="0" style:font-name-asian="arial" style:font-size-asian="9pt" style:font-style-asian="normal" style:font-weight-asian="normal"/>
    </style:style>
    <style:style style:name="T50" style:family="text">
      <style:text-properties fo:font-variant="normal" fo:text-transform="none" fo:letter-spacing="normal" officeooo:rsid="063fe414" fo:background-color="#ffffff" loext:char-shading-value="0" style:font-name-asian="arial" style:font-size-asian="9pt" style:font-style-asian="normal" style:font-weight-asian="normal"/>
    </style:style>
    <style:style style:name="T51" style:family="text">
      <style:text-properties fo:font-variant="normal" fo:text-transform="none" fo:letter-spacing="normal" officeooo:rsid="06abe1e2" fo:background-color="#ffffff" loext:char-shading-value="0" style:font-name-asian="arial" style:font-size-asian="9pt" style:font-style-asian="normal" style:font-weight-asian="normal"/>
    </style:style>
    <style:style style:name="T52" style:family="text">
      <style:text-properties fo:font-variant="normal" fo:text-transform="none" fo:letter-spacing="normal" officeooo:rsid="06acaed9" fo:background-color="#ffffff" loext:char-shading-value="0" style:font-name-asian="arial" style:font-size-asian="9pt" style:font-style-asian="normal" style:font-weight-asian="normal"/>
    </style:style>
    <style:style style:name="T53" style:family="text">
      <style:text-properties fo:font-variant="normal" fo:text-transform="none" fo:letter-spacing="normal" officeooo:rsid="069468fe" fo:background-color="#ffffff" loext:char-shading-value="0" style:font-name-asian="arial" style:font-size-asian="9pt" style:font-style-asian="normal" style:font-weight-asian="normal"/>
    </style:style>
    <style:style style:name="T54" style:family="text">
      <style:text-properties fo:font-variant="normal" fo:text-transform="none" fo:letter-spacing="normal" officeooo:rsid="0707c5f6" fo:background-color="#ffffff" loext:char-shading-value="0" style:font-name-asian="arial" style:font-size-asian="9pt" style:font-style-asian="normal" style:font-weight-asian="normal"/>
    </style:style>
    <style:style style:name="T55" style:family="text">
      <style:text-properties fo:font-variant="normal" fo:text-transform="none" fo:letter-spacing="normal" officeooo:rsid="001447a3" fo:background-color="#ffffff" loext:char-shading-value="0" style:font-name-asian="arial" style:font-size-asian="9pt" style:font-style-asian="normal" style:font-weight-asian="normal"/>
    </style:style>
    <style:style style:name="T56" style:family="text">
      <style:text-properties fo:font-variant="normal" fo:text-transform="none" fo:letter-spacing="normal" officeooo:rsid="06982b70" fo:background-color="#ffffff" loext:char-shading-value="0" style:font-name-asian="arial" style:font-size-asian="9pt" style:font-style-asian="normal" style:font-weight-asian="normal"/>
    </style:style>
    <style:style style:name="T57" style:family="text">
      <style:text-properties fo:font-variant="normal" fo:text-transform="none" fo:letter-spacing="normal" officeooo:rsid="06f0a27f" fo:background-color="#ffffff" loext:char-shading-value="0" style:font-name-asian="arial" style:font-size-asian="9pt" style:font-style-asian="normal" style:font-weight-asian="normal"/>
    </style:style>
    <style:style style:name="T58" style:family="text">
      <style:text-properties fo:font-variant="normal" fo:text-transform="none" fo:letter-spacing="normal" officeooo:rsid="07258d42" fo:background-color="#ffffff" loext:char-shading-value="0" style:font-name-asian="arial" style:font-size-asian="9pt" style:font-style-asian="normal" style:font-weight-asian="normal"/>
    </style:style>
    <style:style style:name="T59" style:family="text">
      <style:text-properties fo:font-variant="normal" fo:text-transform="none" fo:letter-spacing="normal" fo:background-color="#ffff00" loext:char-shading-value="0" style:font-name-asian="arial" style:font-size-asian="9pt" style:font-style-asian="normal" style:font-weight-asian="normal"/>
    </style:style>
    <style:style style:name="T60" style:family="text">
      <style:text-properties fo:font-variant="normal" fo:text-transform="none" fo:letter-spacing="normal" officeooo:rsid="064addc9" fo:background-color="#ffff00" loext:char-shading-value="0" style:font-name-asian="arial" style:font-size-asian="9pt" style:font-style-asian="normal" style:font-weight-asian="normal"/>
    </style:style>
    <style:style style:name="T61" style:family="text">
      <style:text-properties fo:font-variant="normal" fo:text-transform="none" fo:letter-spacing="normal" officeooo:rsid="063fe414" fo:background-color="#ffff00" loext:char-shading-value="0" style:font-name-asian="arial" style:font-size-asian="9pt" style:font-style-asian="normal" style:font-weight-asian="normal"/>
    </style:style>
    <style:style style:name="T62" style:family="text">
      <style:text-properties fo:font-variant="normal" fo:text-transform="none" fo:letter-spacing="normal" officeooo:rsid="06967993" fo:background-color="#ffff00" loext:char-shading-value="0" style:font-name-asian="arial" style:font-size-asian="9pt" style:font-style-asian="normal" style:font-weight-asian="normal"/>
    </style:style>
    <style:style style:name="T63" style:family="text">
      <style:text-properties fo:font-variant="normal" fo:text-transform="none" fo:letter-spacing="normal" officeooo:rsid="001447a3" fo:background-color="#ffff00" loext:char-shading-value="0" style:font-name-asian="arial" style:font-size-asian="9pt" style:font-style-asian="normal" style:font-weight-asian="normal"/>
    </style:style>
    <style:style style:name="T64" style:family="text">
      <style:text-properties fo:font-variant="normal" fo:text-transform="none" fo:letter-spacing="normal" officeooo:rsid="06a04c51" fo:background-color="#ffff00" loext:char-shading-value="0" style:font-name-asian="arial" style:font-size-asian="9pt" style:font-style-asian="normal" style:font-weight-asian="normal"/>
    </style:style>
    <style:style style:name="T65" style:family="text">
      <style:text-properties fo:font-variant="normal" fo:text-transform="none" fo:letter-spacing="normal" officeooo:rsid="06abe1e2" fo:background-color="#ffff00" loext:char-shading-value="0" style:font-name-asian="arial" style:font-size-asian="9pt" style:font-style-asian="normal" style:font-weight-asian="normal"/>
    </style:style>
    <style:style style:name="T66" style:family="text">
      <style:text-properties fo:font-variant="normal" fo:text-transform="none" fo:letter-spacing="normal" officeooo:rsid="06acaed9" fo:background-color="#ffff00" loext:char-shading-value="0" style:font-name-asian="arial" style:font-size-asian="9pt" style:font-style-asian="normal" style:font-weight-asian="normal"/>
    </style:style>
    <style:style style:name="T67" style:family="text">
      <style:text-properties fo:font-variant="normal" fo:text-transform="none" fo:letter-spacing="normal" officeooo:rsid="06cf2748" fo:background-color="#ffff00" loext:char-shading-value="0" style:font-name-asian="arial" style:font-size-asian="9pt" style:font-style-asian="normal" style:font-weight-asian="normal"/>
    </style:style>
    <style:style style:name="T68" style:family="text">
      <style:text-properties fo:font-variant="normal" fo:text-transform="none" fo:letter-spacing="normal" officeooo:rsid="0656f466" fo:background-color="#ffff00" loext:char-shading-value="0" style:font-name-asian="arial" style:font-size-asian="9pt" style:font-style-asian="normal" style:font-weight-asian="normal"/>
    </style:style>
    <style:style style:name="T69" style:family="text">
      <style:text-properties fo:font-variant="normal" fo:text-transform="none" fo:letter-spacing="normal" officeooo:rsid="06aac286" fo:background-color="#ffff00" loext:char-shading-value="0" style:font-name-asian="arial" style:font-size-asian="9pt" style:font-style-asian="normal" style:font-weight-asian="normal"/>
    </style:style>
    <style:style style:name="T70" style:family="text">
      <style:text-properties fo:font-variant="normal" fo:text-transform="none" fo:letter-spacing="normal" officeooo:rsid="06dd683f" fo:background-color="#ffff00" loext:char-shading-value="0" style:font-name-asian="arial" style:font-size-asian="9pt" style:font-style-asian="normal" style:font-weight-asian="normal"/>
    </style:style>
    <style:style style:name="T71" style:family="text">
      <style:text-properties fo:font-variant="normal" fo:text-transform="none" fo:letter-spacing="normal" officeooo:rsid="06edb76c" fo:background-color="#ffff00" loext:char-shading-value="0" style:font-name-asian="arial" style:font-size-asian="9pt" style:font-style-asian="normal" style:font-weight-asian="normal"/>
    </style:style>
    <style:style style:name="T72" style:family="text">
      <style:text-properties fo:font-variant="normal" fo:text-transform="none" fo:letter-spacing="normal" officeooo:rsid="0726266f" fo:background-color="#ffff00" loext:char-shading-value="0" style:font-name-asian="arial" style:font-size-asian="9pt" style:font-style-asian="normal" style:font-weight-asian="normal"/>
    </style:style>
    <style:style style:name="T73" style:family="text">
      <style:text-properties fo:font-variant="normal" fo:text-transform="none" fo:letter-spacing="normal" officeooo:rsid="06f0a27f" fo:background-color="#ffff00" loext:char-shading-value="0" style:font-name-asian="arial" style:font-size-asian="9pt" style:font-style-asian="normal" style:font-weight-asian="normal"/>
    </style:style>
    <style:style style:name="T74" style:family="text">
      <style:text-properties fo:font-variant="normal" fo:text-transform="none" fo:letter-spacing="normal" fo:background-color="#00cc00" loext:char-shading-value="0" style:font-name-asian="arial" style:font-size-asian="9pt" style:font-style-asian="normal" style:font-weight-asian="normal"/>
    </style:style>
    <style:style style:name="T75" style:family="text">
      <style:text-properties fo:font-variant="normal" fo:text-transform="none" fo:letter-spacing="normal" officeooo:rsid="0656f466" fo:background-color="#00cc00" loext:char-shading-value="0" style:font-name-asian="arial" style:font-size-asian="9pt" style:font-style-asian="normal" style:font-weight-asian="normal"/>
    </style:style>
    <style:style style:name="T76" style:family="text">
      <style:text-properties fo:font-variant="normal" fo:text-transform="none" fo:letter-spacing="normal" officeooo:rsid="06d64197" fo:background-color="#00cc00" loext:char-shading-value="0" style:font-name-asian="arial" style:font-size-asian="9pt" style:font-style-asian="normal" style:font-weight-asian="normal"/>
    </style:style>
    <style:style style:name="T77" style:family="text">
      <style:text-properties fo:font-variant="normal" fo:text-transform="none" fo:letter-spacing="normal" officeooo:rsid="001447a3" fo:background-color="#00cc00" loext:char-shading-value="0" style:font-name-asian="arial" style:font-size-asian="9pt" style:font-style-asian="normal" style:font-weight-asian="normal"/>
    </style:style>
    <style:style style:name="T78" style:family="text">
      <style:text-properties fo:font-variant="normal" fo:text-transform="none" fo:letter-spacing="normal" fo:background-color="#00ffff" loext:char-shading-value="0" style:font-name-asian="arial" style:font-size-asian="9pt" style:font-style-asian="normal" style:font-weight-asian="normal"/>
    </style:style>
    <style:style style:name="T79" style:family="text">
      <style:text-properties fo:font-variant="normal" fo:text-transform="none" fo:letter-spacing="normal" officeooo:rsid="06ca98c5" fo:background-color="#00ffff" loext:char-shading-value="0" style:font-name-asian="arial" style:font-size-asian="9pt" style:font-style-asian="normal" style:font-weight-asian="normal"/>
    </style:style>
    <style:style style:name="T80" style:family="text">
      <style:text-properties fo:font-variant="normal" fo:text-transform="none" fo:letter-spacing="normal" officeooo:rsid="06982b70" fo:background-color="#00ffff" loext:char-shading-value="0" style:font-name-asian="arial" style:font-size-asian="9pt" style:font-style-asian="normal" style:font-weight-asian="normal"/>
    </style:style>
    <style:style style:name="T81" style:family="text">
      <style:text-properties fo:font-variant="normal" fo:text-transform="none" fo:letter-spacing="normal" officeooo:rsid="069950f4" fo:background-color="#00ffff" loext:char-shading-value="0" style:font-name-asian="arial" style:font-size-asian="9pt" style:font-style-asian="normal" style:font-weight-asian="normal"/>
    </style:style>
    <style:style style:name="T82" style:family="text">
      <style:text-properties fo:font-variant="normal" fo:text-transform="none" fo:letter-spacing="normal" officeooo:rsid="06eac4d8" fo:background-color="#00ffff" loext:char-shading-value="0" style:font-name-asian="arial" style:font-size-asian="9pt" style:font-style-asian="normal" style:font-weight-asian="normal"/>
    </style:style>
    <style:style style:name="T83" style:family="text">
      <style:text-properties fo:font-variant="normal" fo:text-transform="none" fo:letter-spacing="normal" officeooo:rsid="06aac286" fo:background-color="#00ffff" loext:char-shading-value="0" style:font-name-asian="arial" style:font-size-asian="9pt" style:font-style-asian="normal" style:font-weight-asian="normal"/>
    </style:style>
    <style:style style:name="T84" style:family="text">
      <style:text-properties fo:font-variant="normal" fo:text-transform="none" fo:letter-spacing="normal" fo:font-weight="bold" style:font-name-asian="arial" style:font-size-asian="9pt" style:font-style-asian="normal" style:font-weight-asian="normal" style:font-weight-complex="bold"/>
    </style:style>
    <style:style style:name="T85" style:family="text">
      <style:text-properties fo:font-variant="normal" fo:text-transform="none" fo:letter-spacing="normal" fo:font-weight="bold" officeooo:rsid="06921a6f" style:font-name-asian="arial" style:font-size-asian="9pt" style:font-style-asian="normal" style:font-weight-asian="normal" style:font-weight-complex="bold"/>
    </style:style>
    <style:style style:name="T86" style:family="text">
      <style:text-properties fo:font-variant="normal" fo:text-transform="none" fo:letter-spacing="normal" fo:font-weight="bold" officeooo:rsid="06f18089" style:font-name-asian="arial" style:font-size-asian="9pt" style:font-style-asian="normal" style:font-weight-asian="normal" style:font-weight-complex="bold"/>
    </style:style>
    <style:style style:name="T87" style:family="text">
      <style:text-properties fo:font-variant="normal" fo:text-transform="none" fo:letter-spacing="normal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88" style:family="text">
      <style:text-properties fo:font-variant="normal" fo:text-transform="none" fo:letter-spacing="normal" fo:font-weight="normal" officeooo:rsid="071129c0" fo:background-color="#ffffff" loext:char-shading-value="0" style:font-name-asian="arial" style:font-size-asian="9pt" style:font-style-asian="normal" style:font-weight-asian="normal" style:font-weight-complex="normal"/>
    </style:style>
    <style:style style:name="T89" style:family="text">
      <style:text-properties fo:font-variant="normal" fo:text-transform="none" fo:letter-spacing="normal" fo:font-weight="normal" officeooo:rsid="069a49cf" fo:background-color="#ffffff" loext:char-shading-value="0" style:font-name-asian="arial" style:font-size-asian="9pt" style:font-style-asian="normal" style:font-weight-asian="normal" style:font-weight-complex="normal"/>
    </style:style>
    <style:style style:name="T90" style:family="text">
      <style:text-properties fo:font-variant="normal" fo:text-transform="none" fo:letter-spacing="normal" fo:font-weight="normal" officeooo:rsid="070fce8c" fo:background-color="#ffffff" loext:char-shading-value="0" style:font-name-asian="arial" style:font-size-asian="9pt" style:font-style-asian="normal" style:font-weight-asian="normal" style:font-weight-complex="normal"/>
    </style:style>
    <style:style style:name="T91" style:family="text">
      <style:text-properties fo:font-variant="normal" fo:text-transform="none" fo:letter-spacing="normal" fo:font-weight="normal" style:font-name-asian="arial" style:font-size-asian="9pt" style:font-style-asian="normal" style:font-weight-asian="normal" style:font-weight-complex="normal"/>
    </style:style>
    <style:style style:name="T92" style:family="text">
      <style:text-properties fo:font-variant="normal" fo:text-transform="none" fo:letter-spacing="normal" fo:font-weight="normal" officeooo:rsid="0707c5f6" style:font-name-asian="arial" style:font-size-asian="9pt" style:font-style-asian="normal" style:font-weight-asian="normal" style:font-weight-complex="normal"/>
    </style:style>
    <style:style style:name="T93" style:family="text">
      <style:text-properties fo:font-variant="normal" fo:text-transform="none" fo:letter-spacing="normal" fo:font-weight="normal" officeooo:rsid="0713eee6" style:font-name-asian="arial" style:font-size-asian="9pt" style:font-style-asian="normal" style:font-weight-asian="normal" style:font-weight-complex="normal"/>
    </style:style>
    <style:style style:name="T94" style:family="text">
      <style:text-properties fo:font-variant="normal" fo:text-transform="none" fo:letter-spacing="normal" fo:font-weight="normal" officeooo:rsid="070fce8c" style:font-name-asian="arial" style:font-size-asian="9pt" style:font-style-asian="normal" style:font-weight-asian="normal" style:font-weight-complex="normal"/>
    </style:style>
    <style:style style:name="T95" style:family="text">
      <style:text-properties fo:font-variant="normal" fo:text-transform="none" fo:letter-spacing="normal" fo:font-weight="normal" officeooo:rsid="070ee5cb" style:font-name-asian="arial" style:font-size-asian="9pt" style:font-style-asian="normal" style:font-weight-asian="normal" style:font-weight-complex="normal"/>
    </style:style>
    <style:style style:name="T96" style:family="text">
      <style:text-properties fo:font-variant="normal" fo:text-transform="none" fo:letter-spacing="normal" style:text-underline-style="none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97" style:family="text">
      <style:text-properties fo:font-variant="normal" fo:text-transform="none" fo:letter-spacing="normal" fo:background-color="#ff3333" loext:char-shading-value="0" style:font-name-asian="arial" style:font-size-asian="9pt" style:font-style-asian="normal" style:font-weight-asian="normal"/>
    </style:style>
    <style:style style:name="T98" style:family="text">
      <style:text-properties fo:font-variant="normal" fo:text-transform="none" fo:letter-spacing="normal" officeooo:rsid="0723f3dc" fo:background-color="#ff3333" loext:char-shading-value="0" style:font-name-asian="arial" style:font-size-asian="9pt" style:font-style-asian="normal" style:font-weight-asian="normal"/>
    </style:style>
    <style:style style:name="T99" style:family="text">
      <style:text-properties fo:font-variant="normal" fo:text-transform="none" fo:letter-spacing="normal" fo:background-color="#ccff00" loext:char-shading-value="0" style:font-name-asian="arial" style:font-size-asian="9pt" style:font-style-asian="normal" style:font-weight-asian="normal"/>
    </style:style>
    <style:style style:name="T100" style:family="text">
      <style:text-properties fo:font-variant="normal" fo:text-transform="none" fo:letter-spacing="normal" officeooo:rsid="06a999a6" fo:background-color="#ccff00" loext:char-shading-value="0" style:font-name-asian="arial" style:font-size-asian="9pt" style:font-style-asian="normal" style:font-weight-asian="normal"/>
    </style:style>
    <style:style style:name="T101" style:family="text">
      <style:text-properties fo:font-variant="normal" fo:text-transform="none" fo:letter-spacing="normal" officeooo:rsid="06967993" fo:background-color="#ccff00" loext:char-shading-value="0" style:font-name-asian="arial" style:font-size-asian="9pt" style:font-style-asian="normal" style:font-weight-asian="normal"/>
    </style:style>
    <style:style style:name="T102" style:family="text">
      <style:text-properties fo:font-variant="normal" fo:text-transform="none" fo:letter-spacing="normal" officeooo:rsid="06f0a27f" fo:background-color="#ccff00" loext:char-shading-value="0" style:font-name-asian="arial" style:font-size-asian="9pt" style:font-style-asian="normal" style:font-weight-asian="normal"/>
    </style:style>
    <style:style style:name="T103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104" style:family="text">
      <style:text-properties fo:font-variant="normal" fo:text-transform="none" fo:color="#800000" fo:letter-spacing="normal" officeooo:rsid="069593fe" style:font-name-asian="arial" style:font-size-asian="9pt" style:font-style-asian="normal" style:font-weight-asian="normal"/>
    </style:style>
    <style:style style:name="T105" style:family="text">
      <style:text-properties fo:font-variant="normal" fo:text-transform="none" fo:color="#800000" fo:letter-spacing="normal" officeooo:rsid="06ae4578" style:font-name-asian="arial" style:font-size-asian="9pt" style:font-style-asian="normal" style:font-weight-asian="normal"/>
    </style:style>
    <style:style style:name="T106" style:family="text">
      <style:text-properties fo:font-variant="normal" fo:text-transform="none" fo:color="#800000" fo:letter-spacing="normal" officeooo:rsid="06cf2748" style:font-name-asian="arial" style:font-size-asian="9pt" style:font-style-asian="normal" style:font-weight-asian="normal"/>
    </style:style>
    <style:style style:name="T107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108" style:family="text">
      <style:text-properties fo:font-variant="normal" fo:text-transform="none" fo:color="#800000" fo:letter-spacing="normal" officeooo:rsid="069468fe" fo:background-color="#ff00ff" loext:char-shading-value="0" style:font-name-asian="arial" style:font-size-asian="9pt" style:font-style-asian="normal" style:font-weight-asian="normal"/>
    </style:style>
    <style:style style:name="T109" style:family="text">
      <style:text-properties fo:font-variant="normal" fo:text-transform="none" fo:color="#800000" fo:letter-spacing="normal" officeooo:rsid="0707c5f6" fo:background-color="#ff00ff" loext:char-shading-value="0" style:font-name-asian="arial" style:font-size-asian="9pt" style:font-style-asian="normal" style:font-weight-asian="normal"/>
    </style:style>
    <style:style style:name="T110" style:family="text">
      <style:text-properties fo:font-variant="normal" fo:text-transform="none" fo:color="#800000" fo:letter-spacing="normal" fo:background-color="#ffffff" loext:char-shading-value="0" style:font-name-asian="arial" style:font-size-asian="9pt" style:font-style-asian="normal" style:font-weight-asian="normal"/>
    </style:style>
    <style:style style:name="T111" style:family="text">
      <style:text-properties fo:font-variant="normal" fo:text-transform="none" fo:color="#800000" fo:letter-spacing="normal" officeooo:rsid="063fda5a" fo:background-color="#ffffff" loext:char-shading-value="0" style:font-name-asian="arial" style:font-size-asian="9pt" style:font-style-asian="normal" style:font-weight-asian="normal"/>
    </style:style>
    <style:style style:name="T112" style:family="text">
      <style:text-properties fo:font-variant="normal" fo:text-transform="none" fo:color="#800000" fo:letter-spacing="normal" officeooo:rsid="06aac286" fo:background-color="#ffffff" loext:char-shading-value="0" style:font-name-asian="arial" style:font-size-asian="9pt" style:font-style-asian="normal" style:font-weight-asian="normal"/>
    </style:style>
    <style:style style:name="T113" style:family="text">
      <style:text-properties fo:font-variant="normal" fo:text-transform="none" fo:color="#800000" fo:letter-spacing="normal" officeooo:rsid="06abe1e2" fo:background-color="#ffffff" loext:char-shading-value="0" style:font-name-asian="arial" style:font-size-asian="9pt" style:font-style-asian="normal" style:font-weight-asian="normal"/>
    </style:style>
    <style:style style:name="T114" style:family="text">
      <style:text-properties fo:font-variant="normal" fo:text-transform="none" fo:color="#800000" fo:letter-spacing="normal" officeooo:rsid="06acaed9" fo:background-color="#ffffff" loext:char-shading-value="0" style:font-name-asian="arial" style:font-size-asian="9pt" style:font-style-asian="normal" style:font-weight-asian="normal"/>
    </style:style>
    <style:style style:name="T115" style:family="text">
      <style:text-properties fo:font-variant="normal" fo:text-transform="none" fo:color="#800000" fo:letter-spacing="normal" officeooo:rsid="06cf2748" fo:background-color="#ffffff" loext:char-shading-value="0" style:font-name-asian="arial" style:font-size-asian="9pt" style:font-style-asian="normal" style:font-weight-asian="normal"/>
    </style:style>
    <style:style style:name="T116" style:family="text">
      <style:text-properties fo:font-variant="normal" fo:text-transform="none" fo:color="#800000" fo:letter-spacing="normal" officeooo:rsid="0707c5f6" fo:background-color="#ffffff" loext:char-shading-value="0" style:font-name-asian="arial" style:font-size-asian="9pt" style:font-style-asian="normal" style:font-weight-asian="normal"/>
    </style:style>
    <style:style style:name="T117" style:family="text">
      <style:text-properties fo:font-variant="normal" fo:text-transform="none" fo:color="#800000" fo:letter-spacing="normal" officeooo:rsid="001447a3" fo:background-color="#ffffff" loext:char-shading-value="0" style:font-name-asian="arial" style:font-size-asian="9pt" style:font-style-asian="normal" style:font-weight-asian="normal"/>
    </style:style>
    <style:style style:name="T118" style:family="text">
      <style:text-properties fo:font-variant="normal" fo:text-transform="none" fo:color="#800000" fo:letter-spacing="normal" officeooo:rsid="069a49cf" fo:background-color="#ffffff" loext:char-shading-value="0" style:font-name-asian="arial" style:font-size-asian="9pt" style:font-style-asian="normal" style:font-weight-asian="normal"/>
    </style:style>
    <style:style style:name="T119" style:family="text">
      <style:text-properties fo:font-variant="normal" fo:text-transform="none" fo:color="#800000" fo:letter-spacing="normal" officeooo:rsid="06ae4578" fo:background-color="#ffffff" loext:char-shading-value="0" style:font-name-asian="arial" style:font-size-asian="9pt" style:font-style-asian="normal" style:font-weight-asian="normal"/>
    </style:style>
    <style:style style:name="T120" style:family="text">
      <style:text-properties fo:font-variant="normal" fo:text-transform="none" fo:color="#800000" fo:letter-spacing="normal" officeooo:rsid="06e0ad37" fo:background-color="#ffffff" loext:char-shading-value="0" style:font-name-asian="arial" style:font-size-asian="9pt" style:font-style-asian="normal" style:font-weight-asian="normal"/>
    </style:style>
    <style:style style:name="T121" style:family="text">
      <style:text-properties fo:font-variant="normal" fo:text-transform="none" fo:color="#800000" fo:letter-spacing="normal" officeooo:rsid="069950f4" fo:background-color="#00ffff" loext:char-shading-value="0" style:font-name-asian="arial" style:font-size-asian="9pt" style:font-style-asian="normal" style:font-weight-asian="normal"/>
    </style:style>
    <style:style style:name="T122" style:family="text">
      <style:text-properties fo:font-variant="normal" fo:text-transform="none" fo:color="#800000" fo:letter-spacing="normal" fo:background-color="#ff3333" loext:char-shading-value="0" style:font-name-asian="arial" style:font-size-asian="9pt" style:font-style-asian="normal" style:font-weight-asian="normal"/>
    </style:style>
    <style:style style:name="T123" style:family="text">
      <style:text-properties fo:font-variant="normal" fo:text-transform="none" fo:color="#800000" style:font-name="DejaVu Sans Mono" fo:font-size="11.3000001907349pt" fo:letter-spacing="normal" fo:font-weight="bold" officeooo:rsid="0707c5f6" fo:background-color="#ffffff" loext:char-shading-value="0" style:font-name-asian="arial" style:font-size-asian="9pt" style:font-style-asian="normal" style:font-weight-asian="normal"/>
    </style:style>
    <style:style style:name="T124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/>
    </style:style>
    <style:style style:name="T125" style:family="text">
      <style:text-properties fo:font-variant="normal" fo:text-transform="none" fo:color="#000000" fo:letter-spacing="normal" officeooo:rsid="06edb76c" fo:background-color="#00ffff" loext:char-shading-value="0" style:font-name-asian="arial" style:font-size-asian="9pt" style:font-style-asian="normal" style:font-weight-asian="normal"/>
    </style:style>
    <style:style style:name="T126" style:family="text">
      <style:text-properties fo:font-variant="normal" fo:text-transform="none" fo:color="#000000" fo:letter-spacing="normal" officeooo:rsid="001447a3" fo:background-color="#00ffff" loext:char-shading-value="0" style:font-name-asian="arial" style:font-size-asian="9pt" style:font-style-asian="normal" style:font-weight-asian="normal"/>
    </style:style>
    <style:style style:name="T127" style:family="text">
      <style:text-properties fo:font-variant="normal" fo:text-transform="none" fo:color="#00cc33" fo:letter-spacing="normal" officeooo:rsid="06982b70" fo:background-color="#ffffff" loext:char-shading-value="0" style:font-name-asian="arial" style:font-size-asian="9pt" style:font-style-asian="normal" style:font-weight-asian="normal"/>
    </style:style>
    <style:style style:name="T128" style:family="text">
      <style:text-properties fo:font-variant="normal" fo:text-transform="none" fo:color="#00cc33" fo:letter-spacing="normal" officeooo:rsid="071129c0" fo:background-color="#ffffff" loext:char-shading-value="0" style:font-name-asian="arial" style:font-size-asian="9pt" style:font-style-asian="normal" style:font-weight-asian="normal"/>
    </style:style>
    <style:style style:name="T129" style:family="text">
      <style:text-properties fo:font-variant="normal" fo:text-transform="none" fo:color="#00cc33" fo:letter-spacing="normal" fo:font-weight="bold" officeooo:rsid="0707c5f6" fo:background-color="#ffffff" loext:char-shading-value="0" style:font-name-asian="arial" style:font-size-asian="9pt" style:font-style-asian="normal" style:font-weight-asian="normal" style:font-weight-complex="bold"/>
    </style:style>
    <style:style style:name="T130" style:family="text">
      <style:text-properties fo:font-variant="normal" fo:text-transform="none" style:font-name="DejaVu Sans Mono" fo:font-size="11.3000001907349pt" fo:letter-spacing="normal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131" style:family="text">
      <style:text-properties fo:font-variant="normal" fo:text-transform="none" style:font-name="DejaVu Sans Mono" fo:font-size="11.3000001907349pt" fo:letter-spacing="normal" fo:font-weight="normal" officeooo:rsid="070d0696" fo:background-color="#ffffff" loext:char-shading-value="0" style:font-name-asian="arial" style:font-size-asian="9pt" style:font-style-asian="normal" style:font-weight-asian="normal" style:font-weight-complex="normal"/>
    </style:style>
    <style:style style:name="T132" style:family="text">
      <style:text-properties fo:font-variant="normal" fo:text-transform="none" style:font-name="DejaVu Sans Mono" fo:font-size="11.3000001907349pt" fo:letter-spacing="normal" fo:font-weight="normal" officeooo:rsid="070b7179" fo:background-color="#ffffff" loext:char-shading-value="0" style:font-name-asian="arial" style:font-size-asian="9pt" style:font-style-asian="normal" style:font-weight-asian="normal" style:font-weight-complex="normal"/>
    </style:style>
    <style:style style:name="T133" style:family="text">
      <style:text-properties fo:font-variant="normal" fo:text-transform="none" style:font-name="DejaVu Sans Mono" fo:font-size="11.3000001907349pt" fo:letter-spacing="normal" fo:font-weight="normal" officeooo:rsid="0709d05b" fo:background-color="#ffffff" loext:char-shading-value="0" style:font-name-asian="arial" style:font-size-asian="9pt" style:font-style-asian="normal" style:font-weight-asian="normal" style:font-weight-complex="normal"/>
    </style:style>
    <style:style style:name="T134" style:family="text">
      <style:text-properties fo:font-variant="normal" fo:text-transform="none" style:font-name="DejaVu Sans Mono" fo:font-size="11.3000001907349pt" fo:letter-spacing="normal" fo:font-weight="normal" officeooo:rsid="06982b70" fo:background-color="#ffffff" loext:char-shading-value="0" style:font-name-asian="arial" style:font-size-asian="9pt" style:font-style-asian="normal" style:font-weight-asian="normal" style:font-weight-complex="normal"/>
    </style:style>
    <style:style style:name="T135" style:family="text">
      <style:text-properties fo:font-variant="normal" fo:text-transform="none" style:font-name="DejaVu Sans Mono" fo:font-size="11.3000001907349pt" fo:letter-spacing="normal" fo:font-weight="normal" officeooo:rsid="0709789c" fo:background-color="#ffffff" loext:char-shading-value="0" style:font-name-asian="arial" style:font-size-asian="9pt" style:font-style-asian="normal" style:font-weight-asian="normal" style:font-weight-complex="normal"/>
    </style:style>
    <style:style style:name="T136" style:family="text">
      <style:text-properties fo:font-variant="normal" fo:text-transform="none" style:font-name="DejaVu Sans Mono" fo:font-size="11.3000001907349pt" fo:letter-spacing="normal" fo:font-weight="normal" officeooo:rsid="0707c5f6" style:font-name-asian="arial" style:font-size-asian="9pt" style:font-style-asian="normal" style:font-weight-asian="normal" style:font-weight-complex="normal"/>
    </style:style>
    <style:style style:name="T137" style:family="text">
      <style:text-properties fo:font-variant="normal" fo:text-transform="none" style:font-name="DejaVu Sans Mono" fo:font-size="11.3000001907349pt" fo:letter-spacing="normal" fo:font-weight="normal" officeooo:rsid="06f0a27f" style:font-name-asian="arial" style:font-size-asian="9pt" style:font-style-asian="normal" style:font-weight-asian="normal" style:font-weight-complex="normal"/>
    </style:style>
    <style:style style:name="T138" style:family="text">
      <style:text-properties fo:font-variant="normal" fo:text-transform="none" style:font-name="DejaVu Sans Mono" fo:font-size="11.3000001907349pt" fo:letter-spacing="normal" fo:font-weight="normal" officeooo:rsid="0713eee6" style:font-name-asian="arial" style:font-size-asian="9pt" style:font-style-asian="normal" style:font-weight-asian="normal" style:font-weight-complex="normal"/>
    </style:style>
    <style:style style:name="T139" style:family="text">
      <style:text-properties fo:font-variant="normal" fo:text-transform="none" style:font-name="DejaVu Sans Mono" fo:font-size="11.3000001907349pt" fo:letter-spacing="normal" style:text-underline-style="none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140" style:family="text">
      <style:text-properties fo:font-variant="normal" fo:text-transform="none" style:font-name="DejaVu Sans Mono" fo:font-size="11.3000001907349pt" fo:letter-spacing="normal" style:text-underline-style="none" fo:font-weight="normal" officeooo:rsid="06982b70" fo:background-color="#ffffff" loext:char-shading-value="0" style:font-name-asian="arial" style:font-size-asian="9pt" style:font-style-asian="normal" style:font-weight-asian="normal" style:font-weight-complex="normal"/>
    </style:style>
    <style:style style:name="T141" style:family="text">
      <style:text-properties fo:background-color="#ffff00" loext:char-shading-value="0"/>
    </style:style>
    <style:style style:name="T142" style:family="text">
      <style:text-properties officeooo:rsid="001447a3" fo:background-color="#ffff00" loext:char-shading-value="0"/>
    </style:style>
    <style:style style:name="T143" style:family="text">
      <style:text-properties officeooo:rsid="063fe414" fo:background-color="#ffff00" loext:char-shading-value="0"/>
    </style:style>
    <style:style style:name="T144" style:family="text">
      <style:text-properties officeooo:rsid="064addc9" fo:background-color="#ffff00" loext:char-shading-value="0"/>
    </style:style>
    <style:style style:name="T145" style:family="text">
      <style:text-properties officeooo:rsid="069468fe" fo:background-color="#ffff00" loext:char-shading-value="0"/>
    </style:style>
    <style:style style:name="T146" style:family="text">
      <style:text-properties officeooo:rsid="069efaad" fo:background-color="#ffff00" loext:char-shading-value="0"/>
    </style:style>
    <style:style style:name="T147" style:family="text">
      <style:text-properties officeooo:rsid="06b2ba62" fo:background-color="#ffff00" loext:char-shading-value="0"/>
    </style:style>
    <style:style style:name="T148" style:family="text">
      <style:text-properties officeooo:rsid="06e2f5e7" fo:background-color="#ffff00" loext:char-shading-value="0"/>
    </style:style>
    <style:style style:name="T149" style:family="text">
      <style:text-properties officeooo:rsid="06e7f43f" fo:background-color="#ffff00" loext:char-shading-value="0"/>
    </style:style>
    <style:style style:name="T150" style:family="text">
      <style:text-properties fo:color="#800000"/>
    </style:style>
    <style:style style:name="T151" style:family="text">
      <style:text-properties fo:color="#800000" officeooo:rsid="001447a3"/>
    </style:style>
    <style:style style:name="T152" style:family="text">
      <style:text-properties fo:color="#800000" officeooo:rsid="069a49cf"/>
    </style:style>
    <style:style style:name="T153" style:family="text">
      <style:text-properties fo:color="#800000" officeooo:rsid="069a49cf" fo:background-color="#00cc00" loext:char-shading-value="0"/>
    </style:style>
    <style:style style:name="T154" style:family="text">
      <style:text-properties fo:color="#800000" officeooo:rsid="069d7e94"/>
    </style:style>
    <style:style style:name="T155" style:family="text">
      <style:text-properties fo:color="#800000" officeooo:rsid="06abe1e2"/>
    </style:style>
    <style:style style:name="T156" style:family="text">
      <style:text-properties fo:color="#800000" fo:background-color="#ff3399" loext:char-shading-value="0"/>
    </style:style>
    <style:style style:name="T157" style:family="text">
      <style:text-properties fo:color="#800000" officeooo:rsid="06c2a6ab" fo:background-color="#ff3399" loext:char-shading-value="0"/>
    </style:style>
    <style:style style:name="T158" style:family="text">
      <style:text-properties fo:color="#800000" officeooo:rsid="06c4e4b0"/>
    </style:style>
    <style:style style:name="T159" style:family="text">
      <style:text-properties fo:color="#800000" officeooo:rsid="06cf2748"/>
    </style:style>
    <style:style style:name="T160" style:family="text">
      <style:text-properties fo:color="#800000" officeooo:rsid="06dd683f"/>
    </style:style>
    <style:style style:name="T161" style:family="text">
      <style:text-properties fo:color="#800000" officeooo:rsid="06e91508"/>
    </style:style>
    <style:style style:name="T162" style:family="text">
      <style:text-properties fo:color="#800000" officeooo:rsid="069a49cf" fo:background-color="#ffffff" loext:char-shading-value="0"/>
    </style:style>
    <style:style style:name="T163" style:family="text">
      <style:text-properties fo:color="#800000" officeooo:rsid="001447a3" fo:background-color="#ffffff" loext:char-shading-value="0"/>
    </style:style>
    <style:style style:name="T164" style:family="text">
      <style:text-properties officeooo:rsid="063a228a"/>
    </style:style>
    <style:style style:name="T165" style:family="text">
      <style:text-properties officeooo:rsid="064addc9"/>
    </style:style>
    <style:style style:name="T166" style:family="text">
      <style:text-properties fo:color="#000000" officeooo:rsid="001447a3"/>
    </style:style>
    <style:style style:name="T167" style:family="text">
      <style:text-properties fo:color="#000000" officeooo:rsid="0691e969"/>
    </style:style>
    <style:style style:name="T168" style:family="text">
      <style:text-properties fo:color="#000000" officeooo:rsid="06967993"/>
    </style:style>
    <style:style style:name="T169" style:family="text">
      <style:text-properties fo:color="#000000" officeooo:rsid="069d7e94"/>
    </style:style>
    <style:style style:name="T170" style:family="text">
      <style:text-properties fo:color="#000000" officeooo:rsid="069e1f55"/>
    </style:style>
    <style:style style:name="T171" style:family="text">
      <style:text-properties fo:color="#000000" officeooo:rsid="069efaad"/>
    </style:style>
    <style:style style:name="T172" style:family="text">
      <style:text-properties fo:color="#000000" officeooo:rsid="06b798a4"/>
    </style:style>
    <style:style style:name="T173" style:family="text">
      <style:text-properties fo:color="#000000" officeooo:rsid="06edb76c"/>
    </style:style>
    <style:style style:name="T174" style:family="text">
      <style:text-properties officeooo:rsid="0691e969"/>
    </style:style>
    <style:style style:name="T175" style:family="text">
      <style:text-properties officeooo:rsid="0692cf36"/>
    </style:style>
    <style:style style:name="T176" style:family="text">
      <style:text-properties officeooo:rsid="06982b70"/>
    </style:style>
    <style:style style:name="T177" style:family="text">
      <style:text-properties officeooo:rsid="069a49cf"/>
    </style:style>
    <style:style style:name="T178" style:family="text">
      <style:text-properties officeooo:rsid="069d7e94"/>
    </style:style>
    <style:style style:name="T179" style:family="text">
      <style:text-properties fo:background-color="#ffffff" loext:char-shading-value="0"/>
    </style:style>
    <style:style style:name="T180" style:family="text">
      <style:text-properties officeooo:rsid="001447a3" fo:background-color="#ffffff" loext:char-shading-value="0"/>
    </style:style>
    <style:style style:name="T181" style:family="text">
      <style:text-properties officeooo:rsid="06a385e2"/>
    </style:style>
    <style:style style:name="T182" style:family="text">
      <style:text-properties officeooo:rsid="063fe414"/>
    </style:style>
    <style:style style:name="T183" style:family="text">
      <style:text-properties officeooo:rsid="06a4b6bf"/>
    </style:style>
    <style:style style:name="T184" style:family="text">
      <style:text-properties officeooo:rsid="06a999a6"/>
    </style:style>
    <style:style style:name="T185" style:family="text">
      <style:text-properties officeooo:rsid="06abe1e2"/>
    </style:style>
    <style:style style:name="T186" style:family="text">
      <style:text-properties officeooo:rsid="06acaed9"/>
    </style:style>
    <style:style style:name="T187" style:family="text">
      <style:text-properties officeooo:rsid="06ae4578"/>
    </style:style>
    <style:style style:name="T188" style:family="text">
      <style:text-properties officeooo:rsid="06b798a4"/>
    </style:style>
    <style:style style:name="T189" style:family="text">
      <style:text-properties officeooo:rsid="06bdc5b9"/>
    </style:style>
    <style:style style:name="T190" style:family="text">
      <style:text-properties officeooo:rsid="06e0ad37"/>
    </style:style>
    <style:style style:name="T191" style:family="text">
      <style:text-properties officeooo:rsid="06e3daca"/>
    </style:style>
    <style:style style:name="T192" style:family="text">
      <style:text-properties officeooo:rsid="06e82522"/>
    </style:style>
    <style:style style:name="T193" style:family="text">
      <style:text-properties officeooo:rsid="06e91508"/>
    </style:style>
    <style:style style:name="T194" style:family="text">
      <style:text-properties officeooo:rsid="0707c5f6"/>
    </style:style>
    <style:style style:name="T195" style:family="text">
      <style:text-properties style:font-name="DejaVu Sans Mono" fo:font-size="11.3000001907349pt"/>
    </style:style>
    <style:style style:name="T196" style:family="text">
      <style:text-properties style:font-name="DejaVu Sans Mono" fo:font-size="11.3000001907349pt" fo:font-weight="normal" officeooo:rsid="0707c5f6" style:font-weight-complex="normal"/>
    </style:style>
    <style:style style:name="T197" style:family="text">
      <style:text-properties style:font-name="DejaVu Sans Mono" fo:font-size="11.3000001907349pt" fo:font-weight="normal" officeooo:rsid="0707c5f6" fo:background-color="#ffffff" loext:char-shading-value="0" style:font-weight-complex="normal"/>
    </style:style>
    <style:style style:name="T198" style:family="text">
      <style:text-properties style:font-name="DejaVu Sans Mono" fo:font-size="11.3000001907349pt" fo:font-weight="normal" officeooo:rsid="070b7179" fo:background-color="#ffffff" loext:char-shading-value="0" style:font-weight-complex="normal"/>
    </style:style>
    <style:style style:name="T199" style:family="text">
      <style:text-properties style:font-name="DejaVu Sans Mono" fo:font-size="11.3000001907349pt" fo:font-weight="normal" officeooo:rsid="070d0696" fo:background-color="#ffffff" loext:char-shading-value="0" style:font-weight-complex="normal"/>
    </style:style>
    <style:style style:name="T200" style:family="text">
      <style:text-properties style:font-name="DejaVu Sans Mono" fo:font-size="11.3000001907349pt" fo:font-weight="normal" officeooo:rsid="0709d05b" fo:background-color="#ffffff" loext:char-shading-value="0" style:font-weight-complex="normal"/>
    </style:style>
    <style:style style:name="T201" style:family="text">
      <style:text-properties style:font-name="DejaVu Sans Mono" fo:font-size="11.3000001907349pt" fo:font-weight="normal" officeooo:rsid="070d0696" fo:background-color="#ffffff" loext:char-shading-value="0" style:font-weight-asian="normal" style:font-weight-complex="normal"/>
    </style:style>
    <style:style style:name="T202" style:family="text">
      <style:text-properties style:font-name="DejaVu Sans Mono" fo:font-size="11.3000001907349pt" fo:font-weight="normal" officeooo:rsid="0707c5f6" fo:background-color="#ffffff" loext:char-shading-value="0" style:font-weight-asian="normal" style:font-weight-complex="normal"/>
    </style:style>
    <style:style style:name="T203" style:family="text">
      <style:text-properties style:font-name="DejaVu Sans Mono" fo:font-size="11.3000001907349pt" fo:font-weight="normal" officeooo:rsid="0707c5f6" style:font-weight-asian="normal" style:font-weight-complex="normal"/>
    </style:style>
    <style:style style:name="T204" style:family="text">
      <style:text-properties fo:font-weight="normal" style:font-weight-asian="normal" style:font-weight-complex="normal"/>
    </style:style>
    <style:style style:name="T205" style:family="text">
      <style:text-properties fo:font-weight="normal" officeooo:rsid="0707c5f6" style:font-weight-asian="normal" style:font-weight-complex="normal"/>
    </style:style>
    <style:style style:name="T206" style:family="text">
      <style:text-properties fo:font-weight="normal" style:font-weight-complex="normal"/>
    </style:style>
    <style:style style:name="T207" style:family="text">
      <style:text-properties fo:font-weight="normal" officeooo:rsid="0707c5f6" style:font-weight-complex="normal"/>
    </style:style>
    <style:style style:name="T208" style:family="text">
      <style:text-properties fo:font-weight="normal" officeooo:rsid="0707c5f6" fo:background-color="#ffffff" loext:char-shading-value="0" style:font-weight-complex="normal"/>
    </style:style>
    <style:style style:name="T209" style:family="text">
      <style:text-properties fo:font-weight="normal" officeooo:rsid="069a49cf" fo:background-color="#ffffff" loext:char-shading-value="0" style:font-weight-complex="normal"/>
    </style:style>
    <style:style style:name="T210" style:family="text">
      <style:text-properties fo:font-weight="normal" officeooo:rsid="001447a3" fo:background-color="#ffffff" loext:char-shading-value="0" style:font-weight-asian="normal" style:font-weight-complex="normal"/>
    </style:style>
    <style:style style:name="T211" style:family="text">
      <style:text-properties fo:font-weight="normal" officeooo:rsid="069a49cf" fo:background-color="#ffffff" loext:char-shading-value="0" style:font-weight-asian="normal" style:font-weight-complex="normal"/>
    </style:style>
    <style:style style:name="T212" style:family="text">
      <style:text-properties officeooo:rsid="069950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作者:李军滔</text:p>
      <text:p text:style-name="P70"/>
      <text:p text:style-name="P150"><text:span text:style-name="T1">模块名:股东管理(</text:span><text:span text:style-name="T195">shareholdersmanage</text:span><text:span text:style-name="T194">)</text:span></text:p>
      <text:p text:style-name="P82"><text:tab/>导航下拉名_1:股东管理 <text:s/><text:span text:style-name="T156">注意</text:span><text:span text:style-name="T157">(麻烦前端把所有的比例字段文本框后边加一个百分号)</text:span></text:p>
      <text:p text:style-name="P77"><text:tab/><text:tab/><text:bookmark-start text:name="__DdeLink__2774_1271131015"/><text:span text:style-name="T141">导航名_1:股东开户</text:span></text:p>
      <text:p text:style-name="P150"><text:span text:style-name="T1"><text:tab/><text:tab/><text:tab/></text:span><text:span text:style-name="T151">功能名字_1:列表 <text:s/>功能类型:网格 (有网格)</text:span><text:span text:style-name="T205">(/</text:span><text:span text:style-name="T203">shareopenaccount/v1/list</text:span><text:span text:style-name="T205">)</text:span></text:p>
      <text:p text:style-name="P87"><text:span text:style-name="T150"><text:tab/><text:tab/><text:tab/><text:tab/></text:span>有一个隐藏id</text:p>
      <text:p text:style-name="P106"><text:tab/><text:tab/><text:tab/><text:tab/><text:bookmark-start text:name="__DdeLink__19628_14413823395"/>字段名称_1<text:bookmark-end text:name="__DdeLink__19628_14413823395"/>:序号</text:p>
      <text:p text:style-name="P166"><text:span text:style-name="T166"><text:tab/><text:tab/><text:tab/><text:tab/></text:span><text:bookmark-start text:name="__DdeLink__19628_1441382339"/><text:span text:style-name="T166">字段名称_</text:span><text:bookmark-end text:name="__DdeLink__19628_1441382339"/><text:span text:style-name="T172">2</text:span><text:span text:style-name="T166">:地区</text:span></text:p>
      <text:p text:style-name="P70"><text:tab/><text:tab/><text:tab/><text:tab/>字段名称_<text:span text:style-name="T188">3</text:span>:<text:bookmark-start text:name="__DdeLink__19590_1441382339"/>日期<text:bookmark-end text:name="__DdeLink__19590_1441382339"/></text:p>
      <text:p text:style-name="P70"><text:tab/><text:tab/><text:tab/><text:tab/>字段名称_<text:span text:style-name="T188">4</text:span>:类型名称</text:p>
      <text:p text:style-name="P77"><text:tab/><text:tab/><text:tab/><text:tab/>字段名称_<text:span text:style-name="T188">5</text:span>:股东姓名</text:p>
      <text:p text:style-name="P71"><text:tab/><text:tab/><text:tab/><text:tab/>字段名称_<text:span text:style-name="T188">6</text:span>:<text:bookmark-start text:name="__DdeLink__3872_36895372"/>性别<text:bookmark-end text:name="__DdeLink__3872_36895372"/></text:p>
      <text:p text:style-name="P82"><text:tab/><text:tab/><text:tab/><text:tab/>字段名称_<text:span text:style-name="T188">7</text:span>:证件类型</text:p>
      <text:p text:style-name="P82"><text:tab/><text:tab/><text:tab/><text:tab/><text:bookmark-start text:name="__DdeLink__19628_14413823391"/>字段名称_<text:bookmark-end text:name="__DdeLink__19628_14413823391"/><text:span text:style-name="T188">8</text:span>:证件号码</text:p>
      <text:p text:style-name="P82"><text:tab/><text:tab/><text:tab/><text:tab/>字段名称_<text:span text:style-name="T188">9</text:span>:<text:bookmark-start text:name="__DdeLink__19590_14413823392"/>联系<text:bookmark-end text:name="__DdeLink__19590_14413823392"/>地址</text:p>
      <text:p text:style-name="P82"><text:tab/><text:tab/><text:tab/><text:tab/>字段名称_<text:span text:style-name="T188">10</text:span>:联系电话</text:p>
      <text:p text:style-name="P82"><text:tab/><text:tab/><text:tab/><text:tab/>字段名称_<text:span text:style-name="T174">11</text:span>:持股数量</text:p>
      <text:p text:style-name="P82"><text:tab/><text:tab/><text:tab/><text:tab/>字段名称_<text:span text:style-name="T174">12</text:span>:<text:bookmark-start text:name="__DdeLink__3872_368953721"/>每股<text:bookmark-end text:name="__DdeLink__3872_368953721"/>价格/元</text:p>
      <text:p text:style-name="P167"><text:tab/><text:tab/><text:tab/><text:tab/>字段名称_<text:span text:style-name="T174">13</text:span>:出资额</text:p>
      <text:p text:style-name="P82"><text:tab/><text:tab/><text:tab/><text:tab/><text:bookmark-start text:name="__DdeLink__19628_14413823392"/>字段名称_<text:bookmark-end text:name="__DdeLink__19628_14413823392"/><text:span text:style-name="T174">14</text:span>:占股比例</text:p>
      <text:p text:style-name="P82"><text:tab/><text:tab/><text:tab/><text:tab/>字段名称_<text:span text:style-name="T174">15</text:span>:<text:bookmark-start text:name="__DdeLink__19590_14413823393"/>出<text:bookmark-end text:name="__DdeLink__19590_14413823393"/>资方式</text:p>
      <text:p text:style-name="P82"><text:tab/><text:tab/><text:tab/><text:tab/>字段名称_<text:span text:style-name="T174">16</text:span>:股权类型</text:p>
      <text:p text:style-name="P82"><text:tab/><text:tab/><text:tab/><text:tab/>字段名称_<text:span text:style-name="T174">17</text:span>:股东状态</text:p>
      <text:p text:style-name="P82"><text:tab/><text:tab/><text:tab/><text:tab/>字段名称_<text:span text:style-name="T174">18</text:span>:<text:bookmark-start text:name="__DdeLink__3872_368953722"/>备注<text:bookmark-end text:name="__DdeLink__3872_368953722"/></text:p>
      <text:p text:style-name="P82"><text:tab/><text:tab/><text:tab/><text:tab/><text:tab/><text:tab/><text:tab/><text:tab/></text:p>
      <text:p text:style-name="P72"/>
      <text:p text:style-name="P72"/>
      <text:p text:style-name="P122"><text:tab/><text:tab/><text:tab/><text:span text:style-name="T150">功能名称_2:添加 功能类型:添加 </text:span><text:span text:style-name="T205">(/</text:span><text:span text:style-name="T203">shareopenaccount/v1/add</text:span><text:span text:style-name="T205">)</text:span></text:p>
      <text:p text:style-name="P149"><text:span text:style-name="T150"><text:tab/><text:tab/><text:tab/><text:tab/></text:span><text:bookmark-start text:name="__DdeLink__19628_14413823393"/><text:span text:style-name="T1">字段名称_1</text:span><text:bookmark-end text:name="__DdeLink__19628_14413823393"/><text:span text:style-name="T1">:地区<text:tab/></text:span><text:span text:style-name="T6">标签类型:</text:span><text:span text:style-name="T41">文本</text:span><text:span text:style-name="T7">框 </text:span><text:span text:style-name="T6">必填 <text:s/></text:span><text:span text:style-name="T7"><text:s/></text:span><text:span text:style-name="T40">可编辑</text:span><text:span text:style-name="T6"> <text:s text:c="4"/></text:span></text:p>
      <text:p text:style-name="P83"><text:tab/><text:tab/><text:tab/><text:tab/>字段名称_<text:span text:style-name="T164">2</text:span>:<text:bookmark-start text:name="__DdeLink__19590_14413823394"/>日期<text:bookmark-end text:name="__DdeLink__19590_14413823394"/> <text:span text:style-name="T2">标签类型:时间</text:span><text:span text:style-name="T4">框</text:span><text:span text:style-name="T7">(年月日) </text:span><text:span text:style-name="T2">必填</text:span></text:p>
      <text:p text:style-name="P84"><text:tab/><text:tab/><text:tab/><text:tab/>字段名称_<text:span text:style-name="T164">3</text:span>:类型名称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法人(0)/自然人(1)) </text:span><text:span text:style-name="T39">不可编辑</text:span></text:p>
      <text:p text:style-name="P84"><text:tab/><text:tab/><text:tab/><text:tab/>字段名称_<text:span text:style-name="T164">4</text:span>:股东姓名 <text:span text:style-name="T2">标签类型:文本框 必填</text:span></text:p>
      <text:p text:style-name="P84"><text:tab/><text:tab/><text:tab/><text:tab/>字段名称_<text:span text:style-name="T164">5</text:span>:<text:bookmark-start text:name="__DdeLink__3872_368953723"/>性别<text:bookmark-end text:name="__DdeLink__3872_368953723"/>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男(0)/女(1)) 不可编辑</text:span></text:p>
      <text:p text:style-name="P84"><text:tab/><text:tab/><text:tab/><text:tab/>字段名称_<text:span text:style-name="T164">6</text:span>:证件类型 <text:span text:style-name="T2">标签类型:文本框 必填</text:span></text:p>
      <text:p text:style-name="P84"><text:tab/><text:tab/><text:tab/><text:tab/><text:bookmark-start text:name="__DdeLink__19628_144138233912"/>字段名称_<text:bookmark-end text:name="__DdeLink__19628_144138233912"/><text:span text:style-name="T174">7</text:span>:证件号码 <text:span text:style-name="T2">标签类型:文本框 必填</text:span></text:p>
      <text:p text:style-name="P84"><text:tab/><text:tab/><text:tab/><text:tab/>字段名称_<text:span text:style-name="T174">8</text:span>:<text:bookmark-start text:name="__DdeLink__19590_144138233923"/>联系<text:bookmark-end text:name="__DdeLink__19590_144138233923"/>地址 <text:span text:style-name="T2">标签类型:文本框 必填</text:span></text:p>
      <text:p text:style-name="P84"><text:tab/><text:tab/><text:tab/><text:tab/>字段名称_<text:span text:style-name="T174">9</text:span>:联系电话 <text:span text:style-name="T2">标签类型:文本框 必填</text:span></text:p>
      <text:p text:style-name="P84"><text:tab/><text:tab/><text:tab/><text:tab/>字段名称_<text:span text:style-name="T174">10</text:span>:持股数量 <text:span text:style-name="T2">标签类型:数字框 必填</text:span></text:p>
      <text:p text:style-name="P118"><text:span text:style-name="T2"><text:tab/><text:tab/><text:tab/><text:tab/>字段名称_</text:span><text:span text:style-name="T9">1</text:span><text:span text:style-name="T38">1</text:span><text:span text:style-name="T2">:股权类型 标签类型: 单选</text:span><text:span text:style-name="T7">下拉框</text:span><text:span text:style-name="T8"> <text:s/></text:span><text:span text:style-name="T2">必填 <text:s/>不可编辑</text:span></text:p>
      <text:p text:style-name="P165"><text:span text:style-name="T6"><text:tab/><text:tab/><text:tab/><text:tab/></text:span><text:span text:style-name="T92">(/</text:span><text:span text:style-name="T130">fairchange</text:span><text:span text:style-name="T136">/v1/fair/typeAndPer</text:span><text:span text:style-name="T92">)</text:span></text:p>
      <text:p text:style-name="P118"><text:span text:style-name="T2"><text:tab/><text:tab/><text:tab/><text:tab/></text:span><text:span text:style-name="T71">(选中股权类型自动选中的回显每股价格)</text:span></text:p>
      <text:p text:style-name="P168"><text:span text:style-name="T166"><text:tab/><text:tab/><text:tab/><text:tab/>字段名称_</text:span><text:span text:style-name="T167">1</text:span><text:span text:style-name="T173">2</text:span><text:span text:style-name="T166">:</text:span><text:bookmark-start text:name="__DdeLink__3872_3689537212"/><text:span text:style-name="T166">每股</text:span><text:bookmark-end text:name="__DdeLink__3872_3689537212"/><text:span text:style-name="T166">价格/元 </text:span><text:span text:style-name="T124">标签类型:数字框 必填 </text:span><text:span text:style-name="T125">(只读)</text:span></text:p>
      <text:p text:style-name="P84"><text:tab/><text:tab/><text:tab/><text:tab/>字段名称_<text:span text:style-name="T174">13</text:span>:<text:bookmark-start text:name="__DdeLink__19590_144138233931"/>出<text:bookmark-end text:name="__DdeLink__19590_144138233931"/>资方式 <text:span text:style-name="T2">标签类型:文本框 必填</text:span></text:p>
      <text:p text:style-name="P84"><text:tab/><text:tab/><text:tab/><text:tab/>字段名称_<text:span text:style-name="T174">14</text:span>:备注 <text:span text:style-name="T2">标签类型:文本框 必填</text:span><text:bookmark-start text:name="__DdeLink__2728_1271131015"/><text:bookmark-start text:name="__DdeLink__14141_1441382339"/></text:p>
      <text:p text:style-name="P31"><text:bookmark-end text:name="__DdeLink__2728_1271131015"/><text:bookmark-end text:name="__DdeLink__14141_1441382339"/><text:tab/><text:tab/><text:tab/></text:p>
      <text:p text:style-name="P73"/>
      <text:p text:style-name="P70"><text:tab/></text:p>
      <text:p text:style-name="P3"><text:tab/><text:tab/><text:tab/><text:span text:style-name="T150">功能名称_3:编辑 功能</text:span>类型:编辑 <text:s text:c="3"/><text:span text:style-name="T204"><text:s/></text:span><text:span text:style-name="T205">(/</text:span><text:span text:style-name="T203">shareopenaccount/v1/edit</text:span><text:span text:style-name="T205">)</text:span></text:p>
      <text:p text:style-name="P74"><text:tab/><text:tab/><text:tab/><text:tab/>有一个隐藏id</text:p>
      <text:p text:style-name="P120"><text:tab/><text:tab/><text:tab/><text:tab/><text:bookmark-start text:name="__DdeLink__19628_144138233931"/>字段名称_1<text:bookmark-end text:name="__DdeLink__19628_144138233931"/>:地区<text:tab/><text:span text:style-name="T2">标签类型:文本</text:span><text:span text:style-name="T7">框 </text:span><text:span text:style-name="T2">必填 <text:s/></text:span><text:span text:style-name="T7"><text:s/></text:span><text:span text:style-name="T40">可编辑</text:span><text:span text:style-name="T2"> </text:span></text:p>
      <text:p text:style-name="P84"><text:tab/><text:tab/><text:tab/><text:tab/>字段名称_<text:span text:style-name="T164">2</text:span>:<text:bookmark-start text:name="__DdeLink__19590_144138233941"/>日期<text:bookmark-end text:name="__DdeLink__19590_144138233941"/> <text:span text:style-name="T2">标签类型:时间</text:span><text:span text:style-name="T4">框</text:span><text:span text:style-name="T7">(年月日) </text:span><text:span text:style-name="T2">必填</text:span></text:p>
      <text:p text:style-name="P119"><text:tab/><text:tab/><text:tab/><text:tab/>字段名称_<text:span text:style-name="T164">3</text:span>:类型名称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法人(0)/自然人(1)) </text:span><text:span text:style-name="T39">不可编辑</text:span></text:p>
      <text:p text:style-name="P84"><text:soft-page-break/><text:tab/><text:tab/><text:tab/><text:tab/>字段名称_<text:span text:style-name="T164">4</text:span>:股东姓名 <text:span text:style-name="T2">标签类型:文本框 必填 </text:span><text:span text:style-name="T79">(只读)</text:span></text:p>
      <text:p text:style-name="P119"><text:tab/><text:tab/><text:tab/><text:tab/>字段名称_<text:span text:style-name="T164">5</text:span>:<text:bookmark-start text:name="__DdeLink__3872_3689537231"/>性别<text:bookmark-end text:name="__DdeLink__3872_3689537231"/>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男(0)/女(1)) </text:span><text:span text:style-name="T39">不可编辑</text:span></text:p>
      <text:p text:style-name="P84"><text:tab/><text:tab/><text:tab/><text:tab/>字段名称_<text:span text:style-name="T164">6</text:span>:证件类型 <text:span text:style-name="T2">标签类型:文本框 必填</text:span></text:p>
      <text:p text:style-name="P84"><text:tab/><text:tab/><text:tab/><text:tab/><text:bookmark-start text:name="__DdeLink__19628_1441382339121"/>字段名称_<text:bookmark-end text:name="__DdeLink__19628_1441382339121"/><text:span text:style-name="T174">7</text:span>:证件号码 <text:span text:style-name="T2">标签类型:文本框 必填</text:span></text:p>
      <text:p text:style-name="P84"><text:tab/><text:tab/><text:tab/><text:tab/>字段名称_<text:span text:style-name="T174">8</text:span>:<text:bookmark-start text:name="__DdeLink__19590_1441382339231"/>联系<text:bookmark-end text:name="__DdeLink__19590_1441382339231"/>地址 <text:span text:style-name="T2">标签类型:文本框 必填</text:span></text:p>
      <text:p text:style-name="P84"><text:tab/><text:tab/><text:tab/><text:tab/>字段名称_<text:span text:style-name="T174">9</text:span>:联系电话 <text:span text:style-name="T2">标签类型:文本框 必填</text:span></text:p>
      <text:p text:style-name="P84"><text:span text:style-name="T3"><text:tab/><text:tab/><text:tab/><text:tab/>字段名称_</text:span><text:span text:style-name="T9">1</text:span><text:span text:style-name="T14">0</text:span><text:span text:style-name="T3">:备注 标签类型:文本框 非必填</text:span></text:p>
      <text:p text:style-name="P11"><text:tab/><text:tab/><text:tab/><text:tab/></text:p>
      <text:p text:style-name="P76"><text:tab/><text:tab/><text:tab/></text:p>
      <text:p text:style-name="P75"><text:tab/><text:tab/><text:tab/><text:tab/><text:tab/></text:p>
      <text:p text:style-name="P122"><text:tab/><text:tab/><text:tab/><text:bookmark-start text:name="__DdeLink__18171_1271131015"/><text:span text:style-name="T150">功能名称_</text:span><text:span text:style-name="T159">4</text:span><text:span text:style-name="T150">:搜索 功能类型: </text:span><text:span text:style-name="T205">(/</text:span><text:span text:style-name="T203">shareopenaccount/v1/list</text:span><text:span text:style-name="T205">)</text:span></text:p>
      <text:p text:style-name="P15"><text:tab/><text:tab/><text:tab/><text:tab/>字段名称_1:开始时间<text:tab/><text:tab/>标签类型:时间框<text:span text:style-name="T175">(年月日)</text:span> <text:s text:c="2"/>非必填 </text:p>
      <text:p text:style-name="P16"><text:tab/><text:tab/><text:tab/><text:tab/>字段名称_<text:span text:style-name="T175">2</text:span>:结束时间<text:tab/><text:tab/>标签类型:时间框<text:span text:style-name="T175">(年月日)</text:span> <text:s text:c="2"/>非必填 </text:p>
      <text:p text:style-name="P81"><text:tab/><text:tab/><text:tab/><text:tab/>字段名称_<text:span text:style-name="T175">3</text:span>:地区<text:tab/><text:tab/>标签类型:文本框 <text:s/><text:span text:style-name="T2"><text:s/>非必填</text:span></text:p>
      <text:p text:style-name="P13"><text:tab/><text:tab/></text:p>
      <text:p text:style-name="P150"><text:span text:style-name="T107"><text:tab/><text:tab/><text:tab/>功能名称_</text:span><text:span text:style-name="T106">5</text:span><text:span text:style-name="T107">:汇总 功能类型:</text:span><text:span text:style-name="T108">(此汇总需要把合计行的空字段能合并起来</text:span><text:span text:style-name="T109"><text:tab/></text:span><text:span text:style-name="T116"><text:tab/><text:tab/><text:tab/><text:tab/><text:tab/><text:tab/><text:tab/><text:tab/><text:tab/><text:tab/><text:tab/></text:span><text:span text:style-name="T87">(/</text:span><text:span text:style-name="T130">shareopenaccount/v1/proCompare</text:span><text:span text:style-name="T87">)</text:span></text:p>
      <text:p text:style-name="P85"><text:tab/><text:tab/><text:tab/><text:tab/><text:span text:style-name="T2">字段名称_1:开始时间<text:tab/><text:tab/>标签类型:时间框</text:span><text:span text:style-name="T8">(年月日)</text:span><text:span text:style-name="T2"> <text:s text:c="2"/>非必填 </text:span></text:p>
      <text:p text:style-name="P17"><text:tab/><text:tab/><text:tab/><text:tab/>字段名称_<text:span text:style-name="T175">2</text:span>:结束时间<text:tab/><text:tab/>标签类型:时间框<text:span text:style-name="T175">(年月日)</text:span> <text:s text:c="2"/>非必填 </text:p>
      <text:p text:style-name="P151"><text:span text:style-name="T6"><text:tab/><text:tab/><text:tab/><text:tab/>字段名称_</text:span><text:span text:style-name="T8">3</text:span><text:span text:style-name="T6">:地区<text:tab/><text:tab/>标签类型:单选下拉框 <text:s text:c="2"/>非必填 不可编<text:tab/><text:tab/><text:tab/><text:tab/><text:tab/><text:tab/><text:tab/> <text:s text:c="21"/><text:tab/><text:tab/><text:tab/><text:tab/></text:span><text:span text:style-name="T92">(/</text:span><text:span text:style-name="T136">shareopenaccount/v1/area</text:span><text:span text:style-name="T92">)</text:span></text:p>
      <text:p text:style-name="P85"><text:span text:style-name="T2"><text:tab/><text:tab/><text:tab/><text:tab/></text:span><text:span text:style-name="T10">(</text:span><text:span text:style-name="T2">地区/日期/类型名称/性别/证件类型/证件号码/</text:span><text:bookmark-start text:name="__DdeLink__19590_14413823392311"/><text:span text:style-name="T2">联系</text:span><text:bookmark-end text:name="__DdeLink__19590_14413823392311"/><text:span text:style-name="T2">地址/联系电话/持股数量/</text:span><text:bookmark-start text:name="__DdeLink__3872_368953721211"/><text:span text:style-name="T2">每股</text:span><text:bookmark-end text:name="__DdeLink__3872_368953721211"/><text:span text:style-name="T2">价格</text:span><text:span text:style-name="T10">(</text:span><text:span text:style-name="T2">元</text:span><text:span text:style-name="T10">)/出资<text:tab/><text:tab/><text:tab/><text:tab/>额</text:span><text:span text:style-name="T2">/占股比例/</text:span><text:bookmark-start text:name="__DdeLink__19590_14413823393111"/><text:span text:style-name="T2">出</text:span><text:bookmark-end text:name="__DdeLink__19590_14413823393111"/><text:span text:style-name="T2">资方式/股权类型/股东状态</text:span><text:span text:style-name="T10">)</text:span></text:p>
      <text:p text:style-name="P13"><text:tab/><text:tab/><text:tab/></text:p>
      <text:p text:style-name="P150"><text:span text:style-name="T107"><text:tab/><text:tab/><text:tab/>功能名称_</text:span><text:span text:style-name="T106">6</text:span><text:span text:style-name="T107">:上传附件 功能类型:</text:span><text:span text:style-name="T87">(/</text:span><text:span text:style-name="T130">shareopenaccount/</text:span><text:span text:style-name="T202">v1/uploadFile/{id}</text:span><text:span text:style-name="T87">)</text:span></text:p>
      <text:p text:style-name="P86"><text:tab/><text:tab/><text:tab/><text:tab/>上传附件</text:p>
      <text:p text:style-name="P150"><text:span text:style-name="T1"><text:tab/><text:tab/><text:tab/></text:span><text:span text:style-name="T107">功能名称_</text:span><text:span text:style-name="T106">7</text:span><text:span text:style-name="T107">:查看附件 功能类型:</text:span><text:span text:style-name="T87">(/</text:span><text:span text:style-name="T130">shareopenaccount/v1/listFile/{id}</text:span><text:span text:style-name="T87">)</text:span></text:p>
      <text:p text:style-name="P85"><text:tab/><text:tab/><text:tab/><text:tab/>查看附件</text:p>
      <text:p text:style-name="P14"><text:tab/><text:tab/><text:tab/><text:tab/></text:p>
      <text:p text:style-name="P150"><text:span text:style-name="T6"><text:tab/><text:tab/><text:tab/></text:span><text:span text:style-name="T107">功能名称_</text:span><text:span text:style-name="T106">8</text:span><text:span text:style-name="T107">:</text:span><text:bookmark-start text:name="__DdeLink__1003_492836655"/><text:span text:style-name="T107">导入</text:span><text:bookmark-end text:name="__DdeLink__1003_492836655"/><text:span text:style-name="T48"> <text:s text:c="3"/></text:span><text:span text:style-name="T107">功能类型:</text:span><text:span text:style-name="T111">导入</text:span><text:span text:style-name="T87">(/</text:span><text:span text:style-name="T130">shareopenaccount/v1/importExcel</text:span><text:span text:style-name="T87">)</text:span></text:p>
      <text:p text:style-name="P64"><text:tab/><text:tab/><text:tab/><text:tab/>导入</text:p>
      <text:p text:style-name="P151"><text:span text:style-name="T48"><text:tab/><text:tab/><text:tab/></text:span><text:span text:style-name="T117">功能名称_</text:span><text:span text:style-name="T115">9</text:span><text:span text:style-name="T117">:</text:span><text:bookmark-start text:name="__DdeLink__1003_4928366551"/><text:span text:style-name="T117">导</text:span><text:bookmark-end text:name="__DdeLink__1003_4928366551"/><text:span text:style-name="T117">出</text:span><text:span text:style-name="T48"> <text:s text:c="3"/></text:span><text:span text:style-name="T117">功能类型:</text:span><text:span text:style-name="T111">导出</text:span><text:span text:style-name="T87">(/</text:span><text:span text:style-name="T130">shareopenaccount/v1/exportExcel</text:span><text:span text:style-name="T87">)</text:span></text:p>
      <text:p text:style-name="P85"><text:span text:style-name="T48"><text:tab/><text:tab/><text:tab/><text:tab/></text:span><text:span text:style-name="T46">字段名称_1:开始时间<text:tab/><text:tab/>标签类型:时间框</text:span><text:span text:style-name="T49">(年月日)</text:span><text:span text:style-name="T46"> <text:s text:c="2"/>非必填 </text:span></text:p>
      <text:p text:style-name="P17"><text:tab/><text:tab/><text:tab/><text:tab/>字段名称_<text:span text:style-name="T175">2</text:span>:结束时间<text:tab/><text:tab/>标签类型:时间框<text:span text:style-name="T175">(年月日)</text:span> <text:s text:c="2"/>非必填 </text:p>
      <text:p text:style-name="P123"><text:span text:style-name="T48"><text:tab/><text:tab/><text:tab/><text:tab/></text:span><text:span text:style-name="T46">字段名称_</text:span><text:span text:style-name="T49">3</text:span><text:span text:style-name="T46">:地区<text:tab/><text:tab/>标签类型:单选下拉框 <text:s text:c="2"/>非必填 不可编辑<text:tab/><text:tab/><text:tab/><text:tab/><text:tab/><text:tab/><text:tab/><text:tab/><text:tab/><text:tab/><text:tab/><text:tab/></text:span><text:span text:style-name="T87">(/</text:span><text:span text:style-name="T130">shareopenaccount/v1/area</text:span><text:span text:style-name="T87">)</text:span></text:p>
      <text:p text:style-name="P123"><text:span text:style-name="T53"><text:tab/><text:tab/><text:tab/><text:tab/>(</text:span><text:span text:style-name="T54">地区/日期/类型名称/性别/证件类型/证件号码/</text:span><text:bookmark-start text:name="__DdeLink__19590_144138233923111"/><text:span text:style-name="T54">联系</text:span><text:bookmark-end text:name="__DdeLink__19590_144138233923111"/><text:span text:style-name="T54">地址/联系电话/持股数量/</text:span><text:bookmark-start text:name="__DdeLink__3872_3689537212111"/><text:span text:style-name="T54">每股</text:span><text:bookmark-end text:name="__DdeLink__3872_3689537212111"/><text:span text:style-name="T54">价格</text:span><text:span text:style-name="T53">(</text:span><text:span text:style-name="T54">元</text:span><text:span text:style-name="T53">)/出资<text:tab/><text:tab/><text:tab/><text:tab/>额</text:span><text:span text:style-name="T54">/占股比例/</text:span><text:bookmark-start text:name="__DdeLink__19590_144138233931111"/><text:span text:style-name="T54">出</text:span><text:bookmark-end text:name="__DdeLink__19590_144138233931111"/><text:span text:style-name="T54">资方式/股权类型/股东状态</text:span><text:span text:style-name="T53">)</text:span></text:p>
      <text:p text:style-name="P65"/>
      <text:p text:style-name="P17"><text:tab/><text:tab/><text:bookmark-end text:name="__DdeLink__18171_1271131015"/><text:span text:style-name="T141">导航名_</text:span><text:span text:style-name="T145">2</text:span><text:span text:style-name="T141">:</text:span><text:span text:style-name="T143">股东变更</text:span></text:p>
      <text:p text:style-name="P151"><text:span text:style-name="T1"><text:tab/><text:tab/><text:tab/></text:span><text:span text:style-name="T151">功能名字_1:列表 <text:s/>功能类型:网格 (有网格)</text:span><text:span text:style-name="T87">(/</text:span><text:span text:style-name="T130">sharechange/v1/list</text:span><text:span text:style-name="T87">)</text:span></text:p>
      <text:p text:style-name="P85"><text:span text:style-name="T150"><text:tab/><text:tab/><text:tab/><text:tab/></text:span>有一个隐藏id</text:p>
      <text:p text:style-name="P106"><text:tab/><text:tab/><text:tab/><text:tab/><text:bookmark-start text:name="__DdeLink__19628_144138233951"/>字段名称_1<text:bookmark-end text:name="__DdeLink__19628_144138233951"/>:序号</text:p>
      <text:p text:style-name="P169"><text:span text:style-name="T166"><text:tab/><text:tab/><text:tab/><text:tab/></text:span><text:bookmark-end text:name="__DdeLink__2774_1271131015"/><text:bookmark-start text:name="__DdeLink__19628_144138233941"/><text:span text:style-name="T166">字段名称_</text:span><text:bookmark-end text:name="__DdeLink__19628_144138233941"/><text:span text:style-name="T172">2</text:span><text:span text:style-name="T166">:地区</text:span></text:p>
      <text:p text:style-name="P85"><text:tab/><text:tab/><text:tab/><text:tab/>字段名称_<text:span text:style-name="T188">3</text:span>:<text:bookmark-start text:name="__DdeLink__19590_144138233952"/>变更<text:bookmark-end text:name="__DdeLink__19590_144138233952"/>前股东姓名</text:p>
      <text:p text:style-name="P85"><text:tab/><text:tab/><text:tab/><text:tab/>字段名称_<text:span text:style-name="T188">4</text:span>:<text:bookmark-start text:name="__DdeLink__19590_1441382339511"/>变更<text:bookmark-end text:name="__DdeLink__19590_1441382339511"/>后股东姓名</text:p>
      <text:p text:style-name="P85"><text:tab/><text:tab/><text:tab/><text:tab/>字段名称_<text:span text:style-name="T188">5</text:span>:变更时间</text:p>
      <text:p text:style-name="P85"><text:tab/><text:tab/><text:tab/><text:tab/>字段名称_<text:span text:style-name="T188">6</text:span>:<text:bookmark-start text:name="__DdeLink__3872_3689537241"/>备注<text:bookmark-end text:name="__DdeLink__3872_3689537241"/> </text:p>
      <text:p text:style-name="P123"><text:tab/><text:tab/><text:tab/><text:span text:style-name="T150">功能名称_2:添加 功能类型:添加</text:span><text:span text:style-name="T87">(/</text:span><text:span text:style-name="T130">sharechange/v1/</text:span><text:span text:style-name="T135">add</text:span><text:span text:style-name="T87">)</text:span></text:p>
      <text:p text:style-name="P123"><text:span text:style-name="T150"><text:tab/><text:tab/><text:tab/><text:tab/></text:span><text:bookmark-start text:name="__DdeLink__19628_14413823394"/>字段名称_1<text:bookmark-end text:name="__DdeLink__19628_14413823394"/>:地区 <text:span text:style-name="T2">标签类型:</text:span><text:span text:style-name="T84">单选</text:span><text:span text:style-name="T85">下拉框 </text:span><text:span text:style-name="T84">必填 <text:s/></text:span><text:span text:style-name="T85"><text:s/></text:span><text:span text:style-name="T86">可编辑</text:span><text:span text:style-name="T91"> </text:span><text:span text:style-name="T87">(/</text:span><text:span text:style-name="T130">shareopenaccount/v1/area</text:span><text:span text:style-name="T87">)</text:span></text:p>
      <text:p text:style-name="P151"><text:soft-page-break/><text:span text:style-name="T1"><text:tab/><text:tab/><text:tab/><text:tab/>字段名称_2:</text:span><text:bookmark-start text:name="__DdeLink__19590_14413823395"/><text:span text:style-name="T1">变更</text:span><text:bookmark-end text:name="__DdeLink__19590_14413823395"/><text:span text:style-name="T1">前股东姓名 </text:span><text:span text:style-name="T6">标签类型:单选下拉框 必填 </text:span><text:span text:style-name="T39">不可编辑<text:tab/><text:tab/><text:tab/><text:tab/><text:tab/><text:tab/></text:span><text:span text:style-name="T41">`<text:tab/><text:tab/><text:tab/><text:tab/><text:tab/></text:span><text:span text:style-name="T87">(/</text:span><text:span text:style-name="T130">equitytransactrecord/v1/allName/allType</text:span><text:span text:style-name="T87">)</text:span></text:p>
      <text:p text:style-name="P152"><text:span text:style-name="T6"><text:tab/><text:tab/><text:tab/><text:tab/></text:span><text:span text:style-name="T67">(选中变更前股东姓名时传入对应的股权类型获取变更后股东名称)</text:span></text:p>
      <text:p text:style-name="P119"><text:tab/><text:tab/><text:tab/><text:tab/>字段名称_<text:span text:style-name="T164">3</text:span>:<text:bookmark-start text:name="__DdeLink__19590_144138233951"/>变更<text:bookmark-end text:name="__DdeLink__19590_144138233951"/>后股东姓名 <text:span text:style-name="T2">标签类型:单选下拉框 必填 </text:span><text:span text:style-name="T39">不可编辑</text:span></text:p>
      <text:p text:style-name="P124"><text:span text:style-name="T129"><text:tab/><text:tab/><text:tab/><text:tab/></text:span><text:span text:style-name="T87">(/</text:span><text:span text:style-name="T130">equitytransactrecord/v1</text:span><text:span text:style-name="T136">/findName/type</text:span><text:span text:style-name="T87">)</text:span></text:p>
      <text:p text:style-name="P88"><text:tab/><text:tab/><text:tab/><text:tab/>字段名称_<text:span text:style-name="T164">4</text:span>:变更时间 <text:span text:style-name="T2">标签类型:时间框</text:span><text:span text:style-name="T11">(年月日)</text:span><text:span text:style-name="T2"> 必填</text:span></text:p>
      <text:p text:style-name="P88"><text:span text:style-name="T150"><text:tab/><text:tab/><text:tab/><text:tab/></text:span>字段名称_<text:span text:style-name="T164">5</text:span>:<text:bookmark-start text:name="__DdeLink__3872_36895372411"/>备注<text:bookmark-end text:name="__DdeLink__3872_36895372411"/> <text:span text:style-name="T2">标签类型:文本框 非必填</text:span></text:p>
      <text:p text:style-name="P123"><text:span text:style-name="T2"><text:tab/><text:tab/><text:tab/></text:span><text:span text:style-name="T103">功能名称_3:编辑 功能</text:span><text:span text:style-name="T2">类型:编辑 <text:s text:c="2"/></text:span><text:span text:style-name="T87">(/</text:span><text:span text:style-name="T130">sharechange/v1/</text:span><text:span text:style-name="T135">edit</text:span><text:span text:style-name="T87">)</text:span></text:p>
      <text:p text:style-name="P120"><text:span text:style-name="T2"><text:tab/><text:tab/><text:tab/><text:tab/></text:span><text:bookmark-start text:name="__DdeLink__19628_144138233942"/><text:span text:style-name="T2">字段名称_1</text:span><text:bookmark-end text:name="__DdeLink__19628_144138233942"/><text:span text:style-name="T2">:地区 标签类型:</text:span><text:span text:style-name="T84">单选</text:span><text:span text:style-name="T85">下拉框 </text:span><text:span text:style-name="T84">必填 <text:s/></text:span><text:span text:style-name="T85"><text:s/></text:span><text:span text:style-name="T86">可编辑</text:span><text:span text:style-name="T84"> </text:span></text:p>
      <text:p text:style-name="P119"><text:tab/><text:tab/><text:tab/><text:tab/>字段名称_<text:span text:style-name="T164">2</text:span>:<text:bookmark-start text:name="__DdeLink__19590_144138233953"/>变更<text:bookmark-end text:name="__DdeLink__19590_144138233953"/>前股东姓名 <text:span text:style-name="T2">标签类型:单选下拉框 必填 <text:s/></text:span><text:span text:style-name="T39">不可编辑</text:span></text:p>
      <text:p text:style-name="P124"><text:span text:style-name="T2"><text:tab/><text:tab/><text:tab/><text:tab/></text:span><text:span text:style-name="T87">(/</text:span><text:span text:style-name="T130">equitytransactrecord/v1/allName/allType</text:span><text:span text:style-name="T87">)</text:span></text:p>
      <text:p text:style-name="P153"><text:span text:style-name="T6"><text:tab/><text:tab/><text:tab/><text:tab/></text:span><text:span text:style-name="T67">(选中变更前股东姓名时传入对应的股权类型获取变更后股东名称)</text:span></text:p>
      <text:p text:style-name="P124"><text:tab/><text:tab/><text:tab/><text:tab/>字段名称_<text:span text:style-name="T164">3</text:span>:<text:bookmark-start text:name="__DdeLink__19590_1441382339512"/>变更<text:bookmark-end text:name="__DdeLink__19590_1441382339512"/>后股东姓名 <text:span text:style-name="T2">标签类型:单选下拉框 必填 </text:span><text:span text:style-name="T39">不可编辑</text:span></text:p>
      <text:p text:style-name="P124"><text:span text:style-name="T129"><text:tab/><text:tab/><text:tab/><text:tab/></text:span><text:span text:style-name="T87">(/</text:span><text:span text:style-name="T130">equitytransactrecord/v1/findName/type</text:span><text:span text:style-name="T87">)</text:span></text:p>
      <text:p text:style-name="P88"><text:tab/><text:tab/><text:tab/><text:tab/>字段名称_<text:span text:style-name="T164">4</text:span>:变更时间 <text:span text:style-name="T2">标签类型:时间框</text:span><text:span text:style-name="T11">(年月日)</text:span><text:span text:style-name="T2"> 必填</text:span></text:p>
      <text:p text:style-name="P88"><text:span text:style-name="T103"><text:tab/><text:tab/><text:tab/><text:tab/></text:span><text:span text:style-name="T2">字段名称_</text:span><text:span text:style-name="T5">5</text:span><text:span text:style-name="T2">:</text:span><text:bookmark-start text:name="__DdeLink__3872_368953724111"/><text:span text:style-name="T2">备注</text:span><text:bookmark-end text:name="__DdeLink__3872_368953724111"/><text:span text:style-name="T2"> 标签类型:文本框 非必填</text:span></text:p>
      <text:p text:style-name="P123"><text:span text:style-name="T2"><text:s text:c="2"/><text:tab/><text:tab/><text:tab/></text:span><text:span text:style-name="T103">功能名称_</text:span><text:span text:style-name="T104">4</text:span><text:span text:style-name="T103">:搜索 功能类型: </text:span><text:span text:style-name="T87">(/</text:span><text:span text:style-name="T130">sharechange/v1/list</text:span><text:span text:style-name="T87">)</text:span></text:p>
      <text:p text:style-name="P88"><text:span text:style-name="T2"><text:tab/><text:tab/><text:tab/><text:tab/>字段名称_</text:span><text:span text:style-name="T30">1</text:span><text:span text:style-name="T2">:地区<text:tab/><text:tab/>标签类型:文本框 <text:s text:c="2"/>非必填</text:span></text:p>
      <text:p text:style-name="P123"><text:span text:style-name="T2"><text:tab/><text:tab/><text:tab/></text:span><text:span text:style-name="T103">功能名称_</text:span><text:span text:style-name="T104">5</text:span><text:span text:style-name="T103">:上传附件 功能类型:</text:span><text:span text:style-name="T87">(/</text:span><text:span text:style-name="T130">sharechange/v1/uploadFile/{id}</text:span><text:span text:style-name="T87">)</text:span></text:p>
      <text:p text:style-name="P88"><text:tab/><text:tab/><text:tab/><text:tab/>上传附件</text:p>
      <text:p text:style-name="P123"><text:tab/><text:tab/><text:tab/><text:span text:style-name="T103">功能名称_</text:span><text:span text:style-name="T104">6</text:span><text:span text:style-name="T103">:查看附件 功能类型:</text:span><text:span text:style-name="T87">(/</text:span><text:span text:style-name="T130">sharechange/v1/listFile/{id}</text:span><text:span text:style-name="T87">)</text:span></text:p>
      <text:p text:style-name="P25"><text:tab/><text:tab/><text:tab/><text:tab/>查看附件</text:p>
      <text:p text:style-name="P25"/>
      <text:p text:style-name="P89"><text:span text:style-name="T2"><text:tab/><text:tab/></text:span><text:span text:style-name="T59">导航名_</text:span><text:span text:style-name="T62">3</text:span><text:span text:style-name="T59">:</text:span><text:span text:style-name="T61">股东注销</text:span></text:p>
      <text:p text:style-name="P153"><text:span text:style-name="T1"><text:tab/><text:tab/><text:tab/></text:span><text:span text:style-name="T151">功能名字_1:列表 <text:s/>功能类型:网格 (有网格)</text:span><text:span text:style-name="T87">(/</text:span><text:span text:style-name="T130">logoutshare/v1/</text:span><text:span text:style-name="T133">list</text:span><text:span text:style-name="T87">)</text:span></text:p>
      <text:p text:style-name="P89"><text:span text:style-name="T150"><text:tab/><text:tab/><text:tab/><text:tab/></text:span>有一个隐藏id</text:p>
      <text:p text:style-name="P148"><text:tab/><text:tab/><text:tab/><text:tab/><text:bookmark-start text:name="__DdeLink__19628_144138233952"/><text:span text:style-name="T1">字段名称_1</text:span><text:bookmark-end text:name="__DdeLink__19628_144138233952"/><text:span text:style-name="T1">:序号</text:span></text:p>
      <text:p text:style-name="P170"><text:span text:style-name="T166"><text:tab/><text:tab/><text:tab/><text:tab/></text:span><text:bookmark-start text:name="__DdeLink__19628_1441382339411"/><text:span text:style-name="T166">字段名称_</text:span><text:bookmark-end text:name="__DdeLink__19628_1441382339411"/><text:span text:style-name="T172">2</text:span><text:span text:style-name="T166">:地区</text:span></text:p>
      <text:p text:style-name="P89"><text:tab/><text:tab/><text:tab/><text:tab/>字段名称_<text:span text:style-name="T188">3</text:span>:<text:bookmark-start text:name="__DdeLink__19590_1441382339521"/>注销<text:bookmark-end text:name="__DdeLink__19590_1441382339521"/>股东姓名</text:p>
      <text:p text:style-name="P89"><text:tab/><text:tab/><text:tab/><text:tab/>字段名称_<text:span text:style-name="T188">4</text:span>:类型名称</text:p>
      <text:p text:style-name="P89"><text:tab/><text:tab/><text:tab/><text:tab/>字段名称_<text:span text:style-name="T188">5</text:span>:注销时间</text:p>
      <text:p text:style-name="P89"><text:tab/><text:tab/><text:tab/><text:tab/><text:bookmark-start text:name="__DdeLink__19628_14413823394111"/>字段名称_<text:bookmark-end text:name="__DdeLink__19628_14413823394111"/><text:span text:style-name="T188">6</text:span>:注销股数</text:p>
      <text:p text:style-name="P89"><text:tab/><text:tab/><text:tab/><text:tab/>字段名称_<text:span text:style-name="T188">7</text:span>:出资额</text:p>
      <text:p text:style-name="P89"><text:tab/><text:tab/><text:tab/><text:tab/>字段名称_<text:span text:style-name="T188">8</text:span>:出资方法</text:p>
      <text:p text:style-name="P89"><text:tab/><text:tab/><text:tab/><text:tab/>字段名称_<text:span text:style-name="T188">9</text:span>:<text:bookmark-start text:name="__DdeLink__3872_36895372412"/>备注<text:bookmark-end text:name="__DdeLink__3872_36895372412"/> </text:p>
      <text:p text:style-name="P124"><text:tab/><text:tab/><text:tab/><text:span text:style-name="T150">功能名称_2:添加 功能类型:添加</text:span><text:span text:style-name="T87">(/</text:span><text:span text:style-name="T130">logoutshare/v1/</text:span><text:span text:style-name="T133">add</text:span><text:span text:style-name="T87">)</text:span></text:p>
      <text:p text:style-name="P126"><text:span text:style-name="T150"><text:tab/><text:tab/><text:tab/><text:tab/></text:span><text:bookmark-start text:name="__DdeLink__19628_144138233943"/>字段名称_1<text:bookmark-end text:name="__DdeLink__19628_144138233943"/>:地区 <text:span text:style-name="T2">标签类型:单选</text:span><text:span text:style-name="T7">下拉框 </text:span><text:span text:style-name="T2">必填 <text:s/></text:span><text:span text:style-name="T7"><text:s/></text:span><text:span text:style-name="T40">可编辑</text:span><text:span text:style-name="T2"> </text:span><text:span text:style-name="T87">(/</text:span><text:span text:style-name="T130">shareopenaccount/v1/area</text:span><text:span text:style-name="T87">)</text:span></text:p>
      <text:p text:style-name="P119"><text:span text:style-name="T2"><text:tab/><text:tab/><text:tab/><text:tab/>字段名称_</text:span><text:span text:style-name="T5">2</text:span><text:span text:style-name="T2">:</text:span><text:bookmark-start text:name="__DdeLink__19590_14413823395213"/><text:span text:style-name="T2">注销</text:span><text:bookmark-end text:name="__DdeLink__19590_14413823395213"/><text:span text:style-name="T2">股东姓名 <text:s/>标签类型:单选下拉框 必填 </text:span><text:span text:style-name="T39">不可编辑</text:span></text:p>
      <text:p text:style-name="P127"><text:span text:style-name="T39"><text:tab/><text:tab/><text:tab/><text:tab/></text:span><text:span text:style-name="T87">(/</text:span><text:span text:style-name="T130">equitytransactrecord/v1/allName/allType</text:span><text:span text:style-name="T87">)</text:span></text:p>
      <text:p text:style-name="P156"><text:span text:style-name="T6"><text:tab/><text:tab/><text:tab/><text:tab/>需要传入</text:span><text:span text:style-name="T77">注销股东姓名</text:span><text:span text:style-name="T6">链接以下数据</text:span><text:span text:style-name="T13">(</text:span></text:p>
      <text:p text:style-name="P156"><text:span text:style-name="T127"><text:tab/><text:tab/><text:tab/><text:tab/></text:span><text:span text:style-name="T87">(/</text:span><text:span text:style-name="T130">logoutshare/</text:span><text:span text:style-name="T133">v1/getLinkDate/logoutShareName</text:span><text:span text:style-name="T87">)</text:span></text:p>
      <text:p text:style-name="P107"><text:span text:style-name="T13"><text:tab/><text:tab/><text:tab/><text:tab/><text:tab/></text:span><text:span text:style-name="T2">字段名称_</text:span><text:span text:style-name="T32">3</text:span><text:span text:style-name="T2">:类型名称 标签类型:</text:span><text:span text:style-name="T13">文本框 <text:s text:c="2"/></text:span><text:span text:style-name="T80">只读</text:span></text:p>
      <text:p text:style-name="P90"><text:span text:style-name="T13"><text:tab/><text:tab/><text:tab/><text:tab/><text:tab/></text:span><text:bookmark-start text:name="__DdeLink__19628_144138233941112"/><text:span text:style-name="T2">字段名称_</text:span><text:bookmark-end text:name="__DdeLink__19628_144138233941112"/><text:span text:style-name="T32">4</text:span><text:span text:style-name="T2">:注销股数 标签类型:数字框 <text:s text:c="2"/></text:span><text:span text:style-name="T81">只读</text:span></text:p>
      <text:p text:style-name="P90"><text:tab/><text:tab/><text:tab/><text:tab/><text:tab/>字段名称_<text:span text:style-name="T189">5</text:span>:出资额 标签类型:数字框 <text:s/><text:span text:style-name="T2"><text:s/></text:span><text:span text:style-name="T78">只读</text:span></text:p>
      <text:p text:style-name="P90"><text:span text:style-name="T13"><text:tab/><text:tab/><text:tab/><text:tab/><text:tab/>字段名称_</text:span><text:span text:style-name="T32">6</text:span><text:span text:style-name="T13">:出资方法 标签类型:文本框 <text:s text:c="2"/></text:span><text:span text:style-name="T80">只读</text:span></text:p>
      <text:p text:style-name="P32"><text:tab/><text:tab/><text:tab/><text:tab/>)</text:p>
      <text:p text:style-name="P40"><text:tab/><text:tab/><text:tab/><text:tab/><text:span text:style-name="T1">字段名称_7:注销时间 标签类型:时间框(年月日) 必填</text:span></text:p>
      <text:p text:style-name="P89"><text:span text:style-name="T150"><text:tab/><text:tab/><text:tab/><text:tab/></text:span>字段名称_<text:span text:style-name="T176">8</text:span>:<text:bookmark-start text:name="__DdeLink__3872_368953724112"/>备注<text:bookmark-end text:name="__DdeLink__3872_368953724112"/> <text:span text:style-name="T2">标签类型:文本框 非必填</text:span></text:p>
      <text:p text:style-name="P124"><text:span text:style-name="T2"><text:tab/><text:tab/><text:tab/></text:span><text:span text:style-name="T103">功能名称_3:编辑 功能</text:span><text:span text:style-name="T2">类型:编辑 <text:s text:c="2"/></text:span><text:span text:style-name="T87">(/</text:span><text:span text:style-name="T130">logoutshare/v1/</text:span><text:span text:style-name="T133">edit</text:span><text:span text:style-name="T87">)</text:span></text:p>
      <text:p text:style-name="P126"><text:span text:style-name="T2"><text:tab/><text:tab/><text:tab/><text:tab/></text:span><text:bookmark-start text:name="__DdeLink__19628_1441382339431"/><text:span text:style-name="T2">字段名称_1</text:span><text:bookmark-end text:name="__DdeLink__19628_1441382339431"/><text:span text:style-name="T2">:地区 标签类型:单选</text:span><text:span text:style-name="T7">下拉框 </text:span><text:span text:style-name="T2">必填 <text:s/></text:span><text:span text:style-name="T7"><text:s/></text:span><text:span text:style-name="T40">可编辑</text:span><text:span text:style-name="T2"> </text:span><text:span text:style-name="T87">(/</text:span><text:span text:style-name="T130">shareopenaccount/v1/area</text:span><text:span text:style-name="T87">)</text:span></text:p>
      <text:p text:style-name="P127"><text:soft-page-break/><text:span text:style-name="T2"><text:tab/><text:tab/><text:tab/><text:tab/>字段名称_</text:span><text:span text:style-name="T5">2</text:span><text:span text:style-name="T2">:</text:span><text:bookmark-start text:name="__DdeLink__19590_144138233952131"/><text:span text:style-name="T2">注销</text:span><text:bookmark-end text:name="__DdeLink__19590_144138233952131"/><text:span text:style-name="T2">股东姓名 <text:s/>标签类型:单选下拉框 必填 </text:span><text:span text:style-name="T39">不可编辑<text:tab/><text:tab/><text:tab/><text:tab/><text:tab/><text:tab/><text:tab/><text:tab/><text:tab/><text:tab/><text:tab/><text:tab/></text:span><text:span text:style-name="T87">(/</text:span><text:span text:style-name="T130">equitytransactrecord/v1/allName/allType</text:span><text:span text:style-name="T87">)</text:span></text:p>
      <text:p text:style-name="P107"><text:span text:style-name="T2"><text:tab/><text:tab/><text:tab/><text:tab/>需要传入</text:span><text:span text:style-name="T74">注销股东姓名</text:span><text:span text:style-name="T2">链接以下数据</text:span><text:span text:style-name="T13">(</text:span></text:p>
      <text:p text:style-name="P127"><text:span text:style-name="T13"><text:tab/><text:tab/><text:tab/><text:tab/></text:span><text:span text:style-name="T87">(/</text:span><text:span text:style-name="T130">logoutshare/</text:span><text:span text:style-name="T133">v1/getLinkDate/logoutShareName</text:span><text:span text:style-name="T87">)</text:span></text:p>
      <text:p text:style-name="P107"><text:span text:style-name="T13"><text:tab/><text:tab/><text:tab/><text:tab/><text:tab/></text:span><text:span text:style-name="T2">字段名称_</text:span><text:span text:style-name="T32">3</text:span><text:span text:style-name="T2">:类型名称 标签类型:</text:span><text:span text:style-name="T13">文本框 <text:s text:c="2"/></text:span><text:span text:style-name="T80">只读</text:span></text:p>
      <text:p text:style-name="P107"><text:span text:style-name="T13"><text:tab/><text:tab/><text:tab/><text:tab/><text:tab/></text:span><text:bookmark-start text:name="__DdeLink__19628_1441382339411121"/><text:span text:style-name="T2">字段名称_</text:span><text:bookmark-end text:name="__DdeLink__19628_1441382339411121"/><text:span text:style-name="T32">4</text:span><text:span text:style-name="T2">:注销股数 标签类型:数字框 <text:s text:c="2"/></text:span><text:span text:style-name="T81">只读</text:span></text:p>
      <text:p text:style-name="P107"><text:tab/><text:tab/><text:tab/><text:tab/><text:tab/>字段名称_<text:span text:style-name="T189">5</text:span>:出资额 标签类型:数字框 <text:s/><text:span text:style-name="T2"><text:s/></text:span><text:span text:style-name="T78">只读</text:span></text:p>
      <text:p text:style-name="P107"><text:span text:style-name="T13"><text:tab/><text:tab/><text:tab/><text:tab/><text:tab/>字段名称_</text:span><text:span text:style-name="T32">6</text:span><text:span text:style-name="T13">:出资方式 标签类型:文本框 <text:s text:c="2"/></text:span><text:span text:style-name="T80">只读</text:span></text:p>
      <text:p text:style-name="P40"><text:tab/><text:tab/><text:tab/><text:tab/>)</text:p>
      <text:p text:style-name="P40"><text:tab/><text:tab/><text:tab/><text:tab/><text:span text:style-name="T1">字段名称_7:注销时间 标签类型:时间框(年月日) 必填</text:span></text:p>
      <text:p text:style-name="P107"><text:span text:style-name="T103"><text:tab/><text:tab/><text:tab/><text:tab/></text:span><text:span text:style-name="T2">字段名称_</text:span><text:span text:style-name="T13">8</text:span><text:span text:style-name="T2">:</text:span><text:bookmark-start text:name="__DdeLink__3872_3689537241121"/><text:span text:style-name="T2">备注</text:span><text:bookmark-end text:name="__DdeLink__3872_3689537241121"/><text:span text:style-name="T2"> 标签类型:文本框 非必填</text:span></text:p>
      <text:p text:style-name="P124"><text:span text:style-name="T2"><text:s text:c="2"/><text:tab/><text:tab/><text:tab/></text:span><text:span text:style-name="T103">功能名称_</text:span><text:span text:style-name="T104">4</text:span><text:span text:style-name="T103">:搜索 功能类型:</text:span><text:span text:style-name="T87">(/</text:span><text:span text:style-name="T130">logoutshare/v1/</text:span><text:span text:style-name="T133">list</text:span><text:span text:style-name="T87">)</text:span></text:p>
      <text:p text:style-name="P89"><text:span text:style-name="T2"><text:tab/><text:tab/><text:tab/><text:tab/>字段名称_</text:span><text:span text:style-name="T30">1</text:span><text:span text:style-name="T2">:地区<text:tab/><text:tab/>标签类型:文本框 <text:s text:c="2"/>非必填</text:span></text:p>
      <text:p text:style-name="P153"><text:span text:style-name="T6"><text:tab/><text:tab/><text:tab/></text:span><text:span text:style-name="T107">功能名称_</text:span><text:span text:style-name="T104">5</text:span><text:span text:style-name="T107">:上传附件 功能类型:</text:span><text:span text:style-name="T87">(/</text:span><text:span text:style-name="T130">logoutshare/</text:span><text:span text:style-name="T133">v1</text:span><text:span text:style-name="T130">/</text:span><text:span text:style-name="T133">uploadFile/{id}</text:span><text:span text:style-name="T87">)</text:span></text:p>
      <text:p text:style-name="P89"><text:tab/><text:tab/><text:tab/><text:tab/>上传附件</text:p>
      <text:p text:style-name="P153"><text:span text:style-name="T1"><text:tab/><text:tab/><text:tab/></text:span><text:span text:style-name="T107">功能名称_</text:span><text:span text:style-name="T104">6</text:span><text:span text:style-name="T107">:查看附件 功能类型:</text:span><text:span text:style-name="T87">(/</text:span><text:span text:style-name="T130">logoutshare/</text:span><text:span text:style-name="T133">v1</text:span><text:span text:style-name="T130">/listFile</text:span><text:span text:style-name="T133">/{id}</text:span><text:span text:style-name="T87">)</text:span></text:p>
      <text:p text:style-name="P26"><text:tab/><text:tab/><text:tab/><text:tab/>查看附件</text:p>
      <text:p text:style-name="P45"><text:tab/><text:tab/></text:p>
      <text:p text:style-name="P135"><text:span text:style-name="T2"><text:tab/><text:tab/></text:span><text:span text:style-name="T63">导航名_</text:span><text:span text:style-name="T59">4</text:span><text:span text:style-name="T63">:</text:span><text:span text:style-name="T61">股权交易记录</text:span></text:p>
      <text:p text:style-name="P153"><text:span text:style-name="T212"><text:tab/><text:tab/><text:tab/></text:span><text:span text:style-name="T151">功能名字_1:列表 <text:s/>功能类型:网格 (有网格)</text:span><text:span text:style-name="T87">(/</text:span><text:span text:style-name="T130">equitytransactrecord/</text:span><text:span text:style-name="T133">v1</text:span><text:span text:style-name="T130">/list</text:span><text:span text:style-name="T87">)</text:span></text:p>
      <text:p text:style-name="P91"><text:span text:style-name="T150"><text:tab/><text:tab/><text:tab/><text:tab/></text:span>有一个隐藏id</text:p>
      <text:p text:style-name="P106"><text:tab/><text:tab/><text:tab/><text:tab/><text:bookmark-start text:name="__DdeLink__19628_144138233953"/>字段名称_1<text:bookmark-end text:name="__DdeLink__19628_144138233953"/>:序号</text:p>
      <text:p text:style-name="P171"><text:span text:style-name="T166"><text:tab/><text:tab/><text:tab/><text:tab/></text:span><text:bookmark-start text:name="__DdeLink__19628_14413823394112"/><text:span text:style-name="T166">字段名称_</text:span><text:bookmark-end text:name="__DdeLink__19628_14413823394112"/><text:span text:style-name="T172">2</text:span><text:span text:style-name="T166">:股东姓名</text:span></text:p>
      <text:p text:style-name="P91"><text:tab/><text:tab/><text:tab/><text:tab/>字段名称_<text:span text:style-name="T188">3</text:span>:持股数量</text:p>
      <text:p text:style-name="P91"><text:tab/><text:tab/><text:tab/><text:tab/>字段名称_<text:span text:style-name="T188">4</text:span>:每股价格/元</text:p>
      <text:p text:style-name="P91"><text:tab/><text:tab/><text:tab/><text:tab/>字段名称_<text:span text:style-name="T188">5</text:span>:金额</text:p>
      <text:p text:style-name="P91"><text:tab/><text:tab/><text:tab/><text:tab/><text:bookmark-start text:name="__DdeLink__19628_144138233941113"/>字段名称_<text:bookmark-end text:name="__DdeLink__19628_144138233941113"/><text:span text:style-name="T188">6</text:span>:股权类型</text:p>
      <text:p text:style-name="P91"><text:tab/><text:tab/><text:tab/><text:tab/>字段名称_<text:span text:style-name="T188">7</text:span>:持股比例</text:p>
      <text:p text:style-name="P91"><text:tab/><text:tab/><text:tab/><text:tab/>字段名称_<text:span text:style-name="T188">8</text:span>:股东状态<text:bookmark text:name="__DdeLink__3872_368953724121"/></text:p>
      <text:p text:style-name="P136"><text:tab/><text:tab/><text:tab/><text:span text:style-name="T151">功能名字_</text:span><text:span text:style-name="T152">2</text:span><text:span text:style-name="T151">:</text:span><text:span text:style-name="T158">查看交易明细</text:span><text:span text:style-name="T151"> <text:s/>功能类型:</text:span><text:span text:style-name="T153">(点击上边列表数据传入股东姓名)</text:span></text:p>
      <text:p text:style-name="P153"><text:span text:style-name="T162"><text:tab/><text:tab/><text:tab/><text:tab/></text:span><text:span text:style-name="T87">(/</text:span><text:span text:style-name="T130">equitytransactrecord/</text:span><text:span text:style-name="T136">v1/transDetail</text:span><text:span text:style-name="T87">)</text:span><text:span text:style-name="T211"><text:tab/></text:span></text:p>
      <text:p text:style-name="P136"><text:tab/><text:tab/><text:tab/><text:tab/><text:span text:style-name="T177">表头(时间/持股数量/每股价格(元)/金额/交易类型)</text:span></text:p>
      <text:p text:style-name="P136"><text:tab/><text:tab/><text:tab/></text:p>
      <text:p text:style-name="P136"><text:tab/><text:tab/><text:tab/><text:span text:style-name="T151">功能名字_</text:span><text:span text:style-name="T152">3</text:span><text:span text:style-name="T151">:汇总 <text:s/>功能类型:网格 (有网格)</text:span></text:p>
      <text:p text:style-name="P153"><text:span text:style-name="T151"><text:tab/><text:tab/><text:tab/><text:tab/></text:span><text:span text:style-name="T87">(/</text:span><text:span text:style-name="T130">equitytransactrecord/v1/proCompare</text:span><text:span text:style-name="T87">)</text:span><text:span text:style-name="T211"><text:tab/></text:span></text:p>
      <text:p text:style-name="P137"><text:tab/><text:tab/><text:tab/><text:tab/><text:span text:style-name="T177">表头(股东姓名/持股数量/每股价格(元)/金额/股权类型/持股比例/股东状态)</text:span></text:p>
      <text:p text:style-name="P135"/>
      <text:p text:style-name="P135"><text:tab/><text:tab/><text:tab/><text:tab/></text:p>
      <text:p text:style-name="P79"><text:tab/>导航下拉名_<text:span text:style-name="T165">2</text:span>:股权管理</text:p>
      <text:p text:style-name="P1"><text:span text:style-name="T1"><text:tab/><text:tab/></text:span><text:span text:style-name="T142">导航名_</text:span><text:span text:style-name="T144">1</text:span><text:span text:style-name="T142">:</text:span><text:span text:style-name="T143">新增股权</text:span></text:p>
      <text:p text:style-name="P153"><text:span text:style-name="T1"><text:tab/><text:tab/><text:tab/></text:span><text:span text:style-name="T151">功能名字_1:列表 <text:s/>功能类型:网格 (有网格)</text:span><text:span text:style-name="T87">(/</text:span><text:span text:style-name="T130">newequity/v1/</text:span><text:span text:style-name="T133">list</text:span><text:span text:style-name="T87">)</text:span><text:span text:style-name="T211"><text:tab/></text:span></text:p>
      <text:p text:style-name="P78"><text:span text:style-name="T150"><text:tab/><text:tab/><text:tab/><text:tab/></text:span>有一个隐藏id</text:p>
      <text:p text:style-name="P106"><text:tab/><text:tab/><text:tab/><text:tab/><text:bookmark-start text:name="__DdeLink__19628_144138233954"/>字段名称_1<text:bookmark-end text:name="__DdeLink__19628_144138233954"/>:序号</text:p>
      <text:p text:style-name="P78"><text:tab/><text:tab/><text:tab/><text:tab/><text:bookmark-start text:name="__DdeLink__19628_1441382339211"/>字段名称_<text:span text:style-name="T188">2</text:span>:<text:bookmark-end text:name="__DdeLink__19628_1441382339211"/>地区</text:p>
      <text:p text:style-name="P78"><text:tab/><text:tab/><text:tab/><text:tab/><text:bookmark-start text:name="__DdeLink__19628_144138233921"/>字段名称_<text:span text:style-name="T188">3</text:span>:<text:bookmark-end text:name="__DdeLink__19628_144138233921"/>股东姓名</text:p>
      <text:p text:style-name="P78"><text:tab/><text:tab/><text:tab/><text:tab/>字段名称_<text:span text:style-name="T188">4</text:span>:<text:bookmark-start text:name="__DdeLink__19590_144138233921"/>股权<text:bookmark-end text:name="__DdeLink__19590_144138233921"/>类型</text:p>
      <text:p text:style-name="P78"><text:tab/><text:tab/><text:tab/><text:tab/><text:bookmark-start text:name="__DdeLink__3876_36895372"/>字段名称_<text:span text:style-name="T188">5</text:span>:<text:bookmark-end text:name="__DdeLink__3876_36895372"/>新增股权</text:p>
      <text:p text:style-name="P80"><text:tab/><text:tab/><text:tab/><text:tab/>字段名称_<text:span text:style-name="T188">6</text:span>:每股价格/元</text:p>
      <text:p text:style-name="P78"><text:tab/><text:tab/><text:tab/><text:tab/>字段名称_<text:span text:style-name="T188">7</text:span>:金额</text:p>
      <text:p text:style-name="P78"><text:tab/><text:tab/><text:tab/><text:tab/>字段名称_<text:span text:style-name="T188">8</text:span>:新增日期</text:p>
      <text:p text:style-name="P78"><text:tab/><text:tab/><text:tab/><text:tab/>字段名称_<text:span text:style-name="T188">9</text:span>:备注<text:tab/><text:tab/></text:p>
      <text:p text:style-name="P12"><text:tab/><text:tab/><text:tab/><text:tab/><text:tab/><text:tab/></text:p>
      <text:p text:style-name="P124"><text:tab/><text:tab/><text:tab/><text:span text:style-name="T150">功能名称_2:添加 功能类型:添加</text:span><text:span text:style-name="T87">(/</text:span><text:span text:style-name="T130">newequity/v1/</text:span><text:span text:style-name="T133">add</text:span><text:span text:style-name="T87">)</text:span><text:span text:style-name="T211"><text:tab/></text:span></text:p>
      <text:p text:style-name="P126"><text:soft-page-break/><text:span text:style-name="T150"><text:tab/><text:tab/><text:tab/><text:tab/></text:span><text:bookmark-start text:name="__DdeLink__19628_1441382339432"/>字段名称_1<text:bookmark-end text:name="__DdeLink__19628_1441382339432"/>:地区 <text:span text:style-name="T2">标签类型:单选</text:span><text:span text:style-name="T7">下拉框 </text:span><text:span text:style-name="T2">必填 <text:s/></text:span><text:span text:style-name="T7"><text:s/></text:span><text:span text:style-name="T40">可编辑</text:span><text:span text:style-name="T2"> </text:span><text:span text:style-name="T87">(/</text:span><text:span text:style-name="T130">shareopenaccount/v1/area</text:span><text:span text:style-name="T87">)</text:span></text:p>
      <text:p text:style-name="P128"><text:span text:style-name="T2"><text:tab/><text:tab/><text:tab/><text:tab/>字段名称_</text:span><text:span text:style-name="T5">2</text:span><text:span text:style-name="T2">:</text:span><text:bookmark text:name="__DdeLink__19590_144138233952132"/><text:span text:style-name="T2">股东姓名 <text:s/>标签类型:单选下拉框 必填 </text:span><text:span text:style-name="T39">不可编辑<text:tab/><text:tab/><text:tab/><text:tab/><text:tab/><text:tab/><text:tab/><text:tab/><text:tab/><text:tab/><text:tab/><text:tab/><text:tab/></text:span><text:span text:style-name="T87">(/</text:span><text:span text:style-name="T130">equitytransactrecord/v1/allName/allType</text:span><text:span text:style-name="T87">)</text:span></text:p>
      <text:p text:style-name="P93"><text:span text:style-name="T2"><text:tab/><text:tab/><text:tab/><text:tab/>字段名称_</text:span><text:span text:style-name="T15">3</text:span><text:span text:style-name="T2">:新增股数 <text:s/>标签类型:数字框 <text:s text:c="2"/>必填</text:span></text:p>
      <text:p text:style-name="P92"><text:span text:style-name="T2"><text:tab/><text:tab/><text:tab/><text:tab/>需要传入</text:span><text:span text:style-name="T74">股东姓名和新增股数</text:span><text:span text:style-name="T2">链接以下数据</text:span><text:span text:style-name="T13">(</text:span></text:p>
      <text:p text:style-name="P157"><text:span text:style-name="T13"><text:tab/><text:tab/><text:tab/><text:tab/><text:tab/></text:span><text:span text:style-name="T95">(</text:span><text:span text:style-name="T87">/</text:span><text:span text:style-name="T130">newequity/v1/</text:span><text:span text:style-name="T133">/getLinkDate/logoutShareName</text:span><text:span text:style-name="T87">)</text:span></text:p>
      <text:p text:style-name="P92"><text:span text:style-name="T13"><text:tab/><text:tab/><text:tab/><text:tab/><text:tab/></text:span><text:bookmark-start text:name="__DdeLink__19628_1441382339411122"/><text:span text:style-name="T2">字段名称_</text:span><text:bookmark-end text:name="__DdeLink__19628_1441382339411122"/><text:span text:style-name="T16">4</text:span><text:span text:style-name="T2">:股权类型 标签类型:文本框 <text:s text:c="2"/></text:span><text:span text:style-name="T81">只读</text:span></text:p>
      <text:p text:style-name="P172"><text:span text:style-name="T166"><text:tab/><text:tab/><text:tab/><text:tab/><text:tab/>字段名称_</text:span><text:span text:style-name="T169">5</text:span><text:span text:style-name="T168">:每股价格/元</text:span><text:span text:style-name="T166"> 标签类型:数字框</text:span><text:span text:style-name="T124"> </text:span><text:span text:style-name="T126">只读</text:span></text:p>
      <text:p text:style-name="P92"><text:span text:style-name="T13"><text:tab/><text:tab/><text:tab/><text:tab/><text:tab/>字段名称_</text:span><text:span text:style-name="T16">6</text:span><text:span text:style-name="T13">:金额 标签类型:数字框 <text:s/></text:span><text:span text:style-name="T80">只读</text:span></text:p>
      <text:p text:style-name="P33"><text:tab/><text:tab/><text:tab/><text:tab/>)</text:p>
      <text:p text:style-name="P93"><text:span text:style-name="T13"><text:tab/><text:tab/><text:tab/><text:tab/>字段名称_</text:span><text:span text:style-name="T16">7</text:span><text:span text:style-name="T13">:新增日期 <text:s/>标签类型:时间框</text:span><text:span text:style-name="T17">(年月日)</text:span><text:span text:style-name="T13"> <text:s text:c="2"/>必填</text:span></text:p>
      <text:p text:style-name="P92"><text:span text:style-name="T150"><text:tab/><text:tab/><text:tab/><text:tab/></text:span>字段名称_<text:span text:style-name="T176">8</text:span>:<text:bookmark-start text:name="__DdeLink__3872_3689537241122"/>备注<text:bookmark-end text:name="__DdeLink__3872_3689537241122"/> <text:span text:style-name="T2">标签类型:文本框 非必填</text:span></text:p>
      <text:p text:style-name="P27"/>
      <text:p text:style-name="P124"><text:span text:style-name="T2"><text:tab/><text:tab/><text:tab/></text:span><text:span text:style-name="T103">功能名称_3:编辑 功能</text:span><text:span text:style-name="T2">类型:编辑 </text:span><text:span text:style-name="T91"><text:s text:c="2"/></text:span><text:span text:style-name="T87">(/</text:span><text:span text:style-name="T130">newequity/v1/</text:span><text:span text:style-name="T133">edit</text:span><text:span text:style-name="T87">)</text:span><text:span text:style-name="T89"><text:tab/></text:span></text:p>
      <text:p text:style-name="P126"><text:span text:style-name="T2"><text:tab/><text:tab/><text:tab/><text:tab/></text:span><text:bookmark-start text:name="__DdeLink__19628_14413823394321"/><text:span text:style-name="T2">字段名称_1</text:span><text:bookmark-end text:name="__DdeLink__19628_14413823394321"/><text:span text:style-name="T2">:地区 标签类型:单选</text:span><text:span text:style-name="T7">下拉框 </text:span><text:span text:style-name="T2">必填 <text:s/></text:span><text:span text:style-name="T7"><text:s/></text:span><text:span text:style-name="T40">可编辑</text:span><text:span text:style-name="T2"> </text:span><text:span text:style-name="T87">(/</text:span><text:span text:style-name="T130">shareopenaccount/v1/area</text:span><text:span text:style-name="T87">)</text:span></text:p>
      <text:p text:style-name="P119"><text:span text:style-name="T2"><text:tab/><text:tab/><text:tab/><text:tab/>字段名称_</text:span><text:span text:style-name="T5">2</text:span><text:span text:style-name="T2">:</text:span><text:bookmark text:name="__DdeLink__19590_1441382339521322"/><text:span text:style-name="T2">股东姓名 <text:s/>标签类型:单选下拉框 必填 <text:s/></text:span><text:span text:style-name="T39">不可编辑</text:span></text:p>
      <text:p text:style-name="P128"><text:span text:style-name="T39"><text:tab/><text:tab/><text:tab/><text:tab/></text:span><text:span text:style-name="T87">(/</text:span><text:span text:style-name="T130">equitytransactrecord/v1/allName/allType</text:span><text:span text:style-name="T87">)</text:span></text:p>
      <text:p text:style-name="P94"><text:span text:style-name="T2"><text:tab/><text:tab/><text:tab/><text:tab/>字段名称_</text:span><text:span text:style-name="T15">3</text:span><text:span text:style-name="T2">:新增股数 <text:s/>标签类型:数字框 <text:s text:c="2"/>必填</text:span></text:p>
      <text:p text:style-name="P108"><text:span text:style-name="T2"><text:tab/><text:tab/><text:tab/><text:tab/>需要传入</text:span><text:span text:style-name="T74">股东姓名和新增股数</text:span><text:span text:style-name="T2">链接以下数据</text:span><text:span text:style-name="T13">(</text:span></text:p>
      <text:p text:style-name="P128"><text:span text:style-name="T13"><text:tab/><text:tab/><text:tab/><text:tab/><text:tab/></text:span><text:span text:style-name="T95">(</text:span><text:span text:style-name="T87">/</text:span><text:span text:style-name="T130">newequity/v1/</text:span><text:span text:style-name="T133">/getLinkDate/logoutShareName</text:span><text:span text:style-name="T87">)</text:span></text:p>
      <text:p text:style-name="P94"><text:span text:style-name="T13"><text:tab/><text:tab/><text:tab/><text:tab/><text:tab/></text:span><text:bookmark-start text:name="__DdeLink__19628_14413823394111221"/><text:span text:style-name="T2">字段名称_</text:span><text:bookmark-end text:name="__DdeLink__19628_14413823394111221"/><text:span text:style-name="T16">4</text:span><text:span text:style-name="T2">:</text:span><text:bookmark-start text:name="__DdeLink__5107_1846183566"/><text:span text:style-name="T2">股权类型</text:span><text:bookmark-end text:name="__DdeLink__5107_1846183566"/><text:span text:style-name="T2"> 标签类型:文本框 <text:s text:c="2"/></text:span><text:span text:style-name="T81">只读</text:span></text:p>
      <text:p text:style-name="P173"><text:span text:style-name="T166"><text:tab/><text:tab/><text:tab/><text:tab/><text:tab/>字段名称_</text:span><text:span text:style-name="T169">5</text:span><text:span text:style-name="T168">:</text:span><text:bookmark-start text:name="__DdeLink__5109_1846183566"/><text:span text:style-name="T168">每股价格/元</text:span><text:bookmark-end text:name="__DdeLink__5109_1846183566"/><text:span text:style-name="T166"> 标签类型:数字框</text:span><text:span text:style-name="T124"> </text:span><text:span text:style-name="T126">只读</text:span></text:p>
      <text:p text:style-name="P94"><text:span text:style-name="T13"><text:tab/><text:tab/><text:tab/><text:tab/><text:tab/>字段名称_</text:span><text:span text:style-name="T16">6</text:span><text:span text:style-name="T13">:金额 标签类型:数字框 <text:s/></text:span><text:span text:style-name="T80">只读</text:span></text:p>
      <text:p text:style-name="P34"><text:tab/><text:tab/><text:tab/><text:tab/>)</text:p>
      <text:p text:style-name="P95"><text:span text:style-name="T13"><text:tab/><text:tab/><text:tab/><text:tab/>字段名称_</text:span><text:span text:style-name="T16">7</text:span><text:span text:style-name="T13">:新增日期 <text:s/>标签类型:时间框</text:span><text:span text:style-name="T17">(年月日)</text:span><text:span text:style-name="T13"> <text:s text:c="2"/>必填</text:span></text:p>
      <text:p text:style-name="P94"><text:span text:style-name="T103"><text:tab/><text:tab/><text:tab/><text:tab/></text:span><text:span text:style-name="T2">字段名称_</text:span><text:span text:style-name="T13">8</text:span><text:span text:style-name="T2">:</text:span><text:bookmark-start text:name="__DdeLink__3872_36895372411221"/><text:span text:style-name="T2">备注</text:span><text:bookmark-end text:name="__DdeLink__3872_36895372411221"/><text:span text:style-name="T2"> 标签类型:文本框 非必填</text:span></text:p>
      <text:p text:style-name="P124"><text:tab/><text:tab/><text:tab/><text:span text:style-name="T150">功能名称_</text:span><text:span text:style-name="T154">4</text:span><text:span text:style-name="T150">:删除 功能类型:</text:span> 删除 <text:s/><text:span text:style-name="T87">(/</text:span><text:span text:style-name="T130">newequity/v1/</text:span><text:span text:style-name="T133">delete</text:span><text:span text:style-name="T87">)</text:span><text:span text:style-name="T162"><text:tab/></text:span></text:p>
      <text:p text:style-name="P78"><text:tab/><text:tab/><text:tab/><text:tab/>温馨提示：确定删除这条数据么？</text:p>
      <text:p text:style-name="P6"><text:tab/><text:tab/><text:tab/><text:span text:style-name="T150">功能名称_</text:span><text:span text:style-name="T154">5</text:span><text:span text:style-name="T150">:搜索 功能类型:</text:span><text:span text:style-name="T208">(/</text:span><text:span text:style-name="T197">newequity/v1/</text:span><text:span text:style-name="T200">list</text:span><text:span text:style-name="T208">)</text:span><text:span text:style-name="T209"><text:tab/></text:span></text:p>
      <text:p text:style-name="P5"><text:bookmark text:name="__DdeLink__3862_36895372"/><text:tab/><text:tab/><text:tab/><text:tab/>字段名称_<text:span text:style-name="T187">1</text:span>:地区<text:tab/><text:tab/>标签类型:文本框 <text:s text:c="2"/>非必填</text:p>
      <text:p text:style-name="P28"/>
      <text:p text:style-name="P79"><text:span text:style-name="T2"><text:tab/><text:tab/></text:span><text:span text:style-name="T59">导航名_</text:span><text:span text:style-name="T60">2</text:span><text:span text:style-name="T59">:</text:span><text:bookmark-start text:name="__DdeLink__5305_1846183566"/><text:span text:style-name="T60">股权转让</text:span><text:bookmark-end text:name="__DdeLink__5305_1846183566"/></text:p>
      <text:p text:style-name="P153"><text:span text:style-name="T1"><text:tab/><text:tab/><text:tab/></text:span><text:span text:style-name="T151">功能名字_1:列表 <text:s/>功能类型:网格 (有网格)</text:span><text:span text:style-name="T87">(/</text:span><text:span text:style-name="T130">equitytransfer/v1/</text:span><text:span text:style-name="T133">list</text:span><text:span text:style-name="T87">)</text:span><text:span text:style-name="T162"><text:tab/></text:span></text:p>
      <text:p text:style-name="P94"><text:span text:style-name="T150"><text:tab/><text:tab/><text:tab/><text:tab/></text:span>有一个隐藏id</text:p>
      <text:p text:style-name="P106"><text:tab/><text:tab/><text:tab/><text:tab/><text:bookmark-start text:name="__DdeLink__19628_144138233955"/>字段名称_1<text:bookmark-end text:name="__DdeLink__19628_144138233955"/>:序号</text:p>
      <text:p text:style-name="P94"><text:tab/><text:tab/><text:tab/><text:tab/><text:bookmark-start text:name="__DdeLink__19628_14413823392111"/>字段名称_<text:span text:style-name="T188">2</text:span>:<text:bookmark-end text:name="__DdeLink__19628_14413823392111"/>地区</text:p>
      <text:p text:style-name="P94"><text:tab/><text:tab/><text:tab/><text:tab/><text:bookmark-start text:name="__DdeLink__19628_1441382339212"/>字段名称_<text:span text:style-name="T188">3</text:span>:<text:bookmark-end text:name="__DdeLink__19628_1441382339212"/>转让人</text:p>
      <text:p text:style-name="P94"><text:tab/><text:tab/><text:tab/><text:tab/>字段名称_<text:span text:style-name="T188">4</text:span>:受让人</text:p>
      <text:p text:style-name="P94"><text:tab/><text:tab/><text:tab/><text:tab/><text:bookmark-start text:name="__DdeLink__3876_368953721"/>字段名称_<text:span text:style-name="T188">5</text:span>:<text:bookmark-end text:name="__DdeLink__3876_368953721"/>股权类型</text:p>
      <text:p text:style-name="P94"><text:tab/><text:tab/><text:tab/><text:tab/>字段名称_<text:span text:style-name="T188">6</text:span>:转让股数/万</text:p>
      <text:p text:style-name="P94"><text:tab/><text:tab/><text:tab/><text:tab/>字段名称_<text:span text:style-name="T188">7</text:span>:每股价格/元</text:p>
      <text:p text:style-name="P94"><text:tab/><text:tab/><text:tab/><text:tab/>字段名称_<text:span text:style-name="T188">8</text:span>:金额</text:p>
      <text:p text:style-name="P94"><text:tab/><text:tab/><text:tab/><text:tab/>字段名称_<text:span text:style-name="T188">9</text:span>:转让日期</text:p>
      <text:p text:style-name="P94"><text:tab/><text:tab/><text:tab/><text:tab/>字段名称_<text:span text:style-name="T188">10</text:span>:备注<text:tab/><text:tab/></text:p>
      <text:p text:style-name="P18"><text:tab/><text:tab/><text:tab/><text:tab/><text:tab/><text:tab/></text:p>
      <text:p text:style-name="P124"><text:tab/><text:tab/><text:tab/><text:span text:style-name="T150">功能名称_2:添加 功能类型:添加</text:span><text:span text:style-name="T87">(/</text:span><text:span text:style-name="T130">equitytransfer/v1/</text:span><text:span text:style-name="T133">add</text:span><text:span text:style-name="T87">)</text:span><text:span text:style-name="T211"><text:tab/></text:span></text:p>
      <text:p text:style-name="P126"><text:span text:style-name="T150"><text:tab/><text:tab/><text:tab/><text:tab/></text:span><text:bookmark-start text:name="__DdeLink__19628_1441382339432211"/><text:span text:style-name="T2">字段名称_1</text:span><text:bookmark-end text:name="__DdeLink__19628_1441382339432211"/><text:span text:style-name="T2">:地区 标签类型:单选</text:span><text:span text:style-name="T7">下拉框 </text:span><text:span text:style-name="T2">必填 <text:s/></text:span><text:span text:style-name="T7"><text:s/></text:span><text:span text:style-name="T40">可编辑</text:span><text:span text:style-name="T2"> </text:span><text:span text:style-name="T91"><text:s/></text:span><text:span text:style-name="T87">(/</text:span><text:span text:style-name="T130">shareopenaccount/v1/area</text:span><text:span text:style-name="T87">)</text:span></text:p>
      <text:p text:style-name="P128"><text:span text:style-name="T2"><text:tab/><text:tab/><text:tab/><text:tab/>字段名称_</text:span><text:span text:style-name="T5">2</text:span><text:span text:style-name="T2">:转让人 <text:s/>标签类型:单选下拉框 必填 <text:s/></text:span><text:span text:style-name="T39">不可编辑<text:tab/><text:tab/><text:tab/><text:tab/><text:tab/><text:tab/><text:tab/><text:tab/><text:tab/></text:span><text:span text:style-name="T42">`<text:tab/><text:tab/><text:tab/><text:tab/></text:span><text:span text:style-name="T87">(/</text:span><text:span text:style-name="T130">equitytransactrecord/v1/allName/allType</text:span><text:span text:style-name="T87">)</text:span></text:p>
      <text:p text:style-name="P109"><text:span text:style-name="T33"><text:tab/><text:tab/><text:tab/><text:tab/></text:span><text:span text:style-name="T67">(选中转让人时传入对应的股权类型获取</text:span><text:span text:style-name="T59">受让人 </text:span><text:span text:style-name="T67">名称)</text:span></text:p>
      <text:p text:style-name="P119"><text:soft-page-break/><text:span text:style-name="T2"><text:tab/><text:tab/><text:tab/><text:tab/>字段名称_</text:span><text:span text:style-name="T17">3</text:span><text:span text:style-name="T2">:受让人 <text:s/>标签类型:单选下拉框 必填 <text:s/></text:span><text:span text:style-name="T39">不可编辑</text:span></text:p>
      <text:p text:style-name="P129"><text:span text:style-name="T39"><text:tab/><text:tab/><text:tab/><text:tab/></text:span><text:span text:style-name="T87">(/</text:span><text:span text:style-name="T130">equitytransactrecord/v1/findName/type</text:span><text:span text:style-name="T87">)</text:span></text:p>
      <text:p text:style-name="P95"><text:span text:style-name="T2"><text:tab/><text:tab/><text:tab/><text:tab/>字段名称_</text:span><text:span text:style-name="T17">4</text:span><text:span text:style-name="T2">:转让股数/万 <text:s text:c="2"/>标签类型:数字框 必填</text:span></text:p>
      <text:p text:style-name="P113"><text:span text:style-name="T2"><text:tab/><text:tab/><text:tab/><text:tab/>需要传入</text:span><text:span text:style-name="T74">转让人</text:span><text:span text:style-name="T76">和</text:span><text:span text:style-name="T74">转让股数 </text:span><text:span text:style-name="T2">链接以下数据</text:span><text:span text:style-name="T13">(</text:span></text:p>
      <text:p text:style-name="P162"><text:span text:style-name="T13"><text:tab/><text:tab/><text:tab/><text:tab/><text:tab/></text:span><text:span text:style-name="T87">(/</text:span><text:span text:style-name="T130">equitytransfer/</text:span><text:span text:style-name="T133">v1/getLinkDate/logoutShareName</text:span><text:span text:style-name="T87">)</text:span><text:span text:style-name="T89"><text:tab/></text:span></text:p>
      <text:p text:style-name="P95"><text:span text:style-name="T13"><text:tab/><text:tab/><text:tab/><text:tab/><text:tab/></text:span><text:bookmark-start text:name="__DdeLink__19628_1441382339411122211"/><text:span text:style-name="T2">字段名称_</text:span><text:bookmark-end text:name="__DdeLink__19628_1441382339411122211"/><text:span text:style-name="T17">5</text:span><text:span text:style-name="T2">:股权类型 标签类型:文本框 <text:s text:c="2"/></text:span><text:span text:style-name="T81">只读</text:span></text:p>
      <text:p text:style-name="P174"><text:span text:style-name="T166"><text:tab/><text:tab/><text:tab/><text:tab/><text:tab/>字段名称_</text:span><text:span text:style-name="T170">6</text:span><text:span text:style-name="T168">:每股价格/元</text:span><text:span text:style-name="T166"> 标签类型:数字框</text:span><text:span text:style-name="T124"> </text:span><text:span text:style-name="T126">只读</text:span></text:p>
      <text:p text:style-name="P95"><text:span text:style-name="T13"><text:tab/><text:tab/><text:tab/><text:tab/><text:tab/>字段名称_</text:span><text:span text:style-name="T17">7</text:span><text:span text:style-name="T13">:金额 标签类型:数字框 <text:s/></text:span><text:span text:style-name="T80">只读</text:span></text:p>
      <text:p text:style-name="P35"><text:tab/><text:tab/><text:tab/><text:tab/>)</text:p>
      <text:p text:style-name="P95"><text:span text:style-name="T13"><text:tab/><text:tab/><text:tab/><text:tab/>字段名称_</text:span><text:span text:style-name="T17">8</text:span><text:span text:style-name="T13">:</text:span><text:span text:style-name="T2">转让日期</text:span><text:span text:style-name="T13"> <text:s/>标签类型:时间框</text:span><text:span text:style-name="T17">(年月日)</text:span><text:span text:style-name="T13"> <text:s text:c="2"/>必填</text:span></text:p>
      <text:p text:style-name="P95"><text:span text:style-name="T103"><text:tab/><text:tab/><text:tab/><text:tab/></text:span><text:span text:style-name="T2">字段名称_</text:span><text:span text:style-name="T17">9</text:span><text:span text:style-name="T2">:</text:span><text:bookmark-start text:name="__DdeLink__3872_3689537241122212"/><text:span text:style-name="T2">备注</text:span><text:bookmark-end text:name="__DdeLink__3872_3689537241122212"/><text:span text:style-name="T2"> 标签类型:文本框 非必填</text:span></text:p>
      <text:p text:style-name="P18"/>
      <text:p text:style-name="P124"><text:span text:style-name="T2"><text:tab/><text:tab/><text:tab/></text:span><text:span text:style-name="T103">功能名称_3:编辑 功能</text:span><text:span text:style-name="T2">类型:编辑 <text:s text:c="2"/></text:span><text:span text:style-name="T87">(/</text:span><text:span text:style-name="T130">equitytransfer/v1/</text:span><text:span text:style-name="T133">edit</text:span><text:span text:style-name="T87">)</text:span><text:span text:style-name="T118"><text:tab/></text:span></text:p>
      <text:p text:style-name="P126"><text:span text:style-name="T2"><text:tab/><text:tab/><text:tab/><text:tab/></text:span><text:bookmark-start text:name="__DdeLink__19628_144138233943221"/><text:span text:style-name="T2">字段名称_1</text:span><text:bookmark-end text:name="__DdeLink__19628_144138233943221"/><text:span text:style-name="T2">:地区 标签类型:单选</text:span><text:span text:style-name="T7">下拉框 </text:span><text:span text:style-name="T2">必填 <text:s/></text:span><text:span text:style-name="T7"><text:s/></text:span><text:span text:style-name="T40">可编辑</text:span><text:span text:style-name="T2"> <text:s/></text:span><text:span text:style-name="T87">(/</text:span><text:span text:style-name="T130">shareopenaccount/v1/area</text:span><text:span text:style-name="T87">)</text:span></text:p>
      <text:p text:style-name="P119"><text:span text:style-name="T2"><text:tab/><text:tab/><text:tab/><text:tab/>字段名称_</text:span><text:span text:style-name="T5">2</text:span><text:span text:style-name="T2">:转让人 <text:s/>标签类型:单选下拉框 必填 </text:span><text:span text:style-name="T39">不可编辑</text:span></text:p>
      <text:p text:style-name="P129"><text:span text:style-name="T39"><text:tab/><text:tab/><text:tab/><text:tab/></text:span><text:span text:style-name="T87">(/</text:span><text:span text:style-name="T130">equitytransactrecord/v1/allName/allType</text:span><text:span text:style-name="T87">)</text:span></text:p>
      <text:p text:style-name="P109"><text:span text:style-name="T2"><text:tab/><text:tab/><text:tab/><text:tab/></text:span><text:span text:style-name="T67">(选中转让人时传入对应的股权类型获取</text:span><text:span text:style-name="T59">受让人 </text:span><text:span text:style-name="T67">名称)</text:span></text:p>
      <text:p text:style-name="P119"><text:span text:style-name="T2"><text:tab/><text:tab/><text:tab/><text:tab/>字段名称_</text:span><text:span text:style-name="T17">3</text:span><text:span text:style-name="T2">:受让人 <text:s/>标签类型:单选下拉框 必填 </text:span><text:span text:style-name="T39">不可编辑</text:span></text:p>
      <text:p text:style-name="P129"><text:span text:style-name="T39"><text:tab/><text:tab/><text:tab/><text:tab/></text:span><text:span text:style-name="T87">(/</text:span><text:span text:style-name="T130">equitytransactrecord/v1/findName/type</text:span><text:span text:style-name="T87">)</text:span></text:p>
      <text:p text:style-name="P95"><text:span text:style-name="T2"><text:tab/><text:tab/><text:tab/><text:tab/>字段名称_</text:span><text:span text:style-name="T17">4</text:span><text:span text:style-name="T2">:转让股数/万 <text:s text:c="2"/>标签类型:数字框 必填</text:span></text:p>
      <text:p text:style-name="P113"><text:span text:style-name="T2"><text:tab/><text:tab/><text:tab/><text:tab/>需要传入</text:span><text:span text:style-name="T74">转让人</text:span><text:span text:style-name="T76">和</text:span><text:span text:style-name="T74">转让股数 </text:span><text:span text:style-name="T2">链接以下数据</text:span><text:span text:style-name="T13">(</text:span></text:p>
      <text:p text:style-name="P133"><text:span text:style-name="T13"><text:tab/><text:tab/><text:tab/><text:tab/><text:tab/></text:span><text:span text:style-name="T87">(/</text:span><text:span text:style-name="T130">equitytransfer/</text:span><text:span text:style-name="T133">v1/getLinkDate/logoutShareName</text:span><text:span text:style-name="T87">)</text:span><text:span text:style-name="T89"><text:tab/></text:span></text:p>
      <text:p text:style-name="P95"><text:span text:style-name="T13"><text:tab/><text:tab/><text:tab/><text:tab/><text:tab/></text:span><text:bookmark-start text:name="__DdeLink__19628_144138233941112221"/><text:span text:style-name="T2">字段名称_</text:span><text:bookmark-end text:name="__DdeLink__19628_144138233941112221"/><text:span text:style-name="T17">5</text:span><text:span text:style-name="T2">:股权类型 标签类型:文本框 <text:s text:c="2"/></text:span><text:span text:style-name="T81">只读</text:span></text:p>
      <text:p text:style-name="P174"><text:span text:style-name="T166"><text:tab/><text:tab/><text:tab/><text:tab/><text:tab/>字段名称_</text:span><text:span text:style-name="T170">6</text:span><text:span text:style-name="T168">:每股价格/元</text:span><text:span text:style-name="T166"> 标签类型:数字框</text:span><text:span text:style-name="T124"> </text:span><text:span text:style-name="T126">只读</text:span></text:p>
      <text:p text:style-name="P95"><text:span text:style-name="T13"><text:tab/><text:tab/><text:tab/><text:tab/><text:tab/>字段名称_</text:span><text:span text:style-name="T17">7</text:span><text:span text:style-name="T13">:金额 标签类型:数字框 <text:s/></text:span><text:span text:style-name="T80">只读</text:span></text:p>
      <text:p text:style-name="P35"><text:tab/><text:tab/><text:tab/><text:tab/>)</text:p>
      <text:p text:style-name="P95"><text:span text:style-name="T13"><text:tab/><text:tab/><text:tab/><text:tab/>字段名称_</text:span><text:span text:style-name="T17">8</text:span><text:span text:style-name="T13">:</text:span><text:span text:style-name="T2">转让日期</text:span><text:span text:style-name="T13"> <text:s/>标签类型:时间框</text:span><text:span text:style-name="T17">(年月日)</text:span><text:span text:style-name="T13"> <text:s text:c="2"/>必填</text:span></text:p>
      <text:p text:style-name="P95"><text:span text:style-name="T103"><text:tab/><text:tab/><text:tab/><text:tab/></text:span><text:span text:style-name="T2">字段名称_</text:span><text:span text:style-name="T17">9</text:span><text:span text:style-name="T2">:</text:span><text:bookmark-start text:name="__DdeLink__3872_368953724112221"/><text:span text:style-name="T2">备注</text:span><text:bookmark-end text:name="__DdeLink__3872_368953724112221"/><text:span text:style-name="T2"> 标签类型:文本框 非必填</text:span></text:p>
      <text:p text:style-name="P124"><text:tab/><text:tab/><text:tab/><text:span text:style-name="T150">功能名称_</text:span><text:span text:style-name="T154">4</text:span><text:span text:style-name="T150">:删除 功能类型:</text:span> 删除 <text:s/><text:span text:style-name="T87">(/</text:span><text:span text:style-name="T130">equitytransfer/v1/</text:span><text:span text:style-name="T133">delete</text:span><text:span text:style-name="T87">)</text:span><text:span text:style-name="T162"><text:tab/></text:span></text:p>
      <text:p text:style-name="P94"><text:tab/><text:tab/><text:tab/><text:tab/>温馨提示：确定删除这条数据么？</text:p>
      <text:p text:style-name="P6"><text:tab/><text:tab/><text:tab/><text:span text:style-name="T150">功能名称_</text:span><text:span text:style-name="T154">5</text:span><text:span text:style-name="T150">:搜索 功能类型: </text:span><text:span text:style-name="T208">(/</text:span><text:span text:style-name="T197">equitytransfer/v1/</text:span><text:span text:style-name="T200">list</text:span><text:span text:style-name="T208">)</text:span><text:span text:style-name="T209"><text:tab/></text:span></text:p>
      <text:p text:style-name="P18"><text:bookmark text:name="__DdeLink__3862_368953721"/><text:span text:style-name="T150"><text:tab/><text:tab/><text:tab/><text:tab/></text:span>字段名称_<text:span text:style-name="T187">1</text:span>:地区<text:tab/><text:tab/>标签类型:文本框 <text:s text:c="2"/>非必填</text:p>
      <text:p text:style-name="P18"/>
      <text:p text:style-name="P19"><text:tab/><text:tab/><text:span text:style-name="T141">导航名_</text:span><text:span text:style-name="T146">3</text:span><text:span text:style-name="T141">:</text:span><text:bookmark-start text:name="__DdeLink__5307_1846183566"/><text:span text:style-name="T141">注销</text:span><text:span text:style-name="T144">股权</text:span><text:bookmark-end text:name="__DdeLink__5307_1846183566"/></text:p>
      <text:p text:style-name="P153"><text:span text:style-name="T1"><text:tab/><text:tab/><text:tab/></text:span><text:span text:style-name="T151">功能名字_1:列表 <text:s/>功能类型:网格 (有网格)</text:span><text:span text:style-name="T87">(/</text:span><text:span text:style-name="T130">logoutequity/v1/</text:span><text:span text:style-name="T133">list</text:span><text:span text:style-name="T87">)</text:span><text:span text:style-name="T89"><text:tab/></text:span></text:p>
      <text:p text:style-name="P176"/>
      <text:p text:style-name="P95"><text:span text:style-name="T150"><text:tab/><text:tab/><text:tab/><text:tab/></text:span>有一个隐藏id</text:p>
      <text:p text:style-name="P106"><text:tab/><text:tab/><text:tab/><text:tab/><text:bookmark-start text:name="__DdeLink__19628_144138233956"/>字段名称_1<text:bookmark-end text:name="__DdeLink__19628_144138233956"/>:序号</text:p>
      <text:p text:style-name="P95"><text:tab/><text:tab/><text:tab/><text:tab/><text:bookmark-start text:name="__DdeLink__19628_144138233921111"/>字段名称_<text:span text:style-name="T188">2</text:span>:<text:bookmark-end text:name="__DdeLink__19628_144138233921111"/>地区</text:p>
      <text:p text:style-name="P95"><text:tab/><text:tab/><text:tab/><text:tab/><text:bookmark-start text:name="__DdeLink__19628_14413823392121"/>字段名称_<text:span text:style-name="T188">3</text:span>:<text:bookmark-end text:name="__DdeLink__19628_14413823392121"/>股东姓名</text:p>
      <text:p text:style-name="P95"><text:tab/><text:tab/><text:tab/><text:tab/>字段名称_<text:span text:style-name="T188">4</text:span>:股权类型</text:p>
      <text:p text:style-name="P95"><text:tab/><text:tab/><text:tab/><text:tab/><text:bookmark-start text:name="__DdeLink__3876_3689537211"/>字段名称_<text:span text:style-name="T188">5</text:span>:<text:bookmark-end text:name="__DdeLink__3876_3689537211"/>注销股数/万</text:p>
      <text:p text:style-name="P95"><text:tab/><text:tab/><text:tab/><text:tab/>字段名称_<text:span text:style-name="T188">6</text:span>:每股价格/元</text:p>
      <text:p text:style-name="P95"><text:tab/><text:tab/><text:tab/><text:tab/>字段名称_<text:span text:style-name="T188">7</text:span>:金额</text:p>
      <text:p text:style-name="P95"><text:tab/><text:tab/><text:tab/><text:tab/>字段名称_<text:span text:style-name="T178">8</text:span>:注销日期</text:p>
      <text:p text:style-name="P95"><text:tab/><text:tab/><text:tab/><text:tab/>字段名称_<text:span text:style-name="T178">9</text:span>:备注<text:tab/><text:tab/></text:p>
      <text:p text:style-name="P19"><text:tab/><text:tab/><text:tab/><text:tab/><text:tab/><text:tab/></text:p>
      <text:p text:style-name="P124"><text:tab/><text:tab/><text:tab/><text:span text:style-name="T150">功能名称_2:添加 功能类型:添加 </text:span><text:span text:style-name="T87">(/</text:span><text:span text:style-name="T130">logoutequity/v1/</text:span><text:span text:style-name="T133">add</text:span><text:span text:style-name="T87">)</text:span><text:span text:style-name="T89"><text:tab/></text:span></text:p>
      <text:p text:style-name="P126"><text:span text:style-name="T150"><text:tab/><text:tab/><text:tab/><text:tab/></text:span><text:bookmark-start text:name="__DdeLink__19628_14413823394322111"/><text:span text:style-name="T2">字段名称_1</text:span><text:bookmark-end text:name="__DdeLink__19628_14413823394322111"/><text:span text:style-name="T2">:地区 标签类型:单选</text:span><text:span text:style-name="T7">下拉框 </text:span><text:span text:style-name="T2">必填 <text:s/></text:span><text:span text:style-name="T7"><text:s/></text:span><text:span text:style-name="T40">可编辑</text:span><text:span text:style-name="T2"> <text:s/></text:span><text:span text:style-name="T87">(/</text:span><text:span text:style-name="T130">shareopenaccount/v1/area</text:span><text:span text:style-name="T87">)</text:span></text:p>
      <text:p text:style-name="P129"><text:span text:style-name="T2"><text:tab/><text:tab/><text:tab/><text:tab/>字段名称_</text:span><text:span text:style-name="T5">2</text:span><text:span text:style-name="T2">:股东姓名 <text:s/>标签类型:单选下拉框 必填 </text:span><text:span text:style-name="T39">不可编辑</text:span></text:p>
      <text:p text:style-name="P129"><text:span text:style-name="T129"><text:tab/><text:tab/><text:tab/><text:tab/></text:span><text:span text:style-name="T90">(</text:span><text:span text:style-name="T87">/</text:span><text:span text:style-name="T130">equitytransactrecord/v1/allName/allType</text:span><text:span text:style-name="T87">)</text:span></text:p>
      <text:p text:style-name="P95"><text:span text:style-name="T2"><text:tab/><text:tab/><text:tab/><text:tab/>需要传入</text:span><text:span text:style-name="T74">股东姓名</text:span><text:span text:style-name="T2">链接以下数据</text:span><text:span text:style-name="T13">(</text:span></text:p>
      <text:p text:style-name="P158"><text:soft-page-break/><text:span text:style-name="T13"><text:tab/><text:tab/><text:tab/><text:tab/><text:tab/></text:span><text:span text:style-name="T87">(/</text:span><text:span text:style-name="T130">logoutequity/v1/</text:span><text:span text:style-name="T134">getLinkDate/logoutShareName</text:span><text:span text:style-name="T87">)</text:span><text:span text:style-name="T89"><text:tab/></text:span></text:p>
      <text:p text:style-name="P35"/>
      <text:p text:style-name="P96"><text:span text:style-name="T13"><text:tab/><text:tab/><text:tab/><text:tab/><text:tab/></text:span><text:bookmark-start text:name="__DdeLink__19628_14413823394111222111"/><text:span text:style-name="T2">字段名称_</text:span><text:bookmark-end text:name="__DdeLink__19628_14413823394111222111"/><text:span text:style-name="T18">3</text:span><text:span text:style-name="T2">:</text:span><text:bookmark-start text:name="__DdeLink__5293_1846183566"/><text:span text:style-name="T2">股权类型</text:span><text:bookmark-end text:name="__DdeLink__5293_1846183566"/><text:span text:style-name="T2"> 标签类型:文本框 <text:s text:c="2"/></text:span><text:span text:style-name="T81">只读</text:span></text:p>
      <text:p text:style-name="P96"><text:span text:style-name="T13"><text:tab/><text:tab/><text:tab/><text:tab/><text:tab/></text:span><text:span text:style-name="T2">字段名称_</text:span><text:span text:style-name="T17">4</text:span><text:span text:style-name="T2">:</text:span><text:bookmark-start text:name="__DdeLink__5295_1846183566"/><text:span text:style-name="T2">注销股数</text:span><text:bookmark-end text:name="__DdeLink__5295_1846183566"/><text:span text:style-name="T2">/万 <text:s text:c="2"/>标签类型:数字框 </text:span><text:span text:style-name="T78">只读</text:span></text:p>
      <text:p text:style-name="P174"><text:span text:style-name="T166"><text:tab/><text:tab/><text:tab/><text:tab/><text:tab/>字段名称_</text:span><text:span text:style-name="T171">5</text:span><text:span text:style-name="T168">:</text:span><text:bookmark-start text:name="__DdeLink__5297_1846183566"/><text:span text:style-name="T168">每股价格</text:span><text:bookmark-end text:name="__DdeLink__5297_1846183566"/><text:span text:style-name="T168">/元</text:span><text:span text:style-name="T166"> 标签类型:数字框</text:span><text:span text:style-name="T124"> </text:span><text:span text:style-name="T126">只读</text:span></text:p>
      <text:p text:style-name="P95"><text:span text:style-name="T13"><text:tab/><text:tab/><text:tab/><text:tab/><text:tab/>字段名称_</text:span><text:span text:style-name="T18">6</text:span><text:span text:style-name="T13">:</text:span><text:bookmark-start text:name="__DdeLink__5299_1846183566"/><text:span text:style-name="T13">金额</text:span><text:bookmark-end text:name="__DdeLink__5299_1846183566"/><text:span text:style-name="T13"> 标签类型:数字框 <text:s/></text:span><text:span text:style-name="T80">只读</text:span></text:p>
      <text:p text:style-name="P35"><text:tab/><text:tab/><text:tab/><text:tab/>)</text:p>
      <text:p text:style-name="P95"><text:span text:style-name="T13"><text:tab/><text:tab/><text:tab/><text:tab/>字段名称_</text:span><text:span text:style-name="T18">7</text:span><text:span text:style-name="T13">:注销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5"><text:span text:style-name="T103"><text:tab/><text:tab/><text:tab/><text:tab/></text:span><text:span text:style-name="T2">字段名称_</text:span><text:span text:style-name="T18">8</text:span><text:span text:style-name="T2">:</text:span><text:bookmark-start text:name="__DdeLink__3872_36895372411222121"/><text:span text:style-name="T2">备注</text:span><text:bookmark-end text:name="__DdeLink__3872_36895372411222121"/><text:span text:style-name="T2"> 标签类型:文本框 非必填</text:span></text:p>
      <text:p text:style-name="P19"/>
      <text:p text:style-name="P124"><text:span text:style-name="T2"><text:tab/><text:tab/><text:tab/></text:span><text:span text:style-name="T103">功能名称_3:编辑 功能</text:span><text:span text:style-name="T2">类型:编辑 <text:s/></text:span><text:span text:style-name="T91"><text:s text:c="2"/></text:span><text:span text:style-name="T87">(/</text:span><text:span text:style-name="T130">logoutequity/v1/</text:span><text:span text:style-name="T133">edit</text:span><text:span text:style-name="T87">)</text:span><text:span text:style-name="T89"><text:tab/></text:span></text:p>
      <text:p text:style-name="P126"><text:span text:style-name="T2"><text:tab/><text:tab/><text:tab/><text:tab/></text:span><text:bookmark-start text:name="__DdeLink__19628_144138233943221112"/><text:span text:style-name="T2">字段名称_1</text:span><text:bookmark-end text:name="__DdeLink__19628_144138233943221112"/><text:span text:style-name="T2">:地区 标签类型:单选</text:span><text:span text:style-name="T7">下拉框 </text:span><text:span text:style-name="T2">必填 <text:s/></text:span><text:span text:style-name="T7"><text:s/></text:span><text:span text:style-name="T40">可编辑</text:span><text:span text:style-name="T2"> <text:s/></text:span><text:span text:style-name="T87">(/</text:span><text:span text:style-name="T130">shareopenaccount/v1/area</text:span><text:span text:style-name="T87">)</text:span></text:p>
      <text:p text:style-name="P119"><text:span text:style-name="T2"><text:tab/><text:tab/><text:tab/><text:tab/>字段名称_</text:span><text:span text:style-name="T5">2</text:span><text:span text:style-name="T2">:股东姓名 <text:s/>标签类型:单选下拉框 必填 </text:span><text:span text:style-name="T39">不可编辑</text:span></text:p>
      <text:p text:style-name="P129"><text:span text:style-name="T39"><text:tab/><text:tab/><text:tab/><text:tab/></text:span><text:span text:style-name="T94">(</text:span><text:span text:style-name="T87">/</text:span><text:span text:style-name="T130">equitytransactrecord/v1/allName/allType</text:span><text:span text:style-name="T87">)</text:span></text:p>
      <text:p text:style-name="P96"><text:span text:style-name="T2"><text:tab/><text:tab/><text:tab/><text:tab/>需要传入</text:span><text:span text:style-name="T74">股东姓名</text:span><text:span text:style-name="T2">链接以下数据</text:span><text:span text:style-name="T13">(</text:span></text:p>
      <text:p text:style-name="P129"><text:span text:style-name="T13"><text:tab/><text:tab/><text:tab/><text:tab/><text:tab/></text:span><text:span text:style-name="T87">(/</text:span><text:span text:style-name="T130">logoutequity/v1/</text:span><text:span text:style-name="T134">getLinkDate/logoutShareName</text:span><text:span text:style-name="T87">)</text:span></text:p>
      <text:p text:style-name="P96"><text:span text:style-name="T13"><text:tab/><text:tab/><text:tab/><text:tab/><text:tab/></text:span><text:bookmark-start text:name="__DdeLink__19628_144138233941112221112"/><text:span text:style-name="T2">字段名称_</text:span><text:bookmark-end text:name="__DdeLink__19628_144138233941112221112"/><text:span text:style-name="T18">3</text:span><text:span text:style-name="T2">:股权类型 标签类型:文本框 <text:s text:c="2"/></text:span><text:span text:style-name="T81">只读</text:span></text:p>
      <text:p text:style-name="P96"><text:span text:style-name="T13"><text:tab/><text:tab/><text:tab/><text:tab/><text:tab/></text:span><text:span text:style-name="T2">字段名称_</text:span><text:span text:style-name="T17">4</text:span><text:span text:style-name="T2">:注销股数/万 <text:s text:c="2"/>标签类型:数字框 </text:span><text:span text:style-name="T78">只读</text:span></text:p>
      <text:p text:style-name="P175"><text:span text:style-name="T166"><text:tab/><text:tab/><text:tab/><text:tab/><text:tab/>字段名称_</text:span><text:span text:style-name="T171">5</text:span><text:span text:style-name="T168">:每股价格/元</text:span><text:span text:style-name="T166"> 标签类型:数字框</text:span><text:span text:style-name="T124"> </text:span><text:span text:style-name="T126">只读</text:span></text:p>
      <text:p text:style-name="P96"><text:span text:style-name="T13"><text:tab/><text:tab/><text:tab/><text:tab/><text:tab/>字段名称_</text:span><text:span text:style-name="T18">6</text:span><text:span text:style-name="T13">:金额 标签类型:数字框 <text:s/></text:span><text:span text:style-name="T80">只读</text:span></text:p>
      <text:p text:style-name="P36"><text:tab/><text:tab/><text:tab/><text:tab/>)</text:p>
      <text:p text:style-name="P96"><text:span text:style-name="T13"><text:tab/><text:tab/><text:tab/><text:tab/>字段名称_</text:span><text:span text:style-name="T18">7</text:span><text:span text:style-name="T13">:注销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6"><text:span text:style-name="T103"><text:tab/><text:tab/><text:tab/><text:tab/></text:span><text:span text:style-name="T2">字段名称_</text:span><text:span text:style-name="T18">8</text:span><text:span text:style-name="T2">:</text:span><text:bookmark-start text:name="__DdeLink__3872_368953724112221212"/><text:span text:style-name="T2">备注</text:span><text:bookmark-end text:name="__DdeLink__3872_368953724112221212"/><text:span text:style-name="T2"> 标签类型:文本框 非必填</text:span></text:p>
      <text:p text:style-name="P124"><text:tab/><text:tab/><text:tab/><text:span text:style-name="T150">功能名称_</text:span><text:span text:style-name="T154">4</text:span><text:span text:style-name="T150">:删除 功能类型:</text:span> 删除 <text:span text:style-name="T87">(/</text:span><text:span text:style-name="T130">logoutequity/v1/</text:span><text:span text:style-name="T133">delete</text:span><text:span text:style-name="T87">)</text:span><text:span text:style-name="T89"><text:tab/></text:span> </text:p>
      <text:p text:style-name="P95"><text:tab/><text:tab/><text:tab/><text:tab/>温馨提示：确定删除这条数据么？</text:p>
      <text:p text:style-name="P6"><text:tab/><text:tab/><text:tab/><text:span text:style-name="T150">功能名称_</text:span><text:span text:style-name="T154">5</text:span><text:span text:style-name="T150">:搜索 功能类型:</text:span><text:span text:style-name="T206"> </text:span><text:span text:style-name="T208">(/</text:span><text:span text:style-name="T197">logoutequity/v1/</text:span><text:span text:style-name="T200">list</text:span><text:span text:style-name="T208">)</text:span><text:span text:style-name="T209"><text:tab/></text:span></text:p>
      <text:p text:style-name="P19"><text:bookmark text:name="__DdeLink__3862_3689537211"/><text:span text:style-name="T150"><text:tab/><text:tab/><text:tab/><text:tab/></text:span>字段名称_<text:span text:style-name="T187">1</text:span>:地区<text:tab/><text:tab/>标签类型:文本框 <text:s text:c="2"/>非必填</text:p>
      <text:p text:style-name="P19"/>
      <text:p text:style-name="P2"><text:span text:style-name="T179"><text:tab/><text:tab/></text:span><text:span text:style-name="T44">导航名_</text:span><text:span text:style-name="T19">4</text:span><text:span text:style-name="T44">:</text:span><text:bookmark-start text:name="__DdeLink__5115_1846183566"/><text:bookmark-start text:name="__DdeLink__5309_1846183566"/><text:span text:style-name="T44">变更股权类型</text:span><text:bookmark-end text:name="__DdeLink__5115_1846183566"/><text:bookmark-end text:name="__DdeLink__5309_1846183566"/></text:p>
      <text:p text:style-name="P153"><text:span text:style-name="T1"><text:tab/><text:tab/><text:tab/></text:span><text:span text:style-name="T151">功能名字_1:列表 <text:s/>功能类型:网格 (有网格)</text:span><text:span text:style-name="T87">(/</text:span><text:span text:style-name="T130">changeequitytype/v1/</text:span><text:span text:style-name="T133">list</text:span><text:span text:style-name="T87">)</text:span><text:span text:style-name="T89"><text:tab/></text:span></text:p>
      <text:p text:style-name="P96"><text:span text:style-name="T150"><text:tab/><text:tab/><text:tab/><text:tab/></text:span>有一个隐藏id</text:p>
      <text:p text:style-name="P106"><text:tab/><text:tab/><text:tab/><text:tab/><text:bookmark-start text:name="__DdeLink__19628_144138233957"/>字段名称_1<text:bookmark-end text:name="__DdeLink__19628_144138233957"/>:序号</text:p>
      <text:p text:style-name="P96"><text:tab/><text:tab/><text:tab/><text:tab/><text:bookmark-start text:name="__DdeLink__19628_1441382339211111"/>字段名称_<text:span text:style-name="T188">2</text:span>:<text:bookmark-end text:name="__DdeLink__19628_1441382339211111"/><text:bookmark-start text:name="__DdeLink__5113_1846183566"/>变更前股权类型<text:bookmark-end text:name="__DdeLink__5113_1846183566"/></text:p>
      <text:p text:style-name="P97"><text:tab/><text:tab/><text:tab/><text:tab/><text:bookmark-start text:name="__DdeLink__19628_144138233921211"/>字段名称_<text:span text:style-name="T188">3</text:span>:<text:bookmark-end text:name="__DdeLink__19628_144138233921211"/>变更后股权类型</text:p>
      <text:p text:style-name="P96"><text:tab/><text:tab/><text:tab/><text:tab/>字段名称_<text:span text:style-name="T188">4</text:span>:变更日期</text:p>
      <text:p text:style-name="P96"><text:tab/><text:tab/><text:tab/><text:tab/>字段名称_<text:span text:style-name="T188">5</text:span>:备注<text:tab/><text:tab/></text:p>
      <text:p text:style-name="P20"><text:tab/><text:tab/><text:tab/><text:tab/><text:tab/><text:tab/></text:p>
      <text:p text:style-name="P124"><text:tab/><text:tab/><text:tab/><text:span text:style-name="T150">功能名称_2:添加 功能类型:添加</text:span><text:span text:style-name="T87">(/</text:span><text:span text:style-name="T130">changeequitytype/v1/</text:span><text:span text:style-name="T133">add</text:span><text:span text:style-name="T87">)</text:span></text:p>
      <text:p text:style-name="P119"><text:span text:style-name="T150"><text:tab/><text:tab/><text:tab/><text:tab/></text:span><text:bookmark-start text:name="__DdeLink__19628_144138233943221113"/><text:span text:style-name="T2">字段名称_1</text:span><text:bookmark-end text:name="__DdeLink__19628_144138233943221113"/><text:span text:style-name="T2">:变更前股权类型 标签类型:</text:span><text:span text:style-name="T12">单选</text:span><text:span text:style-name="T2">下拉框 必填 </text:span><text:span text:style-name="T39">不可编辑</text:span></text:p>
      <text:p text:style-name="P161"><text:span text:style-name="T39"><text:tab/><text:tab/><text:tab/><text:tab/></text:span><text:span text:style-name="T87">(/</text:span><text:span text:style-name="T130">equitytransactrecord/v1/</text:span><text:span text:style-name="T133">findEquityType</text:span><text:span text:style-name="T87">)</text:span></text:p>
      <text:p text:style-name="P119"><text:span text:style-name="T2"><text:tab/><text:tab/><text:tab/><text:tab/>字段名称_</text:span><text:span text:style-name="T5">2</text:span><text:span text:style-name="T2">:变更后股权类型 <text:s/>标签类型:</text:span><text:span text:style-name="T12">单选</text:span><text:span text:style-name="T2">下拉框 必填 </text:span><text:span text:style-name="T39">不可编辑</text:span></text:p>
      <text:p text:style-name="P130"><text:span text:style-name="T128"><text:s text:c="31"/><text:tab/><text:tab/></text:span><text:span text:style-name="T88"> </text:span><text:span text:style-name="T87">(/</text:span><text:span text:style-name="T130">fairchange/</text:span><text:span text:style-name="T133">v1/fair/typeAndPer</text:span><text:span text:style-name="T87">)</text:span></text:p>
      <text:p text:style-name="P96"><text:span text:style-name="T13"><text:tab/><text:tab/><text:tab/><text:tab/>字段名称_</text:span><text:span text:style-name="T20">3</text:span><text:span text:style-name="T13">:变更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6"><text:span text:style-name="T103"><text:tab/><text:tab/><text:tab/><text:tab/></text:span><text:span text:style-name="T2">字段名称_</text:span><text:span text:style-name="T20">4</text:span><text:span text:style-name="T2">:</text:span><text:bookmark-start text:name="__DdeLink__3872_368953724112221213"/><text:span text:style-name="T2">备注</text:span><text:bookmark-end text:name="__DdeLink__3872_368953724112221213"/><text:span text:style-name="T2"> 标签类型:文本框 非必填</text:span></text:p>
      <text:p text:style-name="P20"/>
      <text:p text:style-name="P124"><text:span text:style-name="T2"><text:tab/><text:tab/><text:tab/></text:span><text:span text:style-name="T103">功能名称_3:编辑 功能</text:span><text:span text:style-name="T2">类型:编辑 <text:s/></text:span><text:span text:style-name="T91"><text:s/></text:span><text:span text:style-name="T87">(/</text:span><text:span text:style-name="T130">changeequitytype/v1/</text:span><text:span text:style-name="T133">edit</text:span><text:span text:style-name="T87">)</text:span></text:p>
      <text:p text:style-name="P179"><text:span text:style-name="T6"><text:tab/><text:tab/><text:tab/><text:tab/></text:span><text:bookmark-start text:name="__DdeLink__19628_1441382339432211131"/><text:span text:style-name="T6">字段名称_1</text:span><text:bookmark-end text:name="__DdeLink__19628_1441382339432211131"/><text:span text:style-name="T6">:变更前股权类型 标签类型:</text:span><text:span text:style-name="T12">单选</text:span><text:span text:style-name="T6">下拉框 必填 </text:span><text:span text:style-name="T39">不可编辑<text:tab/><text:tab/><text:tab/><text:tab/><text:tab/><text:tab/><text:tab/><text:tab/><text:tab/></text:span><text:span text:style-name="T43"><text:tab/><text:tab/><text:tab/><text:tab/><text:tab/><text:tab/><text:tab/><text:tab/><text:tab/><text:tab/><text:tab/><text:tab/></text:span><text:span text:style-name="T87">(/</text:span><text:span text:style-name="T130">equitytransactrecord/v1/</text:span><text:span text:style-name="T133">findEquityType</text:span><text:span text:style-name="T87">)</text:span></text:p>
      <text:p text:style-name="P119"><text:span text:style-name="T2"><text:tab/><text:tab/><text:tab/><text:tab/>字段名称_</text:span><text:span text:style-name="T5">2</text:span><text:span text:style-name="T2">:变更后股权类型 <text:s/>标签类型:</text:span><text:span text:style-name="T12">单选</text:span><text:span text:style-name="T2">下拉框 必填 </text:span><text:span text:style-name="T39">不可编辑</text:span></text:p>
      <text:p text:style-name="P159"><text:span text:style-name="T39"><text:tab/><text:tab/><text:tab/><text:tab/></text:span><text:span text:style-name="T87">(/</text:span><text:span text:style-name="T130">fairchange/</text:span><text:span text:style-name="T133">v1/fair/typeAndPer</text:span><text:span text:style-name="T87">)</text:span></text:p>
      <text:p text:style-name="P97"><text:span text:style-name="T13"><text:tab/><text:tab/><text:tab/><text:tab/>字段名称_</text:span><text:span text:style-name="T20">3</text:span><text:span text:style-name="T13">:变更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7"><text:span text:style-name="T103"><text:tab/><text:tab/><text:tab/><text:tab/></text:span><text:span text:style-name="T2">字段名称_</text:span><text:span text:style-name="T20">4</text:span><text:span text:style-name="T2">:</text:span><text:bookmark-start text:name="__DdeLink__3872_3689537241122212131"/><text:span text:style-name="T2">备注</text:span><text:bookmark-end text:name="__DdeLink__3872_3689537241122212131"/><text:span text:style-name="T2"> 标签类型:文本框 非必填</text:span></text:p>
      <text:p text:style-name="P124"><text:tab/><text:tab/><text:tab/><text:span text:style-name="T150">功能名称_</text:span><text:span text:style-name="T154">4</text:span><text:span text:style-name="T150">:删除 功能类型:</text:span> 删除 <text:s/><text:span text:style-name="T87">(/</text:span><text:span text:style-name="T130">changeequitytype/v1/</text:span><text:span text:style-name="T133">delete</text:span><text:span text:style-name="T87">)</text:span></text:p>
      <text:p text:style-name="P96"><text:soft-page-break/><text:tab/><text:tab/><text:tab/><text:tab/>温馨提示：确定删除这条数据么？</text:p>
      <text:p text:style-name="P96"><text:tab/><text:tab/></text:p>
      <text:p text:style-name="P97"><text:tab/><text:tab/><text:span text:style-name="T59">导航名_</text:span><text:span text:style-name="T64">5</text:span><text:span text:style-name="T59">:</text:span><text:bookmark-start text:name="__DdeLink__5311_1846183566"/><text:span text:style-name="T60">股权继承</text:span><text:bookmark-end text:name="__DdeLink__5311_1846183566"/></text:p>
      <text:p text:style-name="P153"><text:span text:style-name="T1"><text:tab/><text:tab/><text:tab/></text:span><text:span text:style-name="T151">功能名字_1:列表 <text:s/>功能类型:网格 (有网格)</text:span><text:span text:style-name="T87">(/</text:span><text:span text:style-name="T130">equityinheritance/v1/</text:span><text:span text:style-name="T133">list</text:span><text:span text:style-name="T87">)</text:span></text:p>
      <text:p text:style-name="P97"><text:span text:style-name="T150"><text:tab/><text:tab/><text:tab/><text:tab/></text:span>有一个隐藏id</text:p>
      <text:p text:style-name="P106"><text:tab/><text:tab/><text:tab/><text:tab/><text:bookmark-start text:name="__DdeLink__19628_144138233958"/>字段名称_1<text:bookmark-end text:name="__DdeLink__19628_144138233958"/>:序号</text:p>
      <text:p text:style-name="P97"><text:tab/><text:tab/><text:tab/><text:tab/><text:bookmark-start text:name="__DdeLink__19628_1441382339211112"/>字段名称_<text:span text:style-name="T188">2</text:span>:<text:bookmark-end text:name="__DdeLink__19628_1441382339211112"/>地区</text:p>
      <text:p text:style-name="P97"><text:tab/><text:tab/><text:tab/><text:tab/><text:bookmark-start text:name="__DdeLink__19628_144138233921212"/>字段名称_<text:span text:style-name="T188">3</text:span>:<text:bookmark-end text:name="__DdeLink__19628_144138233921212"/>继承人</text:p>
      <text:p text:style-name="P97"><text:tab/><text:tab/><text:tab/><text:tab/>字段名称_<text:span text:style-name="T188">4</text:span>:被继承人</text:p>
      <text:p text:style-name="P97"><text:tab/><text:tab/><text:tab/><text:tab/><text:bookmark-start text:name="__DdeLink__3876_36895372112"/>字段名称_<text:span text:style-name="T188">5</text:span>:<text:bookmark-end text:name="__DdeLink__3876_36895372112"/>股权类型</text:p>
      <text:p text:style-name="P97"><text:tab/><text:tab/><text:tab/><text:tab/>字段名称_<text:span text:style-name="T188">6</text:span>:继承日期</text:p>
      <text:p text:style-name="P97"><text:tab/><text:tab/><text:tab/><text:tab/>字段名称_<text:span text:style-name="T188">7</text:span>:备注<text:tab/><text:tab/></text:p>
      <text:p text:style-name="P21"><text:tab/><text:tab/><text:tab/><text:tab/><text:tab/><text:tab/></text:p>
      <text:p text:style-name="P124"><text:tab/><text:tab/><text:tab/><text:span text:style-name="T150">功能名称_2:添加 功能类型:添加</text:span><text:span text:style-name="T87">(/</text:span><text:span text:style-name="T130">equityinheritance/v1/</text:span><text:span text:style-name="T133">add</text:span><text:span text:style-name="T87">)</text:span></text:p>
      <text:p text:style-name="P126"><text:span text:style-name="T150"><text:tab/><text:tab/><text:tab/><text:tab/></text:span><text:bookmark-start text:name="__DdeLink__19628_144138233943221114"/><text:span text:style-name="T2">字段名称_1</text:span><text:bookmark-end text:name="__DdeLink__19628_144138233943221114"/><text:span text:style-name="T2">:地区 标签类型:单选</text:span><text:span text:style-name="T7">下拉框 </text:span><text:span text:style-name="T2">必填 <text:s/></text:span><text:span text:style-name="T7"><text:s/></text:span><text:span text:style-name="T40">可编辑</text:span><text:span text:style-name="T2"> <text:s/><text:tab/><text:tab/><text:tab/><text:tab/><text:tab/><text:tab/><text:tab/><text:tab/></text:span><text:span text:style-name="T87">(/</text:span><text:span text:style-name="T130">shareopenaccount/v1/area</text:span><text:span text:style-name="T87">)</text:span></text:p>
      <text:p text:style-name="P130"><text:span text:style-name="T2"><text:tab/><text:tab/><text:tab/><text:tab/>字段名称_</text:span><text:span text:style-name="T34">2</text:span><text:span text:style-name="T2">:被继承人 <text:s/>标签类型:单选下拉框 必填<text:tab/><text:tab/></text:span><text:span text:style-name="T43">`<text:tab/><text:tab/><text:tab/><text:tab/><text:tab/><text:tab/><text:tab/><text:tab/><text:tab/><text:tab/><text:tab/><text:tab/><text:tab/><text:tab/><text:tab/><text:tab/><text:tab/><text:tab/><text:tab/><text:tab/><text:tab/></text:span><text:span text:style-name="T87">(/</text:span><text:span text:style-name="T130">equitytransactrecord/v1/allName/allType</text:span><text:span text:style-name="T87">)</text:span></text:p>
      <text:p text:style-name="P109"><text:span text:style-name="T2"><text:tab/><text:tab/><text:tab/><text:tab/></text:span><text:span text:style-name="T67">(选中被</text:span><text:span text:style-name="T59">继承人 </text:span><text:span text:style-name="T67">时传入对应的股权类型获取 </text:span><text:span text:style-name="T59">被继承人 </text:span><text:span text:style-name="T67">名称)</text:span></text:p>
      <text:p text:style-name="P111"><text:span text:style-name="T2"><text:tab/><text:tab/><text:tab/><text:tab/>字段名称_</text:span><text:span text:style-name="T34">3</text:span><text:span text:style-name="T2">:继承人 <text:s/>标签类型:单选下拉框 必填 不可编辑</text:span></text:p>
      <text:p text:style-name="P130"><text:span text:style-name="T2"><text:tab/><text:tab/><text:tab/><text:tab/></text:span><text:span text:style-name="T87">(/</text:span><text:span text:style-name="T130">equitytransactrecord/v1/findName/type</text:span><text:span text:style-name="T87">)</text:span></text:p>
      <text:p text:style-name="P111"><text:span text:style-name="T2"><text:tab/><text:tab/><text:tab/><text:tab/>需要传入</text:span><text:span text:style-name="T74">被继承人 </text:span><text:span text:style-name="T2">链接以下数据</text:span><text:span text:style-name="T13">(</text:span></text:p>
      <text:p text:style-name="Text_20_body"><text:span text:style-name="T13"><text:tab/><text:tab/><text:tab/><text:tab/><text:tab/></text:span><text:span text:style-name="T87">(/</text:span><text:span text:style-name="T130">equityinheritance/</text:span><text:span text:style-name="T133">v1/getLinkDate/equityType</text:span><text:span text:style-name="T87">)</text:span></text:p>
      <text:p text:style-name="P97"><text:span text:style-name="T13"><text:tab/><text:tab/><text:tab/><text:tab/><text:tab/></text:span><text:bookmark-start text:name="__DdeLink__19628_144138233941112221114"/><text:span text:style-name="T2">字段名称_</text:span><text:bookmark-end text:name="__DdeLink__19628_144138233941112221114"/><text:span text:style-name="T21">4</text:span><text:span text:style-name="T2">:股权类型 标签类型:文本框 <text:s text:c="2"/></text:span><text:span text:style-name="T81">只读</text:span></text:p>
      <text:p text:style-name="P37"><text:tab/><text:tab/><text:tab/><text:tab/>)</text:p>
      <text:p text:style-name="P97"><text:span text:style-name="T13"><text:tab/><text:tab/><text:tab/><text:tab/>字段名称_</text:span><text:span text:style-name="T21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7"><text:span text:style-name="T103"><text:tab/><text:tab/><text:tab/><text:tab/></text:span><text:span text:style-name="T2">字段名称_</text:span><text:span text:style-name="T21">6</text:span><text:span text:style-name="T2">:</text:span><text:bookmark-start text:name="__DdeLink__3872_368953724112221214"/><text:span text:style-name="T2">备注</text:span><text:bookmark-end text:name="__DdeLink__3872_368953724112221214"/><text:span text:style-name="T2"> 标签类型:文本框 非必填</text:span></text:p>
      <text:p text:style-name="P21"/>
      <text:p text:style-name="P124"><text:span text:style-name="T2"><text:tab/><text:tab/><text:tab/></text:span><text:span text:style-name="T103">功能名称_3:编辑 功能</text:span><text:span text:style-name="T2">类型:编辑 <text:s/></text:span><text:span text:style-name="T91"><text:s/></text:span><text:span text:style-name="T87">(/</text:span><text:span text:style-name="T130">equityinheritance/v1/</text:span><text:span text:style-name="T133">edit</text:span><text:span text:style-name="T87">)</text:span></text:p>
      <text:p text:style-name="P126"><text:span text:style-name="T2"><text:tab/><text:tab/><text:tab/><text:tab/></text:span><text:bookmark-start text:name="__DdeLink__19628_1441382339432211141"/><text:span text:style-name="T2">字段名称_1</text:span><text:bookmark-end text:name="__DdeLink__19628_1441382339432211141"/><text:span text:style-name="T2">:地区 标签类型:单选</text:span><text:span text:style-name="T7">下拉框 </text:span><text:span text:style-name="T2">必填 <text:s/></text:span><text:span text:style-name="T7"><text:s/></text:span><text:span text:style-name="T40">可编辑</text:span><text:span text:style-name="T2"> <text:s/><text:tab/><text:tab/><text:tab/><text:tab/><text:tab/><text:tab/><text:tab/><text:tab/></text:span><text:span text:style-name="T87">(/</text:span><text:span text:style-name="T130">shareopenaccount/v1/area</text:span><text:span text:style-name="T87">)</text:span></text:p>
      <text:p text:style-name="P121"><text:span text:style-name="T2"><text:tab/><text:tab/><text:tab/><text:tab/>字段名称_</text:span><text:span text:style-name="T34">2</text:span><text:span text:style-name="T2">:被继承人 <text:s/>标签类型:单选下拉框 必填 不可编辑</text:span></text:p>
      <text:p text:style-name="P130"><text:span text:style-name="T2"><text:tab/><text:tab/><text:tab/><text:tab/></text:span><text:span text:style-name="T87">(/</text:span><text:span text:style-name="T130">equitytransactrecord/v1/allName/allType</text:span><text:span text:style-name="T87">)</text:span></text:p>
      <text:p text:style-name="P111"><text:span text:style-name="T2"><text:tab/><text:tab/><text:tab/><text:tab/></text:span><text:span text:style-name="T67">(选中</text:span><text:span text:style-name="T59">继承人 </text:span><text:span text:style-name="T67">时传入对应的股权类型获取 </text:span><text:span text:style-name="T59">被继承人 </text:span><text:span text:style-name="T67">名称)</text:span></text:p>
      <text:p text:style-name="P121"><text:span text:style-name="T2"><text:tab/><text:tab/><text:tab/><text:tab/>字段名称_</text:span><text:span text:style-name="T34">3</text:span><text:span text:style-name="T2">:继承人 <text:s/>标签类型:单选下拉框 必填 不可编辑</text:span></text:p>
      <text:p text:style-name="P130"><text:span text:style-name="T2"><text:tab/><text:tab/><text:tab/><text:tab/></text:span><text:span text:style-name="T87">(/</text:span><text:span text:style-name="T130">equitytransactrecord/v1/findName/type</text:span><text:span text:style-name="T87">)</text:span></text:p>
      <text:p text:style-name="P111"><text:span text:style-name="T2"><text:tab/><text:tab/><text:tab/><text:tab/>需要传入</text:span><text:span text:style-name="T74">被继承人 </text:span><text:span text:style-name="T2">链接以下数据</text:span><text:span text:style-name="T13">(</text:span></text:p>
      <text:p text:style-name="P130"><text:span text:style-name="T13"><text:tab/><text:tab/><text:tab/><text:tab/><text:tab/></text:span><text:span text:style-name="T87">(/</text:span><text:span text:style-name="T130">equityinheritance/</text:span><text:span text:style-name="T133">v1/getLinkDate/equityType</text:span><text:span text:style-name="T87">)</text:span></text:p>
      <text:p text:style-name="P111"><text:span text:style-name="T13"><text:tab/><text:tab/><text:tab/><text:tab/><text:tab/></text:span><text:bookmark-start text:name="__DdeLink__19628_1441382339411122211141"/><text:span text:style-name="T2">字段名称_</text:span><text:bookmark-end text:name="__DdeLink__19628_1441382339411122211141"/><text:span text:style-name="T21">4</text:span><text:span text:style-name="T2">:股权类型 标签类型:文本框 <text:s text:c="2"/></text:span><text:span text:style-name="T81">只读</text:span></text:p>
      <text:p text:style-name="P42"><text:tab/><text:tab/><text:tab/><text:tab/>)</text:p>
      <text:p text:style-name="P111"><text:span text:style-name="T13"><text:tab/><text:tab/><text:tab/><text:tab/>字段名称_</text:span><text:span text:style-name="T21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11"><text:span text:style-name="T103"><text:tab/><text:tab/><text:tab/><text:tab/></text:span><text:span text:style-name="T2">字段名称_</text:span><text:span text:style-name="T21">6</text:span><text:span text:style-name="T2">:</text:span><text:bookmark-start text:name="__DdeLink__3872_3689537241122212141"/><text:span text:style-name="T2">备注</text:span><text:bookmark-end text:name="__DdeLink__3872_3689537241122212141"/><text:span text:style-name="T2"> 标签类型:文本框 非必填</text:span></text:p>
      <text:p text:style-name="P124"><text:tab/><text:tab/><text:tab/><text:span text:style-name="T150">功能名称_</text:span><text:span text:style-name="T154">4</text:span><text:span text:style-name="T150">:删除 功能类型:</text:span> 删除 <text:s/><text:span text:style-name="T87">(/</text:span><text:span text:style-name="T130">equityinheritance/v1/</text:span><text:span text:style-name="T133">delete</text:span><text:span text:style-name="T87">)</text:span></text:p>
      <text:p text:style-name="P97"><text:tab/><text:tab/><text:tab/><text:tab/>温馨提示：确定删除这条数据么？</text:p>
      <text:p text:style-name="P6"><text:tab/><text:tab/><text:tab/><text:span text:style-name="T150">功能名称_</text:span><text:span text:style-name="T154">5</text:span><text:span text:style-name="T150">:搜索 功能类型:</text:span><text:span text:style-name="T208">(/</text:span><text:span text:style-name="T197">equityinheritance/v1/</text:span><text:span text:style-name="T200">list</text:span><text:span text:style-name="T208">)</text:span></text:p>
      <text:p text:style-name="P21"><text:bookmark text:name="__DdeLink__3862_36895372112"/><text:span text:style-name="T150"><text:tab/><text:tab/><text:tab/><text:tab/></text:span>字段名称_<text:span text:style-name="T187">1</text:span>:地区<text:tab/><text:tab/>标签类型:文本框 <text:s text:c="2"/>非必填</text:p>
      <text:p text:style-name="P21"/>
      <text:p text:style-name="P22"><text:tab/><text:tab/><text:span text:style-name="T141">导航名_</text:span><text:span text:style-name="T147">6</text:span><text:span text:style-name="T141">:</text:span><text:bookmark-start text:name="__DdeLink__5313_1846183566"/><text:span text:style-name="T144">股权赠与</text:span><text:bookmark-end text:name="__DdeLink__5313_1846183566"/></text:p>
      <text:p text:style-name="P153"><text:span text:style-name="T1"><text:tab/><text:tab/><text:tab/></text:span><text:span text:style-name="T151">功能名字_1:列表 <text:s/>功能类型:网格 (有网格)</text:span><text:span text:style-name="T87">(/</text:span><text:span text:style-name="T130">equitygift/v1/</text:span><text:span text:style-name="T133">list</text:span><text:span text:style-name="T87">)</text:span></text:p>
      <text:p text:style-name="P98"><text:span text:style-name="T150"><text:tab/><text:tab/><text:tab/><text:tab/></text:span>有一个隐藏id</text:p>
      <text:p text:style-name="P106"><text:tab/><text:tab/><text:tab/><text:tab/><text:bookmark-start text:name="__DdeLink__19628_144138233959"/>字段名称_1<text:bookmark-end text:name="__DdeLink__19628_144138233959"/>:序号</text:p>
      <text:p text:style-name="P98"><text:tab/><text:tab/><text:tab/><text:tab/><text:bookmark-start text:name="__DdeLink__19628_14413823392111121"/>字段名称_<text:span text:style-name="T188">2</text:span>:<text:bookmark-end text:name="__DdeLink__19628_14413823392111121"/>地区</text:p>
      <text:p text:style-name="P98"><text:tab/><text:tab/><text:tab/><text:tab/><text:bookmark-start text:name="__DdeLink__19628_1441382339212121"/>字段名称_<text:span text:style-name="T188">3</text:span>:<text:bookmark-end text:name="__DdeLink__19628_1441382339212121"/>受赠人</text:p>
      <text:p text:style-name="P98"><text:soft-page-break/><text:tab/><text:tab/><text:tab/><text:tab/>字段名称_<text:span text:style-name="T188">4</text:span>:赠与人</text:p>
      <text:p text:style-name="P98"><text:tab/><text:tab/><text:tab/><text:tab/><text:bookmark-start text:name="__DdeLink__3876_368953721121"/>字段名称_<text:span text:style-name="T188">5</text:span>:<text:bookmark-end text:name="__DdeLink__3876_368953721121"/>股权类型</text:p>
      <text:p text:style-name="P98"><text:tab/><text:tab/><text:tab/><text:tab/>字段名称_<text:span text:style-name="T188">6</text:span>:赠与日期</text:p>
      <text:p text:style-name="P98"><text:tab/><text:tab/><text:tab/><text:tab/>字段名称_<text:span text:style-name="T188">7</text:span>:备注<text:tab/><text:tab/></text:p>
      <text:p text:style-name="P22"><text:tab/><text:tab/><text:tab/><text:tab/><text:tab/><text:tab/></text:p>
      <text:p text:style-name="P124"><text:tab/><text:tab/><text:tab/><text:span text:style-name="T150">功能名称_2:添加 功能类型:添加</text:span><text:span text:style-name="T87">(/</text:span><text:span text:style-name="T130">equitygift/v1/</text:span><text:span text:style-name="T133">add</text:span><text:span text:style-name="T87">)</text:span></text:p>
      <text:p text:style-name="P126"><text:span text:style-name="T150"><text:tab/><text:tab/><text:tab/><text:tab/></text:span><text:bookmark-start text:name="__DdeLink__19628_1441382339432211142"/><text:span text:style-name="T2">字段名称_1</text:span><text:bookmark-end text:name="__DdeLink__19628_1441382339432211142"/><text:span text:style-name="T2">:地区 标签类型:单选</text:span><text:span text:style-name="T7">下拉框 </text:span><text:span text:style-name="T2">必填 <text:s/></text:span><text:span text:style-name="T7"><text:s/></text:span><text:span text:style-name="T40">可编辑</text:span><text:span text:style-name="T2"> </text:span><text:span text:style-name="T91"><text:s/></text:span><text:span text:style-name="T87">(/</text:span><text:span text:style-name="T130">shareopenaccount/v1/area</text:span><text:span text:style-name="T87">)</text:span></text:p>
      <text:p text:style-name="P119"><text:span text:style-name="T2"><text:tab/><text:tab/><text:tab/><text:tab/>字段名称_</text:span><text:span text:style-name="T33">2</text:span><text:span text:style-name="T2">:</text:span><text:bookmark-start text:name="__DdeLink__5170_1846183566"/><text:span text:style-name="T2">赠与人</text:span><text:bookmark-end text:name="__DdeLink__5170_1846183566"/><text:span text:style-name="T2"> <text:s/>标签类型:单选下拉框 必填 </text:span><text:span text:style-name="T39">不可编辑</text:span></text:p>
      <text:p text:style-name="P130"><text:span text:style-name="T39"><text:tab/><text:tab/><text:tab/><text:tab/></text:span><text:span text:style-name="T87">(/</text:span><text:span text:style-name="T130">equitytransactrecord/v1/allName/allType</text:span><text:span text:style-name="T87">)</text:span></text:p>
      <text:p text:style-name="P111"><text:span text:style-name="T2"><text:tab/><text:tab/><text:tab/><text:tab/></text:span><text:span text:style-name="T67">(选中 </text:span><text:span text:style-name="T59">赠与人 </text:span><text:span text:style-name="T67">时传入对应的股权类型获取</text:span><text:span text:style-name="T59">受赠人 </text:span><text:span text:style-name="T67">名称)</text:span></text:p>
      <text:p text:style-name="P119"><text:span text:style-name="T2"><text:tab/><text:tab/><text:tab/><text:tab/>字段名称_</text:span><text:span text:style-name="T33">3</text:span><text:span text:style-name="T2">:受赠人 <text:s/>标签类型:单选下拉框 必填 </text:span><text:span text:style-name="T39">不可编辑</text:span></text:p>
      <text:p text:style-name="P130"><text:span text:style-name="T39"><text:tab/><text:tab/><text:tab/><text:tab/></text:span><text:span text:style-name="T87">(/</text:span><text:span text:style-name="T130">equitytransactrecord/v1/findName/type</text:span><text:span text:style-name="T87">)</text:span></text:p>
      <text:p text:style-name="P110"><text:span text:style-name="T2"><text:tab/><text:tab/><text:tab/><text:tab/>需要传入</text:span><text:span text:style-name="T74">赠与人</text:span><text:span text:style-name="T2">链接以下数据</text:span><text:span text:style-name="T13">(</text:span></text:p>
      <text:p text:style-name="P159"><text:span text:style-name="T13"><text:tab/><text:tab/><text:tab/><text:tab/><text:tab/></text:span><text:span text:style-name="T87">(/</text:span><text:span text:style-name="T130">equitygift/</text:span><text:span text:style-name="T133">v1/getLinkDate/percentage</text:span><text:span text:style-name="T87">)</text:span></text:p>
      <text:p text:style-name="P98"><text:span text:style-name="T13"><text:tab/><text:tab/><text:tab/><text:tab/><text:tab/></text:span><text:bookmark-start text:name="__DdeLink__19628_1441382339411122211142"/><text:span text:style-name="T2">字段名称_</text:span><text:bookmark-end text:name="__DdeLink__19628_1441382339411122211142"/><text:span text:style-name="T21">4</text:span><text:span text:style-name="T2">:股权类型 标签类型:文本框 <text:s text:c="2"/></text:span><text:span text:style-name="T81">只读</text:span></text:p>
      <text:p text:style-name="P38"><text:tab/><text:tab/><text:tab/><text:tab/>)</text:p>
      <text:p text:style-name="P98"><text:span text:style-name="T13"><text:tab/><text:tab/><text:tab/><text:tab/>字段名称_</text:span><text:span text:style-name="T21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8"><text:span text:style-name="T103"><text:tab/><text:tab/><text:tab/><text:tab/></text:span><text:span text:style-name="T2">字段名称_</text:span><text:span text:style-name="T21">6</text:span><text:span text:style-name="T2">:</text:span><text:bookmark-start text:name="__DdeLink__3872_3689537241122212142"/><text:span text:style-name="T2">备注</text:span><text:bookmark-end text:name="__DdeLink__3872_3689537241122212142"/><text:span text:style-name="T2"> 标签类型:文本框 非必填</text:span></text:p>
      <text:p text:style-name="P22"/>
      <text:p text:style-name="P125"><text:span text:style-name="T2"><text:tab/><text:tab/><text:tab/></text:span><text:span text:style-name="T103">功能名称_3:编辑 功能</text:span><text:span text:style-name="T2">类型:编辑 <text:s text:c="2"/></text:span><text:span text:style-name="T87">(/</text:span><text:span text:style-name="T130">equitygift/v1/</text:span><text:span text:style-name="T132">edit</text:span><text:span text:style-name="T87">)</text:span></text:p>
      <text:p text:style-name="P126"><text:span text:style-name="T2"><text:tab/><text:tab/><text:tab/><text:tab/></text:span><text:bookmark-start text:name="__DdeLink__19628_14413823394322111421"/><text:span text:style-name="T2">字段名称_1</text:span><text:bookmark-end text:name="__DdeLink__19628_14413823394322111421"/><text:span text:style-name="T2">:地区 标签类型:单选</text:span><text:span text:style-name="T7">下拉框 </text:span><text:span text:style-name="T2">必填 <text:s/></text:span><text:span text:style-name="T7"><text:s/></text:span><text:span text:style-name="T40">可编辑</text:span><text:span text:style-name="T2"> <text:s/></text:span><text:span text:style-name="T87">(/</text:span><text:span text:style-name="T130">shareopenaccount/v1/area</text:span><text:span text:style-name="T87">)</text:span></text:p>
      <text:p text:style-name="P119"><text:span text:style-name="T2"><text:tab/><text:tab/><text:tab/><text:tab/>字段名称_</text:span><text:span text:style-name="T33">2</text:span><text:span text:style-name="T2">:赠与人 <text:s/>标签类型:单选下拉框 必填 </text:span><text:span text:style-name="T39">不可编辑</text:span></text:p>
      <text:p text:style-name="P130"><text:span text:style-name="T39"><text:tab/><text:tab/><text:tab/><text:tab/></text:span><text:span text:style-name="T87">(/</text:span><text:span text:style-name="T130">equitytransactrecord/v1/allName/allType</text:span><text:span text:style-name="T87">)</text:span></text:p>
      <text:p text:style-name="P111"><text:span text:style-name="T2"><text:tab/><text:tab/><text:tab/><text:tab/></text:span><text:span text:style-name="T67">(选中 </text:span><text:span text:style-name="T59">赠与人 </text:span><text:span text:style-name="T67">时传入对应的股权类型获取</text:span><text:span text:style-name="T59">受赠人 </text:span><text:span text:style-name="T67">名称)</text:span></text:p>
      <text:p text:style-name="P119"><text:span text:style-name="T2"><text:tab/><text:tab/><text:tab/><text:tab/>字段名称_</text:span><text:span text:style-name="T33">3</text:span><text:span text:style-name="T2">:受赠人 <text:s/>标签类型:单选下拉框 必填 </text:span><text:span text:style-name="T39">不可编辑</text:span></text:p>
      <text:p text:style-name="P130"><text:span text:style-name="T39"><text:tab/><text:tab/><text:tab/><text:tab/></text:span><text:span text:style-name="T87">(/</text:span><text:span text:style-name="T130">equitytransactrecord/v1/findName/type</text:span><text:span text:style-name="T87">)</text:span></text:p>
      <text:p text:style-name="P109"><text:span text:style-name="T2"><text:tab/><text:tab/><text:tab/><text:tab/>需要传入</text:span><text:span text:style-name="T74">赠与人</text:span><text:span text:style-name="T2">链接以下数据</text:span><text:span text:style-name="T13">(</text:span></text:p>
      <text:p text:style-name="P130"><text:span text:style-name="T13"><text:tab/><text:tab/><text:tab/><text:tab/><text:tab/></text:span><text:span text:style-name="T87">(/</text:span><text:span text:style-name="T130">equitygift/</text:span><text:span text:style-name="T133">v1/getLinkDate/percentage</text:span><text:span text:style-name="T87">)</text:span></text:p>
      <text:p text:style-name="P109"><text:span text:style-name="T13"><text:tab/><text:tab/><text:tab/><text:tab/><text:tab/></text:span><text:bookmark-start text:name="__DdeLink__19628_14413823394111222111421"/><text:span text:style-name="T2">字段名称_</text:span><text:bookmark-end text:name="__DdeLink__19628_14413823394111222111421"/><text:span text:style-name="T21">4</text:span><text:span text:style-name="T2">:股权类型 标签类型:文本框 <text:s text:c="2"/></text:span><text:span text:style-name="T81">只读</text:span></text:p>
      <text:p text:style-name="P41"><text:tab/><text:tab/><text:tab/><text:tab/>)</text:p>
      <text:p text:style-name="P109"><text:span text:style-name="T13"><text:tab/><text:tab/><text:tab/><text:tab/>字段名称_</text:span><text:span text:style-name="T21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09"><text:span text:style-name="T103"><text:tab/><text:tab/><text:tab/><text:tab/></text:span><text:span text:style-name="T2">字段名称_</text:span><text:span text:style-name="T21">6</text:span><text:span text:style-name="T2">:</text:span><text:bookmark-start text:name="__DdeLink__3872_36895372411222121421"/><text:span text:style-name="T2">备注</text:span><text:bookmark-end text:name="__DdeLink__3872_36895372411222121421"/><text:span text:style-name="T2"> 标签类型:文本框 非必填</text:span></text:p>
      <text:p text:style-name="P125"><text:tab/><text:tab/><text:tab/><text:span text:style-name="T150">功能名称_</text:span><text:span text:style-name="T154">4</text:span><text:span text:style-name="T150">:删除 功能类型:</text:span> 删除 <text:s/><text:span text:style-name="T87">(/</text:span><text:span text:style-name="T130">equitygift/v1/</text:span><text:span text:style-name="T132">delete</text:span><text:span text:style-name="T87">)</text:span></text:p>
      <text:p text:style-name="P98"><text:tab/><text:tab/><text:tab/><text:tab/>温馨提示：确定删除这条数据么？</text:p>
      <text:p text:style-name="P7"><text:tab/><text:tab/><text:tab/><text:span text:style-name="T150">功能名称_</text:span><text:span text:style-name="T154">5</text:span><text:span text:style-name="T150">:搜索 功能类型: </text:span><text:span text:style-name="T206"><text:s/></text:span><text:span text:style-name="T208">(/</text:span><text:span text:style-name="T197">equitygift/v1/</text:span><text:span text:style-name="T198">list</text:span><text:span text:style-name="T208">)</text:span></text:p>
      <text:p text:style-name="P22"><text:bookmark text:name="__DdeLink__3862_368953721121"/><text:span text:style-name="T150"><text:tab/><text:tab/><text:tab/><text:tab/></text:span>字段名称_<text:span text:style-name="T187">1</text:span>:地区<text:tab/><text:tab/>标签类型:文本框 <text:s text:c="2"/>非必填</text:p>
      <text:p text:style-name="P22"/>
      <text:p text:style-name="P22"><text:tab/><text:tab/><text:span text:style-name="T141">导航名_</text:span><text:span text:style-name="T147">7</text:span><text:span text:style-name="T141">:</text:span><text:bookmark-start text:name="__DdeLink__5172_1846183566"/><text:bookmark-start text:name="__DdeLink__5316_1846183566"/><text:span text:style-name="T144">股权合并</text:span><text:bookmark-end text:name="__DdeLink__5172_1846183566"/><text:span text:style-name="T144"> </text:span><text:bookmark-end text:name="__DdeLink__5316_1846183566"/><text:span text:style-name="T144"><text:s/></text:span></text:p>
      <text:p text:style-name="P154"><text:span text:style-name="T180"><text:tab/><text:tab/><text:tab/></text:span><text:span text:style-name="T163">功能名字_1:列表 <text:s/>功能类型:网格 (有网格)</text:span><text:span text:style-name="T210"> </text:span><text:span text:style-name="T87">(/</text:span><text:span text:style-name="T130">equitycoalesc/v1/</text:span><text:span text:style-name="T132">list</text:span><text:span text:style-name="T87">)</text:span></text:p>
      <text:p text:style-name="P138"><text:span text:style-name="T150"><text:tab/><text:tab/><text:tab/><text:tab/></text:span>有一个隐藏id</text:p>
      <text:p text:style-name="P141"><text:tab/><text:tab/><text:tab/><text:tab/><text:bookmark-start text:name="__DdeLink__19628_1441382339510"/>字段名称_1<text:bookmark-end text:name="__DdeLink__19628_1441382339510"/>:序号</text:p>
      <text:p text:style-name="P138"><text:tab/><text:tab/><text:tab/><text:tab/><text:bookmark-start text:name="__DdeLink__19628_144138233921111211"/>字段名称_<text:span text:style-name="T188">2</text:span>:<text:bookmark-end text:name="__DdeLink__19628_144138233921111211"/>地区</text:p>
      <text:p text:style-name="P138"><text:tab/><text:tab/><text:tab/><text:tab/><text:bookmark-start text:name="__DdeLink__19628_14413823392121211"/>字段名称_<text:span text:style-name="T188">3</text:span>:<text:bookmark-end text:name="__DdeLink__19628_14413823392121211"/>合并方</text:p>
      <text:p text:style-name="P138"><text:tab/><text:tab/><text:tab/><text:tab/>字段名称_<text:span text:style-name="T188">4:被合并方</text:span></text:p>
      <text:p text:style-name="P138"><text:tab/><text:tab/><text:tab/><text:tab/><text:bookmark-start text:name="__DdeLink__3876_3689537211211"/>字段名称_<text:span text:style-name="T188">5</text:span>:<text:bookmark-end text:name="__DdeLink__3876_3689537211211"/>合并方式</text:p>
      <text:p text:style-name="P138"><text:tab/><text:tab/><text:tab/><text:tab/>字段名称_<text:span text:style-name="T188">6</text:span>:合并日期</text:p>
      <text:p text:style-name="P139"><text:tab/><text:tab/><text:tab/><text:tab/>字段名称_<text:span text:style-name="T188">7</text:span>:股权比例</text:p>
      <text:p text:style-name="P139"><text:tab/><text:tab/><text:tab/><text:tab/>字段名称_<text:span text:style-name="T188">8</text:span>:金额</text:p>
      <text:p text:style-name="P138"><text:tab/><text:tab/><text:tab/><text:tab/>字段名称_<text:span text:style-name="T188">9</text:span>:备注<text:tab/><text:tab/></text:p>
      <text:p text:style-name="P50"><text:tab/><text:tab/><text:tab/><text:tab/><text:tab/><text:tab/></text:p>
      <text:p text:style-name="P145"><text:tab/><text:tab/><text:tab/><text:span text:style-name="T150">功能名称_2:添加 功能类型:添加 </text:span><text:span text:style-name="T87">(/</text:span><text:span text:style-name="T130">equitycoalesc/v1/</text:span><text:span text:style-name="T132">add</text:span><text:span text:style-name="T87">)</text:span></text:p>
      <text:p text:style-name="P146"><text:span text:style-name="T150"><text:tab/><text:tab/><text:tab/><text:tab/></text:span><text:bookmark-start text:name="__DdeLink__19628_14413823394322111422"/><text:span text:style-name="T2">字段名称_1</text:span><text:bookmark-end text:name="__DdeLink__19628_14413823394322111422"/><text:span text:style-name="T2">:地区 标签类型:单选</text:span><text:span text:style-name="T7">下拉框 </text:span><text:span text:style-name="T2">必填 <text:s/></text:span><text:span text:style-name="T7"><text:s/></text:span><text:span text:style-name="T40">可编辑</text:span><text:span text:style-name="T2"> </text:span><text:span text:style-name="T91"><text:s/></text:span><text:span text:style-name="T92">(/</text:span><text:span text:style-name="T136">shareopenaccount/v1/area</text:span><text:span text:style-name="T92">)</text:span></text:p>
      <text:p text:style-name="P143"><text:soft-page-break/><text:span text:style-name="T2"><text:tab/><text:tab/><text:tab/><text:tab/>字段名称_</text:span><text:span text:style-name="T34">2</text:span><text:span text:style-name="T2">:</text:span><text:span text:style-name="T25">被合并方</text:span><text:span text:style-name="T2"> <text:s/>标签类型:单选下拉框 必填 </text:span><text:span text:style-name="T39">不可编辑</text:span></text:p>
      <text:p text:style-name="P147"><text:span text:style-name="T39"><text:tab/><text:tab/><text:tab/><text:tab/></text:span><text:span text:style-name="T92">(/</text:span><text:span text:style-name="T136">equitytransactrecord/v1/allName/allType</text:span><text:span text:style-name="T92">)</text:span></text:p>
      <text:p text:style-name="P142"><text:span text:style-name="T2"><text:tab/><text:tab/><text:tab/><text:tab/></text:span><text:span text:style-name="T67">(选中 </text:span><text:span text:style-name="T68">被合并方</text:span><text:span text:style-name="T59"> </text:span><text:span text:style-name="T67">时传入对应的股权类型获取</text:span><text:span text:style-name="T68">被合并方</text:span><text:span text:style-name="T59"> </text:span><text:span text:style-name="T67">名称)</text:span></text:p>
      <text:p text:style-name="P143"><text:span text:style-name="T2"><text:tab/><text:tab/><text:tab/><text:tab/>字段名称_</text:span><text:span text:style-name="T34">3</text:span><text:span text:style-name="T2">:合并方 <text:s/>标签类型:单选下拉框 必填 </text:span><text:span text:style-name="T39">不可编辑</text:span></text:p>
      <text:p text:style-name="P147"><text:span text:style-name="T39"><text:tab/><text:tab/><text:tab/><text:tab/></text:span><text:span text:style-name="T87">(/</text:span><text:span text:style-name="T130">equitytransactrecord/v1/findName/type</text:span><text:span text:style-name="T87">)</text:span></text:p>
      <text:p text:style-name="P139"><text:span text:style-name="T2"><text:tab/><text:tab/><text:tab/><text:tab/>字段名称_</text:span><text:span text:style-name="T27">4</text:span><text:span text:style-name="T2">:</text:span><text:span text:style-name="T25">合并方式</text:span><text:span text:style-name="T2"> <text:s/>标签类型:</text:span><text:span text:style-name="T26">文本</text:span><text:span text:style-name="T2"> 必填</text:span></text:p>
      <text:p text:style-name="P140"><text:span text:style-name="T2"><text:tab/><text:tab/><text:tab/><text:tab/></text:span><text:span text:style-name="T13">字段名称_</text:span><text:span text:style-name="T27">5</text:span><text:span text:style-name="T13">:合并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40"><text:span text:style-name="T2"><text:tab/><text:tab/><text:tab/><text:tab/>需要传入</text:span><text:span text:style-name="T75">被合并方</text:span><text:span text:style-name="T2">链接以下数据</text:span><text:span text:style-name="T13">(</text:span></text:p>
      <text:p text:style-name="P159"><text:span text:style-name="T56"><text:tab/><text:tab/><text:tab/><text:tab/><text:tab/></text:span><text:span text:style-name="T96">(/</text:span><text:span text:style-name="T139">equitycoalesc/</text:span><text:span text:style-name="T140">v1/getLinkDate/logoutShareName</text:span><text:span text:style-name="T96">)</text:span></text:p>
      <text:p text:style-name="P138"><text:span text:style-name="T13"><text:tab/><text:tab/><text:tab/><text:tab/><text:tab/></text:span><text:bookmark-start text:name="__DdeLink__19628_14413823394111222111422"/><text:span text:style-name="T2">字段名称_</text:span><text:bookmark-end text:name="__DdeLink__19628_14413823394111222111422"/><text:span text:style-name="T27">6</text:span><text:span text:style-name="T2">:股权比例 标签类型:数字框 <text:s text:c="2"/></text:span><text:span text:style-name="T81">只读</text:span></text:p>
      <text:p text:style-name="P144"><text:span text:style-name="T14"><text:tab/><text:tab/><text:tab/><text:tab/><text:tab/></text:span><text:span text:style-name="T13">字段名称_</text:span><text:span text:style-name="T27">7</text:span><text:span text:style-name="T13">:金额 标签类型:数字框 <text:s/>必填 </text:span><text:span text:style-name="T81">只读</text:span></text:p>
      <text:p text:style-name="P66"><text:tab/><text:tab/><text:tab/><text:tab/>)</text:p>
      <text:p text:style-name="P138"><text:span text:style-name="T103"><text:tab/><text:tab/><text:tab/><text:tab/></text:span><text:span text:style-name="T2">字段名称_</text:span><text:span text:style-name="T27">8</text:span><text:span text:style-name="T2">:</text:span><text:bookmark-start text:name="__DdeLink__3872_36895372411222121422"/><text:span text:style-name="T2">备注</text:span><text:bookmark-end text:name="__DdeLink__3872_36895372411222121422"/><text:span text:style-name="T2"> 标签类型:文本框 非必填</text:span></text:p>
      <text:p text:style-name="P50"/>
      <text:p text:style-name="P145"><text:span text:style-name="T2"><text:tab/><text:tab/><text:tab/></text:span><text:span text:style-name="T103">功能名称_3:编辑 功能</text:span><text:span text:style-name="T2">类型:编辑 <text:s text:c="3"/></text:span><text:span text:style-name="T87">(/</text:span><text:span text:style-name="T130">equitycoalesc/v1/</text:span><text:span text:style-name="T132">edit</text:span><text:span text:style-name="T87">)</text:span></text:p>
      <text:p text:style-name="P146"><text:span text:style-name="T2"><text:tab/><text:tab/><text:tab/><text:tab/></text:span><text:bookmark-start text:name="__DdeLink__19628_144138233943221114221"/><text:span text:style-name="T2">字段名称_1</text:span><text:bookmark-end text:name="__DdeLink__19628_144138233943221114221"/><text:span text:style-name="T2">:地区 标签类型:单选</text:span><text:span text:style-name="T7">下拉框 </text:span><text:span text:style-name="T2">必填 <text:s/></text:span><text:span text:style-name="T7"><text:s/></text:span><text:span text:style-name="T40">可编辑</text:span><text:span text:style-name="T2"> <text:s/></text:span><text:span text:style-name="T92">(/</text:span><text:span text:style-name="T136">shareopenaccount/v1/area</text:span><text:span text:style-name="T92">)</text:span></text:p>
      <text:p text:style-name="P143"><text:span text:style-name="T2"><text:tab/><text:tab/><text:tab/><text:tab/>字段名称_</text:span><text:span text:style-name="T34">2</text:span><text:span text:style-name="T2">:</text:span><text:span text:style-name="T25">被合并方</text:span><text:span text:style-name="T2"> <text:s/>标签类型:单选下拉框 必填 </text:span><text:span text:style-name="T39">不可编辑</text:span></text:p>
      <text:p text:style-name="P147"><text:span text:style-name="T39"><text:tab/><text:tab/><text:tab/><text:tab/></text:span><text:span text:style-name="T92">(/</text:span><text:span text:style-name="T136">equitytransactrecord/v1/allName/allType</text:span><text:span text:style-name="T92">)</text:span></text:p>
      <text:p text:style-name="P142"><text:span text:style-name="T2"><text:tab/><text:tab/><text:tab/><text:tab/></text:span><text:span text:style-name="T67">(选中 </text:span><text:span text:style-name="T68">被合并方</text:span><text:span text:style-name="T59"> </text:span><text:span text:style-name="T67">时传入对应的股权类型获取</text:span><text:span text:style-name="T68">被合并方</text:span><text:span text:style-name="T59"> </text:span><text:span text:style-name="T67">名称)</text:span></text:p>
      <text:p text:style-name="P143"><text:span text:style-name="T2"><text:tab/><text:tab/><text:tab/><text:tab/>字段名称_</text:span><text:span text:style-name="T34">3</text:span><text:span text:style-name="T2">:合并方 <text:s/>标签类型:单选下拉框 必填 </text:span><text:span text:style-name="T39">不可编辑</text:span></text:p>
      <text:p text:style-name="P147"><text:span text:style-name="T39"><text:tab/><text:tab/><text:tab/><text:tab/></text:span><text:span text:style-name="T87">(/</text:span><text:span text:style-name="T130">equitytransactrecord/v1/findName/type</text:span><text:span text:style-name="T87">)</text:span></text:p>
      <text:p text:style-name="P142"><text:span text:style-name="T2"><text:tab/><text:tab/><text:tab/><text:tab/>字段名称_</text:span><text:span text:style-name="T27">4</text:span><text:span text:style-name="T2">:</text:span><text:span text:style-name="T25">合并方式</text:span><text:span text:style-name="T2"> <text:s/>标签类型:</text:span><text:span text:style-name="T26">文本</text:span><text:span text:style-name="T2"> 必填</text:span></text:p>
      <text:p text:style-name="P142"><text:span text:style-name="T2"><text:tab/><text:tab/><text:tab/><text:tab/></text:span><text:span text:style-name="T13">字段名称_</text:span><text:span text:style-name="T27">5</text:span><text:span text:style-name="T13">:合并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42"><text:span text:style-name="T2"><text:tab/><text:tab/><text:tab/><text:tab/>需要传入</text:span><text:span text:style-name="T75">被合并方</text:span><text:span text:style-name="T2">链接以下数据</text:span><text:span text:style-name="T13">(</text:span></text:p>
      <text:p text:style-name="P147"><text:span text:style-name="T13"><text:tab/><text:tab/><text:tab/><text:tab/><text:tab/></text:span><text:span text:style-name="T96">(/</text:span><text:span text:style-name="T139">equitycoalesc/</text:span><text:span text:style-name="T140">v1/getLinkDate/logoutShareName</text:span><text:span text:style-name="T96">)</text:span></text:p>
      <text:p text:style-name="P142"><text:span text:style-name="T13"><text:tab/><text:tab/><text:tab/><text:tab/><text:tab/></text:span><text:bookmark-start text:name="__DdeLink__19628_144138233941112221114221"/><text:span text:style-name="T2">字段名称_</text:span><text:bookmark-end text:name="__DdeLink__19628_144138233941112221114221"/><text:span text:style-name="T27">6</text:span><text:span text:style-name="T2">:股权比例 标签类型:数字框 <text:s text:c="2"/></text:span><text:span text:style-name="T81">只读</text:span></text:p>
      <text:p text:style-name="P144"><text:span text:style-name="T14"><text:tab/><text:tab/><text:tab/><text:tab/><text:tab/></text:span><text:span text:style-name="T13">字段名称_</text:span><text:span text:style-name="T27">7</text:span><text:span text:style-name="T13">:金额 标签类型:数字框 <text:s/>必填 </text:span><text:span text:style-name="T81">只读</text:span></text:p>
      <text:p text:style-name="P67"><text:tab/><text:tab/><text:tab/><text:tab/>)</text:p>
      <text:p text:style-name="P142"><text:span text:style-name="T103"><text:tab/><text:tab/><text:tab/><text:tab/></text:span><text:span text:style-name="T2">字段名称_</text:span><text:span text:style-name="T27">8</text:span><text:span text:style-name="T2">:</text:span><text:bookmark-start text:name="__DdeLink__3872_368953724112221214221"/><text:span text:style-name="T2">备注</text:span><text:bookmark-end text:name="__DdeLink__3872_368953724112221214221"/><text:span text:style-name="T2"> 标签类型:文本框 非必填</text:span></text:p>
      <text:p text:style-name="P145"><text:tab/><text:tab/><text:tab/><text:span text:style-name="T150">功能名称_</text:span><text:span text:style-name="T154">4</text:span><text:span text:style-name="T150">:删除 功能类型:</text:span> 删除 <text:s/><text:span text:style-name="T87">(/</text:span><text:span text:style-name="T130">equitycoalesc/v1/</text:span><text:span text:style-name="T132">delete</text:span><text:span text:style-name="T87">)</text:span></text:p>
      <text:p text:style-name="P138"><text:tab/><text:tab/><text:tab/><text:tab/>温馨提示：确定删除这条数据么？</text:p>
      <text:p text:style-name="P9"><text:tab/><text:tab/><text:tab/><text:span text:style-name="T150">功能名称_</text:span><text:span text:style-name="T154">5</text:span><text:span text:style-name="T150">:搜索 功能类型: </text:span><text:span text:style-name="T208">(/</text:span><text:span text:style-name="T197">equitycoalesc/v1/</text:span><text:span text:style-name="T198">list</text:span><text:span text:style-name="T208">)</text:span></text:p>
      <text:p text:style-name="P50"><text:bookmark text:name="__DdeLink__3862_3689537211211"/><text:span text:style-name="T150"><text:tab/><text:tab/><text:tab/><text:tab/></text:span>字段名称_<text:span text:style-name="T187">1</text:span>:地区<text:tab/><text:tab/>标签类型:文本框 <text:s text:c="2"/>非必填</text:p>
      <text:p text:style-name="P49"/>
      <text:p text:style-name="P49"/>
      <text:p text:style-name="P51"><text:tab/><text:tab/><text:span text:style-name="T141">导航名_</text:span><text:span text:style-name="T147">8</text:span><text:span text:style-name="T141">:</text:span><text:bookmark-start text:name="__DdeLink__5318_1846183566"/><text:span text:style-name="T144">质押股权</text:span><text:bookmark-end text:name="__DdeLink__5318_1846183566"/></text:p>
      <text:p text:style-name="P155"><text:span text:style-name="T1"><text:tab/><text:tab/><text:tab/></text:span><text:span text:style-name="T151">功能名字_1:列表 <text:s/>功能类型:网格 (有网格)</text:span><text:span text:style-name="T87">(/</text:span><text:span text:style-name="T130">pledgeequity/v1/</text:span><text:span text:style-name="T132">list</text:span><text:span text:style-name="T87">)</text:span></text:p>
      <text:p text:style-name="P99"><text:span text:style-name="T150"><text:tab/><text:tab/><text:tab/><text:tab/></text:span>有一个隐藏id</text:p>
      <text:p text:style-name="P106"><text:tab/><text:tab/><text:tab/><text:tab/><text:bookmark-start text:name="__DdeLink__19628_1441382339511"/>字段名称_1<text:bookmark-end text:name="__DdeLink__19628_1441382339511"/>:序号</text:p>
      <text:p text:style-name="P99"><text:tab/><text:tab/><text:tab/><text:tab/><text:bookmark-start text:name="__DdeLink__19628_144138233921111212"/>字段名称_<text:span text:style-name="T188">2</text:span>:<text:bookmark-end text:name="__DdeLink__19628_144138233921111212"/>地区</text:p>
      <text:p text:style-name="P99"><text:tab/><text:tab/><text:tab/><text:tab/><text:bookmark-start text:name="__DdeLink__19628_14413823392121212"/>字段名称_<text:span text:style-name="T188">3</text:span>:<text:bookmark-end text:name="__DdeLink__19628_14413823392121212"/>出质人</text:p>
      <text:p text:style-name="P99"><text:tab/><text:tab/><text:tab/><text:tab/>字段名称_<text:span text:style-name="T188">4</text:span>:债权人</text:p>
      <text:p text:style-name="P99"><text:tab/><text:tab/><text:tab/><text:tab/>字段名称_<text:span text:style-name="T188">5</text:span>:担保人</text:p>
      <text:p text:style-name="P99"><text:tab/><text:tab/><text:tab/><text:tab/><text:bookmark-start text:name="__DdeLink__3876_3689537211212"/>字段名称_<text:span text:style-name="T188">6</text:span>:<text:bookmark-end text:name="__DdeLink__3876_3689537211212"/>股权类型</text:p>
      <text:p text:style-name="P99"><text:tab/><text:tab/><text:tab/><text:tab/>字段名称_<text:span text:style-name="T188">7</text:span>:股份数量</text:p>
      <text:p text:style-name="P99"><text:tab/><text:tab/><text:tab/><text:tab/>字段名称_<text:span text:style-name="T188">8</text:span>:金额</text:p>
      <text:p text:style-name="P99"><text:tab/><text:tab/><text:tab/><text:tab/>字段名称_<text:span text:style-name="T188">9</text:span>:出质日期</text:p>
      <text:p text:style-name="P99"><text:tab/><text:tab/><text:tab/><text:tab/>字段名称_<text:span text:style-name="T188">10</text:span>:备注<text:tab/><text:tab/></text:p>
      <text:p text:style-name="P23"><text:tab/><text:tab/><text:tab/><text:tab/><text:tab/><text:tab/></text:p>
      <text:p text:style-name="P126"><text:tab/><text:tab/><text:tab/><text:span text:style-name="T150">功能名称_2:添加 功能类型:添加 </text:span><text:span text:style-name="T87">(/</text:span><text:span text:style-name="T130">pledgeequity/v1/</text:span><text:span text:style-name="T131">add</text:span><text:span text:style-name="T87">)</text:span></text:p>
      <text:p text:style-name="P126"><text:span text:style-name="T150"><text:tab/><text:tab/><text:tab/><text:tab/></text:span><text:bookmark-start text:name="__DdeLink__19628_14413823394322111423"/><text:span text:style-name="T2">字段名称_1</text:span><text:bookmark-end text:name="__DdeLink__19628_14413823394322111423"/><text:span text:style-name="T2">:地区 标签类型:单选</text:span><text:span text:style-name="T7">下拉框 </text:span><text:span text:style-name="T2">必填 <text:s/></text:span><text:span text:style-name="T7"><text:s/></text:span><text:span text:style-name="T40">可编辑</text:span><text:span text:style-name="T2"> <text:s/></text:span><text:span text:style-name="T87">(/</text:span><text:span text:style-name="T130">shareopenaccount/v1/area</text:span><text:span text:style-name="T87">)</text:span></text:p>
      <text:p text:style-name="P119"><text:span text:style-name="T2"><text:tab/><text:tab/><text:tab/><text:tab/>字段名称_</text:span><text:span text:style-name="T5">2</text:span><text:span text:style-name="T2">:出质人 <text:s/>标签类型:单选下拉框 必填 </text:span><text:span text:style-name="T39">不可编辑</text:span></text:p>
      <text:p text:style-name="P131"><text:span text:style-name="T39"><text:tab/><text:tab/><text:tab/><text:tab/></text:span><text:span text:style-name="T87">(/</text:span><text:span text:style-name="T130">equitytransactrecord/v1/allName/allType</text:span><text:span text:style-name="T87">)</text:span></text:p>
      <text:p text:style-name="P109"><text:soft-page-break/><text:span text:style-name="T2"><text:tab/><text:tab/><text:tab/><text:tab/></text:span><text:span text:style-name="T67">(选中</text:span><text:span text:style-name="T59">出质人 </text:span><text:span text:style-name="T67">时传入对应的股权类型获取</text:span><text:span text:style-name="T68">被</text:span><text:span text:style-name="T59">债权人 </text:span><text:span text:style-name="T67">名称)</text:span></text:p>
      <text:p text:style-name="P119"><text:span text:style-name="T2"><text:tab/><text:tab/><text:tab/><text:tab/>字段名称_</text:span><text:span text:style-name="T21">3</text:span><text:span text:style-name="T2">:债权人 <text:s/>标签类型:单选下拉框 必填 </text:span><text:span text:style-name="T39">不可编辑</text:span></text:p>
      <text:p text:style-name="P131"><text:span text:style-name="T39"><text:tab/><text:tab/><text:tab/><text:tab/></text:span><text:span text:style-name="T87">(/</text:span><text:span text:style-name="T130">equitytransactrecord/v1/findName/type</text:span><text:span text:style-name="T87">)</text:span></text:p>
      <text:p text:style-name="P99"><text:span text:style-name="T2"><text:tab/><text:tab/><text:tab/><text:tab/>字段名称_</text:span><text:span text:style-name="T23">4</text:span><text:span text:style-name="T2">:担保人 <text:s/>标签类型:</text:span><text:span text:style-name="T22">文本框</text:span><text:span text:style-name="T2"> 必填</text:span></text:p>
      <text:p text:style-name="P112"><text:span text:style-name="T2"><text:tab/><text:tab/><text:tab/><text:tab/>字段名称_</text:span><text:span text:style-name="T35">5</text:span><text:span text:style-name="T2">:股份数量 <text:s/>标签类型:数字</text:span><text:span text:style-name="T22">框</text:span><text:span text:style-name="T2"> 必填</text:span></text:p>
      <text:p text:style-name="P110"><text:span text:style-name="T2"><text:tab/><text:tab/><text:tab/><text:tab/>需要传入</text:span><text:span text:style-name="T74">出质人和股份数量</text:span><text:span text:style-name="T2">链接以下数据</text:span><text:span text:style-name="T13">(</text:span></text:p>
      <text:p text:style-name="P131"><text:span text:style-name="T13"><text:tab/><text:tab/><text:tab/><text:tab/><text:tab/></text:span><text:span text:style-name="T87">(/</text:span><text:span text:style-name="T130">pledgeequity/</text:span><text:span text:style-name="T131">v1/getLinkDate/logoutShareName</text:span><text:span text:style-name="T87">)</text:span></text:p>
      <text:p text:style-name="P99"><text:span text:style-name="T13"><text:tab/><text:tab/><text:tab/><text:tab/><text:tab/></text:span><text:bookmark-start text:name="__DdeLink__19628_14413823394111222111423"/><text:span text:style-name="T2">字段名称_</text:span><text:bookmark-end text:name="__DdeLink__19628_14413823394111222111423"/><text:span text:style-name="T35">6</text:span><text:span text:style-name="T2">:股权类型 标签类型:文本框 <text:s text:c="2"/></text:span><text:span text:style-name="T81">只读</text:span></text:p>
      <text:p text:style-name="P100"><text:span text:style-name="T14"><text:tab/><text:tab/><text:tab/><text:tab/><text:tab/></text:span><text:bookmark-start text:name="__DdeLink__19628_144138233941112221114231"/><text:span text:style-name="T2">字段名称_</text:span><text:bookmark-end text:name="__DdeLink__19628_144138233941112221114231"/><text:span text:style-name="T35">7</text:span><text:span text:style-name="T2">:金额 标签类型:数字框 <text:s text:c="2"/></text:span><text:span text:style-name="T121">只读</text:span></text:p>
      <text:p text:style-name="P39"><text:tab/><text:tab/><text:tab/><text:tab/>)</text:p>
      <text:p text:style-name="P39"><text:tab/><text:tab/><text:tab/><text:tab/></text:p>
      <text:p text:style-name="P99"><text:span text:style-name="T13"><text:tab/><text:tab/><text:tab/><text:tab/>字段名称_</text:span><text:span text:style-name="T23">8</text:span><text:span text:style-name="T13">:出质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9"><text:span text:style-name="T103"><text:tab/><text:tab/><text:tab/><text:tab/></text:span><text:span text:style-name="T2">字段名称_</text:span><text:span text:style-name="T23">9</text:span><text:span text:style-name="T2">:</text:span><text:bookmark-start text:name="__DdeLink__3872_36895372411222121423"/><text:span text:style-name="T2">备注</text:span><text:bookmark-end text:name="__DdeLink__3872_36895372411222121423"/><text:span text:style-name="T2"> 标签类型:文本框 非必填</text:span></text:p>
      <text:p text:style-name="P23"/>
      <text:p text:style-name="P126"><text:span text:style-name="T2"><text:tab/><text:tab/><text:tab/></text:span><text:span text:style-name="T103">功能名称_3:编辑 功能</text:span><text:span text:style-name="T2">类型:编辑 <text:s/></text:span><text:span text:style-name="T91"><text:s/></text:span><text:span text:style-name="T87">(/</text:span><text:span text:style-name="T130">pledgeequity/v1/</text:span><text:span text:style-name="T131">edit</text:span><text:span text:style-name="T87">)</text:span></text:p>
      <text:p text:style-name="P126"><text:span text:style-name="T2"><text:tab/><text:tab/><text:tab/><text:tab/></text:span><text:bookmark-start text:name="__DdeLink__19628_144138233943221114231"/><text:span text:style-name="T2">字段名称_1</text:span><text:bookmark-end text:name="__DdeLink__19628_144138233943221114231"/><text:span text:style-name="T2">:地区 标签类型:单选</text:span><text:span text:style-name="T7">下拉框 </text:span><text:span text:style-name="T2">必填 <text:s/></text:span><text:span text:style-name="T7"><text:s/></text:span><text:span text:style-name="T40">可编辑</text:span><text:span text:style-name="T2"> <text:s/></text:span><text:span text:style-name="T87">(/</text:span><text:span text:style-name="T130">shareopenaccount/v1/area</text:span><text:span text:style-name="T87">)</text:span></text:p>
      <text:p text:style-name="P119"><text:span text:style-name="T2"><text:tab/><text:tab/><text:tab/><text:tab/>字段名称_</text:span><text:span text:style-name="T5">2</text:span><text:span text:style-name="T2">:出质人 <text:s/>标签类型:单选下拉框 必填 </text:span><text:span text:style-name="T39">不可编辑</text:span></text:p>
      <text:p text:style-name="P131"><text:span text:style-name="T39"><text:tab/><text:tab/><text:tab/><text:tab/></text:span><text:span text:style-name="T87">(/</text:span><text:span text:style-name="T130">equitytransactrecord/v1/allName/allType</text:span><text:span text:style-name="T87">)</text:span></text:p>
      <text:p text:style-name="P112"><text:span text:style-name="T2"><text:tab/><text:tab/><text:tab/><text:tab/></text:span><text:span text:style-name="T67">(选中</text:span><text:span text:style-name="T59">出质人 </text:span><text:span text:style-name="T67">时传入对应的股权类型获取</text:span><text:span text:style-name="T68">被</text:span><text:span text:style-name="T59">债权人 </text:span><text:span text:style-name="T67">名称)</text:span></text:p>
      <text:p text:style-name="P119"><text:span text:style-name="T2"><text:tab/><text:tab/><text:tab/><text:tab/>字段名称_</text:span><text:span text:style-name="T21">3</text:span><text:span text:style-name="T2">:债权人 <text:s/>标签类型:单选下拉框 必填 </text:span><text:span text:style-name="T39">不可编辑</text:span></text:p>
      <text:p text:style-name="P131"><text:span text:style-name="T39"><text:tab/><text:tab/><text:tab/><text:tab/></text:span><text:span text:style-name="T87">(/</text:span><text:span text:style-name="T130">equitytransactrecord/v1/findName/type</text:span><text:span text:style-name="T87">)</text:span></text:p>
      <text:p text:style-name="P112"><text:span text:style-name="T2"><text:tab/><text:tab/><text:tab/><text:tab/>字段名称_</text:span><text:span text:style-name="T23">4</text:span><text:span text:style-name="T2">:担保人 <text:s/>标签类型:</text:span><text:span text:style-name="T22">文本框</text:span><text:span text:style-name="T2"> 必填</text:span></text:p>
      <text:p text:style-name="P112"><text:span text:style-name="T2"><text:tab/><text:tab/><text:tab/><text:tab/>字段名称_</text:span><text:span text:style-name="T35">5</text:span><text:span text:style-name="T2">:股份数量 <text:s/>标签类型:数字</text:span><text:span text:style-name="T22">框</text:span><text:span text:style-name="T2"> 必填</text:span></text:p>
      <text:p text:style-name="P112"><text:span text:style-name="T2"><text:tab/><text:tab/><text:tab/><text:tab/>需要传入</text:span><text:span text:style-name="T74">出质人和股份数量</text:span><text:span text:style-name="T2">链接以下数据</text:span><text:span text:style-name="T13">(</text:span></text:p>
      <text:p text:style-name="P160"><text:span text:style-name="T13"><text:tab/><text:tab/><text:tab/><text:tab/><text:tab/></text:span><text:span text:style-name="T87">(/</text:span><text:span text:style-name="T130">pledgeequity/</text:span><text:span text:style-name="T131">v1/getLinkDate/logoutShareName</text:span><text:span text:style-name="T87">)</text:span></text:p>
      <text:p text:style-name="P112"><text:span text:style-name="T13"><text:tab/><text:tab/><text:tab/><text:tab/><text:tab/></text:span><text:bookmark-start text:name="__DdeLink__19628_144138233941112221114232"/><text:span text:style-name="T2">字段名称_</text:span><text:bookmark-end text:name="__DdeLink__19628_144138233941112221114232"/><text:span text:style-name="T35">6</text:span><text:span text:style-name="T2">:股权类型 标签类型:文本框 <text:s text:c="2"/></text:span><text:span text:style-name="T81">只读</text:span></text:p>
      <text:p text:style-name="P112"><text:span text:style-name="T14"><text:tab/><text:tab/><text:tab/><text:tab/><text:tab/></text:span><text:bookmark-start text:name="__DdeLink__19628_1441382339411122211142311"/><text:span text:style-name="T2">字段名称_</text:span><text:bookmark-end text:name="__DdeLink__19628_1441382339411122211142311"/><text:span text:style-name="T35">7</text:span><text:span text:style-name="T2">:金额 标签类型:数字框 <text:s text:c="2"/></text:span><text:span text:style-name="T81">只读</text:span></text:p>
      <text:p text:style-name="P43"><text:tab/><text:tab/><text:tab/><text:tab/>)</text:p>
      <text:p text:style-name="P43"><text:tab/><text:tab/><text:tab/><text:tab/></text:p>
      <text:p text:style-name="P112"><text:span text:style-name="T13"><text:tab/><text:tab/><text:tab/><text:tab/>字段名称_</text:span><text:span text:style-name="T23">8</text:span><text:span text:style-name="T13">:出质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12"><text:span text:style-name="T103"><text:tab/><text:tab/><text:tab/><text:tab/></text:span><text:span text:style-name="T2">字段名称_</text:span><text:span text:style-name="T23">9</text:span><text:span text:style-name="T2">:</text:span><text:bookmark-start text:name="__DdeLink__3872_368953724112221214231"/><text:span text:style-name="T2">备注</text:span><text:bookmark-end text:name="__DdeLink__3872_368953724112221214231"/><text:span text:style-name="T2"> 标签类型:文本框 非必填</text:span></text:p>
      <text:p text:style-name="P24"/>
      <text:p text:style-name="P126"><text:tab/><text:tab/><text:tab/><text:span text:style-name="T150">功能名称_</text:span><text:span text:style-name="T154">4</text:span><text:span text:style-name="T150">:删除 功能类型:</text:span> 删除 <text:span text:style-name="T204"><text:s/></text:span><text:span text:style-name="T87">(/</text:span><text:span text:style-name="T130">pledgeequity/v1/</text:span><text:span text:style-name="T131">delete</text:span><text:span text:style-name="T87">)</text:span></text:p>
      <text:p text:style-name="P99"><text:tab/><text:tab/><text:tab/><text:tab/>温馨提示：确定删除这条数据么？</text:p>
      <text:p text:style-name="P8"><text:tab/><text:tab/><text:tab/><text:span text:style-name="T150">功能名称_</text:span><text:span text:style-name="T154">5</text:span><text:span text:style-name="T150">:搜索 功能类型:</text:span><text:span text:style-name="T206"> </text:span><text:span text:style-name="T208">(/</text:span><text:span text:style-name="T197">pledgeequity/v1/</text:span><text:span text:style-name="T198">list</text:span><text:span text:style-name="T208">)</text:span></text:p>
      <text:p text:style-name="P51"><text:bookmark text:name="__DdeLink__3862_3689537211212"/><text:span text:style-name="T150"><text:tab/><text:tab/><text:tab/><text:tab/></text:span>字段名称_<text:span text:style-name="T187">1</text:span>:地区<text:tab/><text:tab/>标签类型:文本框 <text:s text:c="2"/>非必填</text:p>
      <text:p text:style-name="P51"/>
      <text:p text:style-name="P52"><text:tab/><text:tab/><text:span text:style-name="T141">导航名_</text:span><text:span text:style-name="T147">9</text:span><text:span text:style-name="T141">:</text:span><text:bookmark-start text:name="__DdeLink__5320_1846183566"/><text:span text:style-name="T141">冻结</text:span><text:span text:style-name="T144">股权</text:span><text:bookmark-end text:name="__DdeLink__5320_1846183566"/></text:p>
      <text:p text:style-name="P155"><text:span text:style-name="T1"><text:tab/><text:tab/><text:tab/></text:span><text:span text:style-name="T151">功能名字_1:列表 <text:s/>功能类型:网格 (有网格)</text:span><text:span text:style-name="T87">(/</text:span><text:span text:style-name="T130">freezeequity/v1/</text:span><text:span text:style-name="T132">list</text:span><text:span text:style-name="T87">)</text:span></text:p>
      <text:p text:style-name="P100"><text:span text:style-name="T150"><text:tab/><text:tab/><text:tab/><text:tab/></text:span>有一个隐藏id</text:p>
      <text:p text:style-name="P106"><text:tab/><text:tab/><text:tab/><text:tab/><text:bookmark-start text:name="__DdeLink__19628_1441382339512"/>字段名称_1<text:bookmark-end text:name="__DdeLink__19628_1441382339512"/>:序号</text:p>
      <text:p text:style-name="P100"><text:tab/><text:tab/><text:tab/><text:tab/><text:bookmark-start text:name="__DdeLink__19628_1441382339211112121"/>字段名称_<text:span text:style-name="T188">2</text:span>:<text:bookmark-end text:name="__DdeLink__19628_1441382339211112121"/>地区</text:p>
      <text:p text:style-name="P100"><text:tab/><text:tab/><text:tab/><text:tab/><text:bookmark-start text:name="__DdeLink__3876_36895372112121"/>字段名称_<text:span text:style-name="T188">3</text:span>:<text:bookmark-end text:name="__DdeLink__3876_36895372112121"/>股权类型</text:p>
      <text:p text:style-name="P100"><text:tab/><text:tab/><text:tab/><text:tab/>字段名称_<text:span text:style-name="T188">4</text:span>:股份数量</text:p>
      <text:p text:style-name="P100"><text:tab/><text:tab/><text:tab/><text:tab/>字段名称_<text:span text:style-name="T188">5</text:span>:金额</text:p>
      <text:p text:style-name="P100"><text:tab/><text:tab/><text:tab/><text:tab/>字段名称_<text:span text:style-name="T188">6</text:span>:冻结日期</text:p>
      <text:p text:style-name="P100"><text:tab/><text:tab/><text:tab/><text:tab/>字段名称_<text:span text:style-name="T188">7</text:span>:冻结原因</text:p>
      <text:p text:style-name="P100"><text:tab/><text:tab/><text:tab/><text:tab/>字段名称_<text:span text:style-name="T188">8</text:span>:备注<text:tab/><text:tab/></text:p>
      <text:p text:style-name="P24"><text:tab/><text:tab/><text:tab/><text:tab/><text:tab/><text:tab/></text:p>
      <text:p text:style-name="P126"><text:tab/><text:tab/><text:tab/><text:span text:style-name="T150">功能名称_2:添加 功能类型:添加</text:span><text:span text:style-name="T87">(/</text:span><text:span text:style-name="T130">freezeequity/v1/</text:span><text:span text:style-name="T131">add</text:span><text:span text:style-name="T87">)</text:span></text:p>
      <text:p text:style-name="P126"><text:span text:style-name="T150"><text:tab/><text:tab/><text:tab/><text:tab/></text:span><text:bookmark-start text:name="__DdeLink__19628_144138233943221114232"/><text:span text:style-name="T2">字段名称_1</text:span><text:bookmark-end text:name="__DdeLink__19628_144138233943221114232"/><text:span text:style-name="T2">:地区 标签类型:单选</text:span><text:span text:style-name="T7">下拉框 </text:span><text:span text:style-name="T2">必填 <text:s/></text:span><text:span text:style-name="T7"><text:s/></text:span><text:span text:style-name="T40">可编辑</text:span><text:span text:style-name="T91"> <text:s/><text:tab/><text:tab/><text:tab/><text:tab/><text:tab/><text:tab/><text:tab/><text:tab/></text:span><text:span text:style-name="T87">(/</text:span><text:span text:style-name="T130">shareopenaccount/v1/area</text:span><text:span text:style-name="T87">)</text:span></text:p>
      <text:p text:style-name="P119"><text:span text:style-name="T2"><text:tab/><text:tab/><text:tab/><text:tab/>字段名称_</text:span><text:span text:style-name="T5">2</text:span><text:span text:style-name="T2">:股权类型 <text:s/>标签类型:单选下拉框 必填 </text:span><text:span text:style-name="T39">不可编辑</text:span></text:p>
      <text:p text:style-name="P178"><text:span text:style-name="T39"><text:tab/><text:tab/><text:tab/><text:tab/></text:span><text:span text:style-name="T87">(/</text:span><text:span text:style-name="T130">equitytransactrecord/v1/</text:span><text:span text:style-name="T133">findEquityType</text:span><text:span text:style-name="T87">)</text:span></text:p>
      <text:p text:style-name="P110"><text:span text:style-name="T2"><text:tab/><text:tab/><text:tab/><text:tab/>需要传入</text:span><text:span text:style-name="T74">股权类型</text:span><text:span text:style-name="T2">链接以下数据</text:span><text:span text:style-name="T13">(</text:span></text:p>
      <text:p text:style-name="P131"><text:soft-page-break/><text:span text:style-name="T13"><text:tab/><text:tab/><text:tab/><text:tab/><text:tab/></text:span><text:span text:style-name="T87">(/</text:span><text:span text:style-name="T130">freezeequity/</text:span><text:span text:style-name="T131">v1/getLinkDate/logoutShareName</text:span><text:span text:style-name="T87">)</text:span></text:p>
      <text:p text:style-name="P100"><text:span text:style-name="T13"><text:tab/><text:tab/><text:tab/><text:tab/><text:tab/></text:span><text:bookmark-start text:name="__DdeLink__19628_144138233941112221114233"/><text:span text:style-name="T2">字段名称_</text:span><text:bookmark-end text:name="__DdeLink__19628_144138233941112221114233"/><text:span text:style-name="T23">3</text:span><text:span text:style-name="T2">:股份数量 标签类型: 数字框 <text:s text:c="2"/></text:span><text:span text:style-name="T81">只读</text:span></text:p>
      <text:p text:style-name="P100"><text:span text:style-name="T14"><text:tab/><text:tab/><text:tab/><text:tab/><text:tab/></text:span><text:bookmark-start text:name="__DdeLink__19628_1441382339411122211142312"/><text:span text:style-name="T2">字段名称_</text:span><text:bookmark-end text:name="__DdeLink__19628_1441382339411122211142312"/><text:span text:style-name="T23">4</text:span><text:span text:style-name="T2">:金额 标签类型:数字框 <text:s text:c="2"/></text:span><text:span text:style-name="T81">只读</text:span></text:p>
      <text:p text:style-name="P100"><text:span text:style-name="T13"><text:tab/><text:tab/><text:tab/><text:tab/></text:span><text:span text:style-name="T23">)</text:span></text:p>
      <text:p text:style-name="P100"><text:span text:style-name="T13"><text:tab/><text:tab/><text:tab/><text:tab/>字段名称_</text:span><text:span text:style-name="T23">5</text:span><text:span text:style-name="T13">:</text:span><text:span text:style-name="T2">冻结日期</text:span><text:span text:style-name="T13"> <text:s/>标签类型:时间框</text:span><text:span text:style-name="T17">(年月日)</text:span><text:span text:style-name="T13"> <text:s text:c="2"/>必填</text:span></text:p>
      <text:p text:style-name="P100"><text:span text:style-name="T13"><text:tab/><text:tab/><text:tab/><text:tab/></text:span><text:span text:style-name="T2">字段名称_</text:span><text:span text:style-name="T23">6</text:span><text:span text:style-name="T2">:冻结原因 <text:s/>标签类型:文本</text:span><text:span text:style-name="T22">框</text:span><text:span text:style-name="T2"> 必填</text:span></text:p>
      <text:p text:style-name="P100"><text:span text:style-name="T103"><text:tab/><text:tab/><text:tab/><text:tab/></text:span><text:span text:style-name="T2">字段名称_</text:span><text:span text:style-name="T23">7</text:span><text:span text:style-name="T2">:</text:span><text:bookmark-start text:name="__DdeLink__3872_368953724112221214232"/><text:span text:style-name="T2">备注</text:span><text:bookmark-end text:name="__DdeLink__3872_368953724112221214232"/><text:span text:style-name="T2"> 标签类型:文本框 非必填</text:span></text:p>
      <text:p text:style-name="P24"/>
      <text:p text:style-name="P126"><text:span text:style-name="T2"><text:tab/><text:tab/><text:tab/></text:span><text:span text:style-name="T103">功能名称_3:编辑 功能</text:span><text:span text:style-name="T2">类型:编辑 </text:span><text:span text:style-name="T91"><text:s text:c="2"/></text:span><text:span text:style-name="T87">(/</text:span><text:span text:style-name="T130">freezeequity/v1/</text:span><text:span text:style-name="T131">edit</text:span><text:span text:style-name="T87">)</text:span></text:p>
      <text:p text:style-name="P126"><text:span text:style-name="T2"><text:tab/><text:tab/><text:tab/><text:tab/></text:span><text:bookmark-start text:name="__DdeLink__19628_1441382339432211142321"/><text:span text:style-name="T2">字段名称_1</text:span><text:bookmark-end text:name="__DdeLink__19628_1441382339432211142321"/><text:span text:style-name="T2">:地区 标签类型: 单选</text:span><text:span text:style-name="T7">下拉框</text:span><text:span text:style-name="T2"> </text:span><text:span text:style-name="T13">必填 </text:span><text:span text:style-name="T40">可编辑<text:tab/><text:tab/><text:tab/><text:tab/><text:tab/><text:tab/><text:tab/><text:tab/></text:span><text:span text:style-name="T87">(/</text:span><text:span text:style-name="T130">shareopenaccount/v1/area</text:span><text:span text:style-name="T87">)</text:span></text:p>
      <text:p text:style-name="P177"><text:span text:style-name="T2"><text:tab/><text:tab/><text:tab/><text:tab/>字段名称_</text:span><text:span text:style-name="T5">2</text:span><text:span text:style-name="T2">:股权类型 <text:s/>标签类型:单选下拉框 必填 </text:span><text:span text:style-name="T39">不可编辑</text:span></text:p>
      <text:p text:style-name="P178"><text:span text:style-name="T39"><text:tab/><text:tab/><text:tab/><text:tab/></text:span><text:span text:style-name="T87">(/</text:span><text:span text:style-name="T130">equitytransactrecord/v1/</text:span><text:span text:style-name="T133">findEquityType</text:span><text:span text:style-name="T87">)</text:span></text:p>
      <text:p text:style-name="P110"><text:span text:style-name="T2"><text:tab/><text:tab/><text:tab/><text:tab/>需要传入</text:span><text:span text:style-name="T74">股权类型</text:span><text:span text:style-name="T2">链接以下数据</text:span><text:span text:style-name="T13">(</text:span></text:p>
      <text:p text:style-name="P160"><text:span text:style-name="T13"><text:tab/><text:tab/><text:tab/><text:tab/><text:tab/></text:span><text:span text:style-name="T87">(/</text:span><text:span text:style-name="T130">freezeequity/</text:span><text:span text:style-name="T131">v1/getLinkDate/logoutShareName</text:span><text:span text:style-name="T87">)</text:span></text:p>
      <text:p text:style-name="P100"><text:span text:style-name="T13"><text:tab/><text:tab/><text:tab/><text:tab/><text:tab/></text:span><text:bookmark-start text:name="__DdeLink__19628_1441382339411122211142331"/><text:span text:style-name="T2">字段名称_</text:span><text:bookmark-end text:name="__DdeLink__19628_1441382339411122211142331"/><text:span text:style-name="T23">3</text:span><text:span text:style-name="T2">:股份数量 标签类型: 数字框 <text:s text:c="2"/></text:span><text:span text:style-name="T81">只读</text:span></text:p>
      <text:p text:style-name="P100"><text:span text:style-name="T14"><text:tab/><text:tab/><text:tab/><text:tab/><text:tab/></text:span><text:bookmark-start text:name="__DdeLink__19628_14413823394111222111423121"/><text:span text:style-name="T2">字段名称_</text:span><text:bookmark-end text:name="__DdeLink__19628_14413823394111222111423121"/><text:span text:style-name="T23">4</text:span><text:span text:style-name="T2">:金额 标签类型:数字框 <text:s text:c="2"/></text:span><text:span text:style-name="T81">只读</text:span></text:p>
      <text:p text:style-name="P100"><text:span text:style-name="T13"><text:tab/><text:tab/><text:tab/><text:tab/></text:span><text:span text:style-name="T23">)</text:span></text:p>
      <text:p text:style-name="P100"><text:span text:style-name="T13"><text:tab/><text:tab/><text:tab/><text:tab/>字段名称_</text:span><text:span text:style-name="T23">5</text:span><text:span text:style-name="T13">:</text:span><text:span text:style-name="T2">冻结日期</text:span><text:span text:style-name="T13"> <text:s/>标签类型:时间框</text:span><text:span text:style-name="T17">(年月日)</text:span><text:span text:style-name="T13"> <text:s text:c="2"/>必填</text:span></text:p>
      <text:p text:style-name="P100"><text:span text:style-name="T13"><text:tab/><text:tab/><text:tab/><text:tab/></text:span><text:span text:style-name="T2">字段名称_</text:span><text:span text:style-name="T23">6</text:span><text:span text:style-name="T2">:冻结原因 <text:s/>标签类型:文本</text:span><text:span text:style-name="T22">框</text:span><text:span text:style-name="T2"> 必填</text:span></text:p>
      <text:p text:style-name="P100"><text:span text:style-name="T103"><text:tab/><text:tab/><text:tab/><text:tab/></text:span><text:span text:style-name="T2">字段名称_</text:span><text:span text:style-name="T23">7</text:span><text:span text:style-name="T2">:</text:span><text:bookmark-start text:name="__DdeLink__3872_3689537241122212142321"/><text:span text:style-name="T2">备注</text:span><text:bookmark-end text:name="__DdeLink__3872_3689537241122212142321"/><text:span text:style-name="T2"> 标签类型:文本框 非必填</text:span></text:p>
      <text:p text:style-name="P24"/>
      <text:p text:style-name="P126"><text:tab/><text:tab/><text:tab/><text:span text:style-name="T150">功能名称_</text:span><text:span text:style-name="T154">4</text:span><text:span text:style-name="T150">:删除 功能类型:</text:span> 删除 <text:s/><text:span text:style-name="T87">(/</text:span><text:span text:style-name="T130">freezeequity/v1/</text:span><text:span text:style-name="T131">delete</text:span><text:span text:style-name="T87">)</text:span></text:p>
      <text:p text:style-name="P100"><text:tab/><text:tab/><text:tab/><text:tab/>温馨提示：确定删除这条数据么？</text:p>
      <text:p text:style-name="P8"><text:tab/><text:tab/><text:tab/><text:span text:style-name="T150">功能名称_</text:span><text:span text:style-name="T154">5</text:span><text:span text:style-name="T150">:搜索 功能类型: </text:span><text:span text:style-name="T206"><text:s/></text:span><text:span text:style-name="T208">(/</text:span><text:span text:style-name="T197">freezeequity/v1/</text:span><text:span text:style-name="T198">list</text:span><text:span text:style-name="T208">)</text:span></text:p>
      <text:p text:style-name="P52"><text:bookmark text:name="__DdeLink__3862_36895372112121"/><text:span text:style-name="T150"><text:tab/><text:tab/><text:tab/><text:tab/></text:span>字段名称_<text:span text:style-name="T187">1</text:span>:地区<text:tab/><text:tab/>标签类型:文本框 <text:s text:c="2"/>非必填</text:p>
      <text:p text:style-name="P52"/>
      <text:p text:style-name="P60"><text:tab/><text:span text:style-name="T141">导航名_</text:span><text:span text:style-name="T149">10</text:span><text:span text:style-name="T141">:</text:span><text:bookmark-start text:name="__DdeLink__5322_1846183566"/><text:span text:style-name="T149">公允值变动</text:span><text:bookmark-end text:name="__DdeLink__5322_1846183566"/></text:p>
      <text:p text:style-name="P155"><text:span text:style-name="T1"><text:tab/><text:tab/><text:tab/></text:span><text:span text:style-name="T151">功能名字_1:列表 <text:s/>功能类型:网格 (有网格) </text:span><text:span text:style-name="T87">(/</text:span><text:span text:style-name="T130">fairchange/v1/</text:span><text:span text:style-name="T132">list</text:span><text:span text:style-name="T87">)</text:span></text:p>
      <text:p text:style-name="P115"><text:span text:style-name="T150"><text:tab/><text:tab/><text:tab/><text:tab/></text:span>有一个隐藏id</text:p>
      <text:p text:style-name="P115"><text:tab/><text:tab/><text:tab/><text:tab/><text:bookmark-start text:name="__DdeLink__19628_14413823395121"/>字段名称_1<text:bookmark-end text:name="__DdeLink__19628_14413823395121"/>:序号</text:p>
      <text:p text:style-name="P115"><text:tab/><text:tab/><text:tab/><text:tab/><text:bookmark-start text:name="__DdeLink__19628_14413823392111121212"/>字段名称_<text:span text:style-name="T188">2</text:span>:<text:bookmark-end text:name="__DdeLink__19628_14413823392111121212"/>地区</text:p>
      <text:p text:style-name="P115"><text:tab/><text:tab/><text:tab/><text:tab/><text:bookmark-start text:name="__DdeLink__3876_368953721121212"/>字段名称_<text:span text:style-name="T188">3</text:span>:<text:bookmark-end text:name="__DdeLink__3876_368953721121212"/>股权类型</text:p>
      <text:p text:style-name="P115"><text:tab/><text:tab/><text:tab/><text:tab/>字段名称_<text:span text:style-name="T192">4</text:span>:时间</text:p>
      <text:p text:style-name="P116"><text:tab/><text:tab/><text:tab/><text:tab/>字段名称_<text:span text:style-name="T192">5</text:span>:每股价格/元</text:p>
      <text:p text:style-name="P30"><text:tab/><text:tab/><text:tab/><text:tab/><text:tab/><text:tab/></text:p>
      <text:p text:style-name="P126"><text:tab/><text:tab/><text:tab/><text:span text:style-name="T150">功能名称_2:添加 功能类型:添加</text:span><text:span text:style-name="T87">(/</text:span><text:span text:style-name="T130">fairchange/v1/</text:span><text:span text:style-name="T131">add</text:span><text:span text:style-name="T87">)</text:span></text:p>
      <text:p text:style-name="P126"><text:span text:style-name="T150"><text:tab/><text:tab/><text:tab/><text:tab/></text:span><text:bookmark-start text:name="__DdeLink__19628_144138233921111212121"/>字段名称_<text:span text:style-name="T193">1</text:span>:<text:bookmark-end text:name="__DdeLink__19628_144138233921111212121"/>地区 <text:span text:style-name="T13">标签类型:</text:span><text:span text:style-name="T2">单选</text:span><text:span text:style-name="T7">下拉框 </text:span><text:span text:style-name="T2">必填 <text:s/></text:span><text:span text:style-name="T7"><text:s/></text:span><text:span text:style-name="T40">可编辑</text:span><text:span text:style-name="T2"> <text:tab/><text:tab/><text:tab/><text:tab/><text:tab/><text:tab/><text:tab/><text:tab/></text:span><text:span text:style-name="T87">(/</text:span><text:span text:style-name="T130">shareopenaccount/v1/area</text:span><text:span text:style-name="T87">)</text:span></text:p>
      <text:p text:style-name="P117"><text:tab/><text:tab/><text:tab/><text:tab/><text:bookmark-start text:name="__DdeLink__3876_3689537211212121"/>字段名称_<text:span text:style-name="T193">2</text:span>:<text:bookmark-end text:name="__DdeLink__3876_3689537211212121"/>股权类型 <text:span text:style-name="T13">标签类型:</text:span>文本框 <text:span text:style-name="T13">必填</text:span></text:p>
      <text:p text:style-name="P117"><text:tab/><text:tab/><text:tab/><text:tab/>字段名称_<text:span text:style-name="T193">3</text:span>:时间 <text:s/><text:span text:style-name="T13">标签类型:时间下拉框 必填</text:span></text:p>
      <text:p text:style-name="P117"><text:tab/><text:tab/><text:tab/><text:tab/>字段名称_<text:span text:style-name="T193">4</text:span>:每股价格/元 <text:span text:style-name="T13">标签类型:数字框 必填</text:span></text:p>
      <text:p text:style-name="P30"/>
      <text:p text:style-name="P126"><text:span text:style-name="T2"><text:tab/><text:tab/><text:tab/></text:span><text:span text:style-name="T103">功能名称_3:编辑 功能</text:span><text:span text:style-name="T2">类型:编辑 <text:s text:c="2"/></text:span><text:span text:style-name="T87">(/</text:span><text:span text:style-name="T130">fairchange/v1/</text:span><text:span text:style-name="T131">edit</text:span><text:span text:style-name="T87">)</text:span></text:p>
      <text:p text:style-name="P126"><text:span text:style-name="T2"><text:tab/><text:tab/><text:tab/><text:tab/></text:span><text:bookmark-start text:name="__DdeLink__19628_1441382339211112121212"/><text:span text:style-name="T2">字段名称_</text:span><text:span text:style-name="T36">1</text:span><text:span text:style-name="T2">:</text:span><text:bookmark-end text:name="__DdeLink__19628_1441382339211112121212"/><text:span text:style-name="T2">地区 </text:span><text:span text:style-name="T13">标签类型:</text:span><text:span text:style-name="T2">单选</text:span><text:span text:style-name="T7">下拉框 </text:span><text:span text:style-name="T2">必填 <text:s/></text:span><text:span text:style-name="T7"><text:s/></text:span><text:span text:style-name="T40">可编辑</text:span><text:span text:style-name="T2"> <text:tab/><text:tab/><text:tab/><text:tab/><text:tab/><text:tab/><text:tab/><text:tab/></text:span><text:span text:style-name="T87">(/</text:span><text:span text:style-name="T130">shareopenaccount/v1/area</text:span><text:span text:style-name="T87">)</text:span></text:p>
      <text:p text:style-name="P117"><text:tab/><text:tab/><text:tab/><text:tab/><text:bookmark-start text:name="__DdeLink__3876_36895372112121212"/>字段名称_<text:span text:style-name="T193">2</text:span>:<text:bookmark-end text:name="__DdeLink__3876_36895372112121212"/>股权类型 <text:span text:style-name="T13">标签类型:</text:span>文本框 <text:span text:style-name="T13">必填 <text:s/></text:span><text:span text:style-name="T37">(</text:span><text:span text:style-name="T82">只读</text:span><text:span text:style-name="T37">)</text:span></text:p>
      <text:p text:style-name="P117"><text:tab/><text:tab/><text:tab/><text:tab/>字段名称_<text:span text:style-name="T193">3</text:span>:时间 <text:s/><text:span text:style-name="T13">标签类型:时间下拉框 必填</text:span></text:p>
      <text:p text:style-name="P117"><text:span text:style-name="T2"><text:tab/><text:tab/><text:tab/><text:tab/>字段名称_</text:span><text:span text:style-name="T36">4</text:span><text:span text:style-name="T2">:每股价格/元 </text:span><text:span text:style-name="T13">标签类型:数字框 必填</text:span></text:p>
      <text:p text:style-name="P44"/>
      <text:p text:style-name="P8"><text:tab/><text:tab/><text:tab/><text:span text:style-name="T150">功能名称_</text:span><text:span text:style-name="T161">4</text:span><text:span text:style-name="T150">:搜索 功能类型: <text:s/></text:span><text:span text:style-name="T208">(/</text:span><text:span text:style-name="T197">fairchange/v1/</text:span><text:span text:style-name="T198">list</text:span><text:span text:style-name="T208">)</text:span></text:p>
      <text:p text:style-name="P60"><text:bookmark text:name="__DdeLink__3862_368953721121213"/><text:span text:style-name="T150"><text:tab/><text:tab/><text:tab/><text:tab/></text:span>字段名称_<text:span text:style-name="T187">1</text:span>:地区<text:tab/><text:tab/>标签类型:文本框 <text:s text:c="2"/>非必填</text:p>
      <text:p text:style-name="P52"/>
      <text:p text:style-name="P52"/>
      <text:p text:style-name="P52"/>
      <text:p text:style-name="P52"><text:tab/>导航下拉名_<text:span text:style-name="T181">3</text:span>:现金分红</text:p>
      <text:p text:style-name="P52"><text:soft-page-break/><text:tab/><text:tab/><text:span text:style-name="T141">导航名_</text:span><text:span text:style-name="T144">1</text:span><text:span text:style-name="T141">:</text:span><text:bookmark-start text:name="__DdeLink__5324_1846183566"/><text:span text:style-name="T143">分红管理</text:span><text:bookmark-end text:name="__DdeLink__5324_1846183566"/></text:p>
      <text:p text:style-name="P155"><text:span text:style-name="T50"><text:tab/><text:tab/><text:tab/></text:span><text:span text:style-name="T117">功能名字_1:列表 <text:s/>功能类型:网格 (有网格) </text:span><text:span text:style-name="T87">(/</text:span><text:span text:style-name="T202">shareoutbonusmanage</text:span><text:span text:style-name="T130">/v1/</text:span><text:span text:style-name="T132">list</text:span><text:span text:style-name="T87">)</text:span></text:p>
      <text:p text:style-name="P100"><text:span text:style-name="T150"><text:tab/><text:tab/><text:tab/><text:tab/></text:span>有一个隐藏id</text:p>
      <text:p text:style-name="P106"><text:tab/><text:tab/><text:tab/><text:tab/><text:bookmark-start text:name="__DdeLink__19628_1441382339513"/>字段名称_1<text:bookmark-end text:name="__DdeLink__19628_1441382339513"/>:序号</text:p>
      <text:p text:style-name="P100"><text:tab/><text:tab/><text:tab/><text:tab/><text:bookmark-start text:name="__DdeLink__19628_14413823392111121211"/>字段名称_<text:span text:style-name="T188">2</text:span>:<text:bookmark-end text:name="__DdeLink__19628_14413823392111121211"/>分红日期</text:p>
      <text:p text:style-name="P101"><text:tab/><text:tab/><text:tab/><text:tab/><text:bookmark-start text:name="__DdeLink__19628_144138233921111212111"/>字段名称_<text:span text:style-name="T188">3</text:span>:<text:bookmark-end text:name="__DdeLink__19628_144138233921111212111"/>地区</text:p>
      <text:p text:style-name="P101"><text:tab/><text:tab/><text:tab/><text:tab/>字段名称_<text:span text:style-name="T188">4</text:span>:分红名称</text:p>
      <text:p text:style-name="P100"><text:tab/><text:tab/><text:tab/><text:tab/><text:bookmark-start text:name="__DdeLink__3876_368953721121211"/>字段名称_<text:span text:style-name="T188">5</text:span>:<text:bookmark-end text:name="__DdeLink__3876_368953721121211"/>股权类型</text:p>
      <text:p text:style-name="P100"><text:tab/><text:tab/><text:tab/><text:tab/>字段名称_<text:span text:style-name="T188">6</text:span>:共派股</text:p>
      <text:p text:style-name="P101"><text:tab/><text:tab/><text:tab/><text:tab/>字段名称_<text:span text:style-name="T188">7</text:span>:每股分红</text:p>
      <text:p text:style-name="P100"><text:tab/><text:tab/><text:tab/><text:tab/>字段名称_<text:span text:style-name="T188">8</text:span>:共分红</text:p>
      <text:p text:style-name="P100"><text:tab/><text:tab/><text:tab/><text:tab/>字段名称_<text:span text:style-name="T188">9</text:span>:共缴所得税</text:p>
      <text:p text:style-name="P53"><text:tab/><text:tab/><text:tab/><text:tab/>字段名称_<text:span text:style-name="T188">10:</text:span>备注<text:tab/></text:p>
      <text:p text:style-name="P53"/>
      <text:p text:style-name="P61"><text:span text:style-name="T182"><text:tab/><text:tab/><text:tab/></text:span><text:span text:style-name="T150">功能名称_2:添加 功能类型:添加 </text:span><text:span text:style-name="T208">(/</text:span><text:span text:style-name="T197">shareoutbonusmanage/v1/</text:span><text:span text:style-name="T199">add</text:span><text:span text:style-name="T208">)</text:span></text:p>
      <text:p text:style-name="P101"><text:span text:style-name="T150"><text:tab/><text:tab/><text:tab/><text:tab/></text:span><text:bookmark-start text:name="__DdeLink__19628_1441382339432211142322"/><text:span text:style-name="T2">字段名称_1</text:span><text:bookmark-end text:name="__DdeLink__19628_1441382339432211142322"/><text:span text:style-name="T2">:分红日期 标签类型:</text:span><text:span text:style-name="T24">时间</text:span><text:span text:style-name="T2">框</text:span><text:span text:style-name="T24">(年月日)</text:span><text:span text:style-name="T2"> 必填</text:span></text:p>
      <text:p text:style-name="P126"><text:span text:style-name="T2"><text:tab/><text:tab/><text:tab/><text:tab/></text:span><text:bookmark-start text:name="__DdeLink__19628_1441382339211112121111"/><text:span text:style-name="T2">字段名称_</text:span><text:span text:style-name="T24">2</text:span><text:span text:style-name="T2">:</text:span><text:bookmark-end text:name="__DdeLink__19628_1441382339211112121111"/><text:span text:style-name="T2">地区 <text:s text:c="3"/>标签类型:单选</text:span><text:span text:style-name="T7">下拉框 </text:span><text:span text:style-name="T2">必填 <text:s/></text:span><text:span text:style-name="T7"><text:s/></text:span><text:span text:style-name="T40">可编辑</text:span><text:span text:style-name="T2"> <text:tab/><text:tab/><text:tab/><text:tab/><text:tab/><text:tab/><text:tab/><text:tab/></text:span><text:span text:style-name="T87">(/</text:span><text:span text:style-name="T130">shareopenaccount/v1/area</text:span><text:span text:style-name="T87">)</text:span></text:p>
      <text:p text:style-name="P102"><text:span text:style-name="T2"><text:tab/><text:tab/><text:tab/><text:tab/>字段名称_</text:span><text:span text:style-name="T28">3</text:span><text:span text:style-name="T2">:分红名称 标签类型:文本框 必填</text:span></text:p>
      <text:p text:style-name="P161"><text:span text:style-name="T13"><text:tab/><text:tab/><text:tab/><text:tab/></text:span><text:bookmark-start text:name="__DdeLink__19628_1441382339411122211142332"/><text:span text:style-name="T6">字段名称_</text:span><text:bookmark-end text:name="__DdeLink__19628_1441382339411122211142332"/><text:span text:style-name="T28">4</text:span><text:span text:style-name="T6">:股权类型 标签类型: </text:span><text:span text:style-name="T12">单选</text:span><text:span text:style-name="T6">下拉框 必填 </text:span><text:span text:style-name="T39">不可编辑</text:span></text:p>
      <text:p text:style-name="P161"><text:span text:style-name="T39"><text:tab/><text:tab/><text:tab/><text:tab/></text:span><text:span text:style-name="T93">(/</text:span><text:span text:style-name="T137">equitytransactrecord/v1/findEquityType</text:span><text:span text:style-name="T138">)</text:span></text:p>
      <text:p text:style-name="P101"><text:span text:style-name="T14"><text:tab/><text:tab/><text:tab/><text:tab/></text:span><text:bookmark-start text:name="__DdeLink__19628_14413823394111222111423122"/><text:span text:style-name="T2">字段名称_</text:span><text:bookmark-end text:name="__DdeLink__19628_14413823394111222111423122"/><text:span text:style-name="T28">5</text:span><text:span text:style-name="T2">:共派股 标签类型:数字框 必填</text:span></text:p>
      <text:p text:style-name="P53"><text:span text:style-name="T150"><text:tab/><text:tab/><text:tab/><text:tab/></text:span>字段名称_<text:span text:style-name="T184">6</text:span>:<text:bookmark-start text:name="__DdeLink__3872_3689537241122212142322"/>备注<text:bookmark-end text:name="__DdeLink__3872_3689537241122212142322"/> 标签类型:文本框 非必填<text:span text:style-name="T182"><text:tab/></text:span></text:p>
      <text:p text:style-name="P53"><text:tab/><text:tab/></text:p>
      <text:p text:style-name="P61"><text:tab/><text:tab/> <text:s text:c="2"/><text:span text:style-name="T150">功能名称_3:编辑 功能</text:span>类型:编辑 <text:span text:style-name="T208">(/</text:span><text:span text:style-name="T197">shareoutbonusmanage/v1/</text:span><text:span text:style-name="T199">edit</text:span><text:span text:style-name="T208">)</text:span></text:p>
      <text:p text:style-name="P54"><text:tab/><text:tab/><text:tab/><text:tab/><text:bookmark-start text:name="__DdeLink__19628_14413823394322111423221"/>字段名称_1<text:bookmark-end text:name="__DdeLink__19628_14413823394322111423221"/>:分红日期 标签类型:<text:span text:style-name="T183">时间</text:span>框<text:span text:style-name="T183">(年月日)</text:span> 必填</text:p>
      <text:p text:style-name="P126"><text:span text:style-name="T2"><text:tab/><text:tab/><text:tab/><text:tab/></text:span><text:bookmark-start text:name="__DdeLink__19628_14413823392111121211111"/><text:span text:style-name="T2">字段名称_</text:span><text:span text:style-name="T24">2</text:span><text:span text:style-name="T2">:</text:span><text:bookmark-end text:name="__DdeLink__19628_14413823392111121211111"/><text:span text:style-name="T2">地区 <text:s text:c="3"/>标签类型:单选</text:span><text:span text:style-name="T7">下拉框 </text:span><text:span text:style-name="T2">必填 <text:s/></text:span><text:span text:style-name="T7"><text:s/></text:span><text:span text:style-name="T40">可编辑</text:span><text:span text:style-name="T2"> <text:tab/><text:tab/><text:tab/><text:tab/><text:tab/><text:tab/><text:tab/><text:tab/></text:span><text:span text:style-name="T87">(/</text:span><text:span text:style-name="T130">shareopenaccount/v1/area</text:span><text:span text:style-name="T87">)</text:span></text:p>
      <text:p text:style-name="P102"><text:span text:style-name="T2"><text:tab/><text:tab/><text:tab/><text:tab/>字段名称_</text:span><text:span text:style-name="T28">3</text:span><text:span text:style-name="T2">:分红名称 标签类型:文本框 必填</text:span></text:p>
      <text:p text:style-name="P134"><text:span text:style-name="T2"><text:tab/><text:tab/><text:tab/><text:tab/></text:span><text:span text:style-name="T98">(前端做一下处理,调用下方的</text:span><text:span text:style-name="T122">查看分红明细</text:span><text:span text:style-name="T97">如果有数据这里的股权类型就不显示在页面上</text:span><text:span text:style-name="T98">(</text:span><text:span text:style-name="T97">不给编辑</text:span><text:span text:style-name="T98">)</text:span><text:span text:style-name="T97">,如</text:span><text:span text:style-name="T46"><text:tab/><text:tab/><text:tab/><text:tab/></text:span><text:span text:style-name="T97">果没有数据就显示在页面上</text:span><text:span text:style-name="T98">(</text:span><text:span text:style-name="T97">给编辑</text:span><text:span text:style-name="T98">)</text:span><text:span text:style-name="T122"> </text:span><text:span text:style-name="T98">)</text:span></text:p>
      <text:p text:style-name="P120"><text:span text:style-name="T13"><text:tab/><text:tab/><text:tab/><text:tab/></text:span><text:bookmark-start text:name="__DdeLink__19628_14413823394111222111423321"/><text:span text:style-name="T99">字段名称_</text:span><text:bookmark-end text:name="__DdeLink__19628_14413823394111222111423321"/><text:span text:style-name="T100">4</text:span><text:span text:style-name="T99">:股权类型 标签类型: </text:span><text:span text:style-name="T101">单选</text:span><text:span text:style-name="T99">下拉框 必填 </text:span><text:span text:style-name="T102">不可编辑</text:span></text:p>
      <text:p text:style-name="P163"><text:span text:style-name="T39"><text:tab/><text:tab/><text:tab/><text:tab/></text:span><text:span text:style-name="T93">(/</text:span><text:span text:style-name="T137">equitytransactrecord/v1/findEquityType</text:span><text:span text:style-name="T138">)</text:span></text:p>
      <text:p text:style-name="P102"><text:span text:style-name="T14"><text:tab/><text:tab/><text:tab/><text:tab/></text:span><text:bookmark-start text:name="__DdeLink__19628_144138233941112221114231221"/><text:span text:style-name="T2">字段名称_</text:span><text:bookmark-end text:name="__DdeLink__19628_144138233941112221114231221"/><text:span text:style-name="T28">5</text:span><text:span text:style-name="T2">:共派股 标签类型:数字框 必填</text:span></text:p>
      <text:p text:style-name="P54"><text:span text:style-name="T150"><text:tab/><text:tab/><text:tab/><text:tab/></text:span>字段名称_<text:span text:style-name="T184">6</text:span>:<text:bookmark-start text:name="__DdeLink__3872_36895372411222121423221"/>备注<text:bookmark-end text:name="__DdeLink__3872_36895372411222121423221"/> 标签类型:文本框 非必填<text:span text:style-name="T182"><text:tab/></text:span> <text:s text:c="2"/></text:p>
      <text:p text:style-name="P54"/>
      <text:p text:style-name="P61"><text:tab/><text:tab/> <text:s text:c="2"/><text:span text:style-name="T150">功能名称_</text:span><text:span text:style-name="T154">4</text:span><text:span text:style-name="T150">:删除 功能类型:</text:span> 删除 <text:s/><text:span text:style-name="T208">(/</text:span><text:span text:style-name="T197">shareoutbonusmanage/v1/</text:span><text:span text:style-name="T199">delete/{id}</text:span><text:span text:style-name="T208">)</text:span></text:p>
      <text:p text:style-name="P54"><text:tab/><text:tab/><text:tab/><text:tab/>温馨提示：确定删除这条数据么？</text:p>
      <text:p text:style-name="P54"><text:tab/><text:tab/><text:tab/></text:p>
      <text:p text:style-name="P155"><text:span text:style-name="T55"><text:tab/><text:tab/><text:tab/></text:span><text:span text:style-name="T117">功能名称_</text:span><text:span text:style-name="T112">5</text:span><text:span text:style-name="T117">:分红设置 功能</text:span><text:span text:style-name="T55">类型:编辑 <text:s/><text:tab/><text:tab/><text:tab/><text:tab/><text:tab/><text:tab/><text:tab/><text:tab/><text:tab/><text:tab/><text:tab/></text:span><text:span text:style-name="T87">(/</text:span><text:span text:style-name="T130">shareoutbonusmanage/v1/</text:span><text:span text:style-name="T131">add/</text:span><text:span text:style-name="T201">detail</text:span><text:span text:style-name="T87">)</text:span></text:p>
      <text:p text:style-name="P164"><text:span text:style-name="T55"><text:tab/><text:tab/><text:tab/><text:tab/></text:span><text:bookmark-start text:name="__DdeLink__19628_144138233943221114232211"/><text:span text:style-name="T55">字段名称_1</text:span><text:bookmark-end text:name="__DdeLink__19628_144138233943221114232211"/><text:span text:style-name="T55">:股东姓名 标签类型:单选下拉框 必填 <text:s/></text:span><text:span text:style-name="T57">不可编辑</text:span></text:p>
      <text:p text:style-name="P164"><text:span text:style-name="T57"><text:tab/><text:tab/><text:tab/><text:tab/></text:span><text:span text:style-name="T72">(传入分红管理id)</text:span><text:span text:style-name="T73"><text:tab/></text:span><text:span text:style-name="T57"><text:tab/><text:tab/><text:tab/><text:tab/><text:tab/><text:tab/><text:tab/></text:span><text:span text:style-name="T58"><text:tab/><text:tab/><text:tab/><text:tab/><text:tab/><text:tab/><text:tab/><text:tab/><text:tab/><text:tab/><text:tab/><text:tab/><text:tab/><text:tab/><text:tab/><text:tab/><text:tab/><text:tab/></text:span><text:span text:style-name="T87">(/</text:span><text:span text:style-name="T130">shareoutbonusmanage/</text:span><text:span text:style-name="T196">v1/findShareholderNameBy/type</text:span><text:span text:style-name="T87">)</text:span></text:p>
      <text:p text:style-name="P102"><text:span text:style-name="T2"><text:tab/><text:tab/><text:tab/><text:tab/></text:span><text:bookmark-start text:name="__DdeLink__19628_144138233921111212111111"/><text:span text:style-name="T2">字段名称_</text:span><text:span text:style-name="T24">2</text:span><text:span text:style-name="T2">:</text:span><text:bookmark-end text:name="__DdeLink__19628_144138233921111212111111"/><text:span text:style-name="T2">分红比例 <text:s/>标签类型:数字框 必填</text:span></text:p>
      <text:p text:style-name="P102"><text:span text:style-name="T2"><text:tab/><text:tab/><text:tab/><text:tab/>传入分红管理id和分红比例链接</text:span><text:span text:style-name="T28">(</text:span></text:p>
      <text:p text:style-name="P161"><text:span text:style-name="T28"><text:tab/><text:tab/><text:tab/><text:tab/><text:tab/></text:span><text:span text:style-name="T87">(/</text:span><text:span text:style-name="T130">shareoutbonusmanage/</text:span><text:span text:style-name="T131">v1/comput/amount</text:span><text:span text:style-name="T87">)</text:span></text:p>
      <text:p text:style-name="P102"><text:span text:style-name="T28"><text:tab/><text:tab/><text:tab/><text:tab/><text:tab/></text:span><text:bookmark-start text:name="__DdeLink__19628_1441382339211112121111112"/><text:span text:style-name="T2">字段名称_</text:span><text:span text:style-name="T29">3</text:span><text:span text:style-name="T2">:</text:span><text:bookmark-end text:name="__DdeLink__19628_1441382339211112121111112"/><text:span text:style-name="T2">分红额 <text:s/>标签类型:数字框 必填 </text:span><text:span text:style-name="T29"><text:s text:c="2"/></text:span><text:span text:style-name="T83">只读</text:span></text:p>
      <text:p text:style-name="P46"><text:tab/><text:tab/><text:tab/><text:tab/>)</text:p>
      <text:p text:style-name="P102"><text:span text:style-name="T28"><text:tab/><text:tab/><text:tab/><text:tab/></text:span><text:span text:style-name="T2">字段</text:span><text:bookmark-start text:name="__DdeLink__19628_1441382339211112121111111"/><text:span text:style-name="T2">名称_</text:span><text:span text:style-name="T29">4</text:span><text:span text:style-name="T2">:</text:span><text:bookmark-end text:name="__DdeLink__19628_1441382339211112121111111"/><text:span text:style-name="T2">所得税比例 <text:s/>标签类型:数字框 必填</text:span></text:p>
      <text:p text:style-name="P102"><text:span text:style-name="T2"><text:tab/><text:tab/><text:tab/><text:tab/>传入分红管理id和所得税比例链接</text:span><text:span text:style-name="T28">(</text:span></text:p>
      <text:p text:style-name="P161"><text:span text:style-name="T28"><text:tab/><text:tab/><text:tab/><text:tab/><text:tab/></text:span><text:span text:style-name="T87">(/</text:span><text:span text:style-name="T130">shareoutbonusmanage/</text:span><text:span text:style-name="T131">v1/comput/income</text:span><text:span text:style-name="T87">)</text:span></text:p>
      <text:p text:style-name="P103"><text:span text:style-name="T28"><text:tab/><text:tab/><text:tab/><text:tab/><text:tab/></text:span><text:bookmark-start text:name="__DdeLink__19628_14413823392111121211111121"/><text:span text:style-name="T2">字段名称_</text:span><text:span text:style-name="T29">5</text:span><text:span text:style-name="T2">:</text:span><text:bookmark-end text:name="__DdeLink__19628_14413823392111121211111121"/><text:span text:style-name="T29">所得税</text:span><text:span text:style-name="T2"> <text:s/>标签类型:数字框 </text:span><text:span text:style-name="T83">只读</text:span></text:p>
      <text:p text:style-name="P46"><text:tab/><text:tab/><text:tab/><text:tab/>)</text:p>
      <text:p text:style-name="P103"><text:soft-page-break/><text:span text:style-name="T2"><text:tab/><text:tab/><text:tab/><text:tab/></text:span><text:bookmark-start text:name="__DdeLink__19628_1441382339211112121111113"/><text:span text:style-name="T2">字段名称_</text:span><text:span text:style-name="T29">6</text:span><text:span text:style-name="T2">:</text:span><text:bookmark-end text:name="__DdeLink__19628_1441382339211112121111113"/><text:span text:style-name="T2">税后利润 <text:s/>标签类型:数字框 必填 </text:span><text:span text:style-name="T29">(需要前端做处理:</text:span><text:span text:style-name="T2">税后利润</text:span><text:span text:style-name="T29">=</text:span><text:span text:style-name="T2">分红额-</text:span><text:span text:style-name="T29">所得税)</text:span><text:span text:style-name="T2"> </text:span><text:span text:style-name="T29">(</text:span><text:span text:style-name="T83">只读</text:span><text:span text:style-name="T29">)</text:span></text:p>
      <text:p text:style-name="P48"/>
      <text:p text:style-name="P155"><text:span text:style-name="T29"><text:tab/><text:tab/><text:tab/></text:span><text:span text:style-name="T117">功能名称_</text:span><text:span text:style-name="T112">6</text:span><text:span text:style-name="T117">:查看分红明细 功能</text:span><text:span text:style-name="T55">类型:编辑 <text:tab/><text:tab/><text:tab/><text:tab/><text:tab/><text:tab/><text:tab/><text:tab/><text:tab/><text:tab/><text:tab/></text:span><text:span text:style-name="T130">(/shareoutbonusmanage/v1/</text:span><text:span text:style-name="T131">list/detail</text:span><text:span text:style-name="T130">)</text:span></text:p>
      <text:p text:style-name="P55"><text:tab/><text:tab/><text:tab/><text:tab/>有一个隐藏id</text:p>
      <text:p text:style-name="P106"><text:span text:style-name="T46"><text:tab/><text:tab/><text:tab/><text:tab/></text:span><text:bookmark-start text:name="__DdeLink__19628_1441382339514"/><text:span text:style-name="T46">字段名称_1</text:span><text:bookmark-end text:name="__DdeLink__19628_1441382339514"/><text:span text:style-name="T46">:序号</text:span></text:p>
      <text:p text:style-name="P55"><text:tab/><text:tab/><text:tab/><text:tab/><text:bookmark-start text:name="__DdeLink__19628_14413823394322111423221111"/>字段名称_<text:bookmark-end text:name="__DdeLink__19628_14413823394322111423221111"/><text:span text:style-name="T188">2</text:span>:股东姓名</text:p>
      <text:p text:style-name="P104"><text:span text:style-name="T2"><text:tab/><text:tab/><text:tab/><text:tab/></text:span><text:bookmark-start text:name="__DdeLink__19628_14413823392111121211111141"/><text:span text:style-name="T2">字段名称_</text:span><text:span text:style-name="T31">3</text:span><text:span text:style-name="T2">:</text:span><text:bookmark-end text:name="__DdeLink__19628_14413823392111121211111141"/><text:span text:style-name="T2">分红比例</text:span></text:p>
      <text:p text:style-name="P104"><text:span text:style-name="T28"><text:tab/><text:tab/><text:tab/><text:tab/></text:span><text:bookmark-start text:name="__DdeLink__19628_144138233921111212111111221"/><text:span text:style-name="T2">字段名称_</text:span><text:span text:style-name="T31">4</text:span><text:span text:style-name="T2">:</text:span><text:bookmark-end text:name="__DdeLink__19628_144138233921111212111111221"/><text:span text:style-name="T2">分红额</text:span></text:p>
      <text:p text:style-name="P104"><text:span text:style-name="T28"><text:tab/><text:tab/><text:tab/><text:tab/></text:span><text:span text:style-name="T2">字段</text:span><text:bookmark-start text:name="__DdeLink__19628_144138233921111212111111111"/><text:span text:style-name="T2">名称_</text:span><text:span text:style-name="T31">5</text:span><text:span text:style-name="T2">:</text:span><text:bookmark-end text:name="__DdeLink__19628_144138233921111212111111111"/><text:span text:style-name="T2">所得税比例</text:span></text:p>
      <text:p text:style-name="P104"><text:span text:style-name="T28"><text:tab/><text:tab/><text:tab/><text:tab/></text:span><text:bookmark-start text:name="__DdeLink__19628_1441382339211112121111112111"/><text:span text:style-name="T2">字段名称_</text:span><text:span text:style-name="T31">6</text:span><text:span text:style-name="T2">:</text:span><text:bookmark-end text:name="__DdeLink__19628_1441382339211112121111112111"/><text:span text:style-name="T29">所得税</text:span></text:p>
      <text:p text:style-name="P104"><text:span text:style-name="T29"><text:tab/><text:tab/><text:tab/><text:tab/></text:span><text:bookmark-start text:name="__DdeLink__19628_144138233921111212111111311"/><text:span text:style-name="T29">字段名称_</text:span><text:span text:style-name="T31">7</text:span><text:span text:style-name="T29">:</text:span><text:bookmark-end text:name="__DdeLink__19628_144138233921111212111111311"/><text:span text:style-name="T29">税后利润</text:span></text:p>
      <text:p text:style-name="P104"><text:span text:style-name="T29"><text:tab/><text:tab/></text:span><text:span text:style-name="T69"><text:tab/></text:span><text:span text:style-name="T70">(以下两个功能需要在点击到查看分红明细页面中才可以被操作)</text:span></text:p>
      <text:p text:style-name="P126"><text:span text:style-name="T29"><text:tab/><text:tab/><text:tab/></text:span><text:span text:style-name="T110">功能名称_</text:span><text:span text:style-name="T113">7</text:span><text:span text:style-name="T110">:编辑分红设置 功能</text:span><text:span text:style-name="T46">类型:编辑 <text:tab/><text:tab/><text:tab/><text:tab/><text:tab/><text:tab/><text:tab/><text:tab/><text:tab/><text:tab/><text:tab/></text:span><text:span text:style-name="T130">(/shareoutbonusmanage/v1/edit</text:span><text:span text:style-name="T131">/detail</text:span><text:span text:style-name="T130">)</text:span></text:p>
      <text:p text:style-name="P164"><text:span text:style-name="T55"><text:tab/><text:tab/><text:tab/><text:tab/></text:span><text:bookmark-start text:name="__DdeLink__19628_1441382339432211142322111"/><text:span text:style-name="T55">字段名称_1</text:span><text:bookmark-end text:name="__DdeLink__19628_1441382339432211142322111"/><text:span text:style-name="T55">:股东姓名 标签类型:单选下拉框 必填 <text:s/></text:span><text:span text:style-name="T57">不可编辑<text:tab/><text:tab/></text:span></text:p>
      <text:p text:style-name="P164"><text:span text:style-name="T57"><text:tab/><text:tab/><text:tab/><text:tab/></text:span><text:span text:style-name="T72">(传入分红明细id)</text:span><text:span text:style-name="T73"><text:tab/></text:span><text:span text:style-name="T57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87">(/</text:span><text:span text:style-name="T130">shareoutbonusmanage/</text:span><text:span text:style-name="T196">v1/editName/type</text:span><text:span text:style-name="T87">)</text:span></text:p>
      <text:p text:style-name="P103"><text:span text:style-name="T2"><text:tab/><text:tab/><text:tab/><text:tab/></text:span><text:bookmark-start text:name="__DdeLink__19628_1441382339211112121111114"/><text:span text:style-name="T2">字段名称_</text:span><text:span text:style-name="T24">2</text:span><text:span text:style-name="T2">:</text:span><text:bookmark-end text:name="__DdeLink__19628_1441382339211112121111114"/><text:span text:style-name="T2">分红比例 <text:s/>标签类型:数字框 必填</text:span></text:p>
      <text:p text:style-name="P104"><text:span text:style-name="T2"><text:tab/><text:tab/><text:tab/><text:tab/>传入分红明细id和分红比例链接</text:span><text:span text:style-name="T28">(</text:span></text:p>
      <text:p text:style-name="P132"><text:span text:style-name="T28"><text:tab/><text:tab/><text:tab/><text:tab/><text:tab/></text:span><text:span text:style-name="T87">(/</text:span><text:span text:style-name="T130">shareoutbonusmanage/</text:span><text:span text:style-name="T131">v1/comput/amount</text:span><text:span text:style-name="T87">)</text:span></text:p>
      <text:p text:style-name="P103"><text:span text:style-name="T28"><text:tab/><text:tab/><text:tab/><text:tab/><text:tab/></text:span><text:bookmark-start text:name="__DdeLink__19628_14413823392111121211111122"/><text:span text:style-name="T2">字段名称_</text:span><text:span text:style-name="T29">3</text:span><text:span text:style-name="T2">:</text:span><text:bookmark-end text:name="__DdeLink__19628_14413823392111121211111122"/><text:span text:style-name="T2">分红额 <text:s/>标签类型:数字框 必填 </text:span><text:span text:style-name="T29"><text:s text:c="2"/></text:span><text:span text:style-name="T83">只读</text:span></text:p>
      <text:p text:style-name="P47"><text:tab/><text:tab/><text:tab/><text:tab/>)</text:p>
      <text:p text:style-name="P103"><text:span text:style-name="T28"><text:tab/><text:tab/><text:tab/><text:tab/></text:span><text:span text:style-name="T2">字段</text:span><text:bookmark-start text:name="__DdeLink__19628_14413823392111121211111111"/><text:span text:style-name="T2">名称_</text:span><text:span text:style-name="T29">4</text:span><text:span text:style-name="T2">:</text:span><text:bookmark-end text:name="__DdeLink__19628_14413823392111121211111111"/><text:span text:style-name="T2">所得税比例 <text:s/>标签类型:数字框 必填</text:span></text:p>
      <text:p text:style-name="P103"><text:span text:style-name="T2"><text:tab/><text:tab/><text:tab/><text:tab/>传入分红明细id和</text:span><text:bookmark-start text:name="__DdeLink__5193_1846183566"/><text:span text:style-name="T2">所得税</text:span><text:bookmark-end text:name="__DdeLink__5193_1846183566"/><text:span text:style-name="T2">比例链接</text:span><text:span text:style-name="T28">(</text:span></text:p>
      <text:p text:style-name="P132"><text:span text:style-name="T28"><text:tab/><text:tab/><text:tab/><text:tab/><text:tab/></text:span><text:span text:style-name="T87">(/</text:span><text:span text:style-name="T130">shareoutbonusmanage/</text:span><text:span text:style-name="T131">v1/comput/income</text:span><text:span text:style-name="T87">)</text:span></text:p>
      <text:p text:style-name="P103"><text:span text:style-name="T28"><text:tab/><text:tab/><text:tab/><text:tab/><text:tab/></text:span><text:bookmark-start text:name="__DdeLink__19628_144138233921111212111111211"/><text:span text:style-name="T2">字段名称_</text:span><text:span text:style-name="T29">5</text:span><text:span text:style-name="T2">:</text:span><text:bookmark-end text:name="__DdeLink__19628_144138233921111212111111211"/><text:span text:style-name="T29">所得税</text:span><text:span text:style-name="T2"> <text:s/>标签类型:数字框 </text:span><text:span text:style-name="T83">只读</text:span></text:p>
      <text:p text:style-name="P47"><text:tab/><text:tab/><text:tab/><text:tab/>)</text:p>
      <text:p text:style-name="P103"><text:span text:style-name="T29"><text:tab/><text:tab/><text:tab/><text:tab/></text:span><text:bookmark-start text:name="__DdeLink__19628_14413823392111121211111131"/><text:span text:style-name="T29">字段名称_6:</text:span><text:bookmark-end text:name="__DdeLink__19628_14413823392111121211111131"/><text:bookmark-start text:name="__DdeLink__5303_1846183566"/><text:span text:style-name="T29">税后利润 </text:span><text:bookmark-end text:name="__DdeLink__5303_1846183566"/><text:span text:style-name="T29"><text:s/>标签类型:数字框 必填 (需要前端做处理:税后利润=分红额-所得<text:tab/><text:tab/><text:tab/><text:tab/>税) (</text:span><text:span text:style-name="T83">只读</text:span><text:span text:style-name="T29">)</text:span></text:p>
      <text:p text:style-name="P4"><text:span text:style-name="T151"><text:tab/><text:tab/><text:tab/>功能名称_</text:span><text:span text:style-name="T160">8</text:span><text:span text:style-name="T151">删除</text:span><text:span text:style-name="T117">分红明细</text:span><text:span text:style-name="T151"> 功能类型:</text:span><text:span text:style-name="T1"> 删除 <text:s/><text:tab/><text:tab/><text:tab/><text:tab/><text:tab/><text:tab/><text:tab/><text:tab/><text:tab/><text:tab/> <text:s text:c="3"/><text:tab/><text:tab/><text:tab/><text:tab/><text:tab/><text:tab/><text:tab/><text:tab/><text:tab/><text:tab/><text:tab/><text:tab/><text:tab/><text:tab/></text:span><text:span text:style-name="T130">(/shareoutbonusmanage/v1/</text:span><text:span text:style-name="T131">deleteDetail/{id}</text:span><text:span text:style-name="T130">)</text:span></text:p>
      <text:p text:style-name="P29"><text:tab/><text:tab/><text:tab/><text:tab/>温馨提示：确定删除这条数据么？</text:p>
      <text:p text:style-name="P29"/>
      <text:p text:style-name="P104"><text:span text:style-name="T29"><text:tab/><text:tab/></text:span><text:span text:style-name="T59">导航名_</text:span><text:span text:style-name="T65">2</text:span><text:span text:style-name="T59">:</text:span><text:bookmark-start text:name="__DdeLink__5326_1846183566"/><text:span text:style-name="T61">分红情况查询</text:span><text:bookmark-end text:name="__DdeLink__5326_1846183566"/></text:p>
      <text:p text:style-name="P61"><text:span text:style-name="T182"><text:tab/><text:tab/><text:tab/></text:span><text:span text:style-name="T150">功能名字_1:列表 <text:s/>功能类型:网格 (有网格)</text:span></text:p>
      <text:p text:style-name="P155"><text:span text:style-name="T123"><text:tab/><text:tab/><text:tab/></text:span><text:span text:style-name="T130">(/shareoutbonusmanage/</text:span><text:span text:style-name="T201">v1/caseList</text:span><text:span text:style-name="T130">)</text:span></text:p>
      <text:p text:style-name="P104"><text:span text:style-name="T150"><text:tab/><text:tab/><text:tab/><text:tab/></text:span>有一个隐藏id</text:p>
      <text:p text:style-name="P106"><text:tab/><text:tab/><text:tab/><text:tab/><text:bookmark-start text:name="__DdeLink__19628_1441382339515"/>字段名称_1<text:bookmark-end text:name="__DdeLink__19628_1441382339515"/>:序号</text:p>
      <text:p text:style-name="P104"><text:tab/><text:tab/><text:tab/><text:tab/><text:bookmark-start text:name="__DdeLink__19628_144138233921111212112"/>字段名称_<text:span text:style-name="T188">2</text:span>:<text:bookmark-end text:name="__DdeLink__19628_144138233921111212112"/>分红日期</text:p>
      <text:p text:style-name="P104"><text:tab/><text:tab/><text:tab/><text:tab/><text:bookmark-start text:name="__DdeLink__19628_1441382339211112121112"/>字段名称_<text:span text:style-name="T188">3</text:span>:<text:bookmark-end text:name="__DdeLink__19628_1441382339211112121112"/>地区</text:p>
      <text:p text:style-name="P104"><text:tab/><text:tab/><text:tab/><text:tab/>字段名称_<text:span text:style-name="T188">4</text:span>:分红名称</text:p>
      <text:p text:style-name="P104"><text:tab/><text:tab/><text:tab/><text:tab/>字段名称_<text:span text:style-name="T188">5</text:span>:股东姓名</text:p>
      <text:p text:style-name="P104"><text:tab/><text:tab/><text:tab/><text:tab/><text:bookmark-start text:name="__DdeLink__3876_3689537211212111"/>字段名称_<text:span text:style-name="T188">6</text:span>:<text:bookmark-end text:name="__DdeLink__3876_3689537211212111"/>股权类型</text:p>
      <text:p text:style-name="P104"><text:tab/><text:tab/><text:tab/><text:tab/><text:bookmark-start text:name="__DdeLink__3876_36895372112121111"/>字段名称_<text:span text:style-name="T188">7</text:span>:<text:bookmark-end text:name="__DdeLink__3876_36895372112121111"/>股权数量</text:p>
      <text:p text:style-name="P104"><text:tab/><text:tab/><text:tab/><text:tab/>字段名称_<text:span text:style-name="T188">8</text:span>:分红所得</text:p>
      <text:p text:style-name="P104"><text:tab/><text:tab/><text:tab/><text:tab/>字段名称_<text:span text:style-name="T188">9</text:span>:所得税</text:p>
      <text:p text:style-name="P104"><text:tab/><text:tab/><text:tab/><text:tab/>字段名称_<text:span text:style-name="T188">10</text:span>:税后利润</text:p>
      <text:p text:style-name="P55"><text:tab/><text:tab/><text:tab/><text:tab/>字段名称_<text:span text:style-name="T185">11:</text:span>备注<text:tab/></text:p>
      <text:p text:style-name="P61"><text:tab/><text:tab/><text:tab/><text:span text:style-name="T150">功能名称_</text:span><text:span text:style-name="T155">2</text:span><text:span text:style-name="T150">:搜索 功能类型:</text:span><text:span text:style-name="T197">(/shareoutbonusmanage/</text:span><text:span text:style-name="T199">v1/caseList</text:span><text:span text:style-name="T197">)</text:span></text:p>
      <text:p text:style-name="P55"><text:bookmark text:name="__DdeLink__3862_368953721121211"/><text:span text:style-name="T150"><text:tab/><text:tab/><text:tab/><text:tab/></text:span>字段名称_<text:span text:style-name="T185">1</text:span>:地区<text:tab/><text:tab/>标签类型:文本框 <text:s text:c="2"/>非必填</text:p>
      <text:p text:style-name="P55"><text:tab/><text:tab/><text:tab/><text:tab/>字段名称_<text:span text:style-name="T185">2</text:span>:开始时间<text:tab/><text:tab/>标签类型:时间框<text:span text:style-name="T185">(年月日)</text:span> <text:s/>非必填</text:p>
      <text:p text:style-name="P104"><text:span text:style-name="T50"><text:tab/><text:tab/><text:tab/><text:tab/></text:span><text:span text:style-name="T46">字段名称_</text:span><text:span text:style-name="T51">3</text:span><text:span text:style-name="T46">:结束时间<text:tab/><text:tab/>标签类型:时间框</text:span><text:span text:style-name="T51">(年月日)</text:span><text:span text:style-name="T46"> <text:s/>非必填</text:span></text:p>
      <text:p text:style-name="P155"><text:soft-page-break/><text:span text:style-name="T55"><text:tab/><text:tab/><text:tab/></text:span><text:span text:style-name="T117">功能名称_</text:span><text:span text:style-name="T114">3</text:span><text:span text:style-name="T117">:汇总 功能类型:</text:span><text:span text:style-name="T130">(/shareoutbonusmanage/</text:span><text:span text:style-name="T131">v1/summCase</text:span><text:span text:style-name="T130">)</text:span></text:p>
      <text:p text:style-name="P56"><text:bookmark text:name="__DdeLink__3862_3689537211212111"/><text:span text:style-name="T150"><text:tab/><text:tab/><text:tab/><text:tab/></text:span>字段名称_<text:span text:style-name="T185">1</text:span>:地区<text:tab/><text:tab/>标签类型:文本框 <text:s text:c="2"/>非必填</text:p>
      <text:p text:style-name="P56"><text:tab/><text:tab/><text:tab/><text:tab/>字段名称_<text:span text:style-name="T185">2</text:span>:开始时间<text:tab/><text:tab/>标签类型:时间框<text:span text:style-name="T185">(年月日)</text:span> <text:s/>非必填</text:p>
      <text:p text:style-name="P105"><text:span text:style-name="T50"><text:tab/><text:tab/><text:tab/><text:tab/></text:span><text:span text:style-name="T46">字段名称_</text:span><text:span text:style-name="T51">3</text:span><text:span text:style-name="T46">:结束时间<text:tab/><text:tab/>标签类型:时间框</text:span><text:span text:style-name="T51">(年月日)</text:span><text:span text:style-name="T46"> <text:s/>非必填</text:span></text:p>
      <text:p text:style-name="P105"><text:span text:style-name="T46"><text:tab/><text:tab/><text:tab/><text:tab/></text:span><text:span text:style-name="T52">(分红日期/地区/分红名称/股东名称/股权类型/股权数量/分红所得/所得税/税后利<text:tab/><text:tab/><text:tab/><text:tab/><text:tab/>润)</text:span></text:p>
      <text:p text:style-name="P68"><text:tab/><text:tab/></text:p>
      <text:p text:style-name="P105"><text:span text:style-name="T52"><text:tab/></text:span><text:span text:style-name="T46">导航下拉名_</text:span><text:span text:style-name="T52">4</text:span><text:span text:style-name="T46">:股权信息查询</text:span></text:p>
      <text:p text:style-name="P105"><text:span text:style-name="T52"><text:tab/><text:tab/></text:span><text:span text:style-name="T66">导航名_</text:span><text:span text:style-name="T60">1</text:span><text:span text:style-name="T66">:</text:span><text:bookmark-start text:name="__DdeLink__5328_1846183566"/><text:span text:style-name="T61">股东名册查询</text:span><text:bookmark-end text:name="__DdeLink__5328_1846183566"/><text:span text:style-name="T61"> <text:s text:c="2"/></text:span></text:p>
      <text:p text:style-name="P155"><text:span text:style-name="T1"><text:tab/><text:tab/><text:tab/></text:span><text:span text:style-name="T117">功能名字_1:列表 <text:s/>功能类型:网格 (有网格) <text:s/><text:tab/><text:tab/><text:tab/><text:tab/><text:tab/><text:tab/><text:tab/><text:tab/><text:tab/></text:span><text:span text:style-name="T130">(/shareoutbonusmanage/</text:span><text:span text:style-name="T131">v1/rosterList</text:span><text:span text:style-name="T130">)</text:span></text:p>
      <text:p text:style-name="P106"><text:span text:style-name="T110"><text:tab/><text:tab/><text:tab/><text:tab/></text:span><text:bookmark-start text:name="__DdeLink__19628_1441382339516"/><text:span text:style-name="T46">字段名称_1</text:span><text:bookmark-end text:name="__DdeLink__19628_1441382339516"/><text:span text:style-name="T46">:序号</text:span></text:p>
      <text:p text:style-name="P105"><text:tab/><text:tab/><text:tab/><text:tab/><text:bookmark-start text:name="__DdeLink__19628_14413823392111121211121"/>字段名称_<text:span text:style-name="T188">2</text:span>:<text:bookmark-end text:name="__DdeLink__19628_14413823392111121211121"/>地区</text:p>
      <text:p text:style-name="P105"><text:tab/><text:tab/><text:tab/><text:tab/>字段名称_<text:span text:style-name="T188">3</text:span>:类型名称</text:p>
      <text:p text:style-name="P105"><text:tab/><text:tab/><text:tab/><text:tab/>字段名称_<text:span text:style-name="T188">4</text:span>:股东姓名</text:p>
      <text:p text:style-name="P105"><text:tab/><text:tab/><text:tab/><text:tab/>字段名称_<text:span text:style-name="T188">5</text:span>:性别</text:p>
      <text:p text:style-name="P105"><text:tab/><text:tab/><text:tab/><text:tab/><text:bookmark-start text:name="__DdeLink__19628_144138233921111212111211"/>字段名称_<text:span text:style-name="T188">6</text:span>:<text:bookmark-end text:name="__DdeLink__19628_144138233921111212111211"/>证件类型</text:p>
      <text:p text:style-name="P105"><text:tab/><text:tab/><text:tab/><text:tab/>字段名称_<text:span text:style-name="T188">7</text:span>:证件号码</text:p>
      <text:p text:style-name="P105"><text:tab/><text:tab/><text:tab/><text:tab/>字段名称_<text:span text:style-name="T188">8</text:span>:联系住址</text:p>
      <text:p text:style-name="P105"><text:tab/><text:tab/><text:tab/><text:tab/>字段名称_<text:span text:style-name="T188">9</text:span>:联系电话</text:p>
      <text:p text:style-name="P105"><text:tab/><text:tab/><text:tab/><text:tab/><text:bookmark-start text:name="__DdeLink__19628_1441382339211112121112111"/>字段名称_<text:span text:style-name="T188">10</text:span>:<text:bookmark-end text:name="__DdeLink__19628_1441382339211112121112111"/>持股数量</text:p>
      <text:p text:style-name="P105"><text:tab/><text:tab/><text:tab/><text:tab/>字段名称_<text:span text:style-name="T186">11</text:span>:出资额</text:p>
      <text:p text:style-name="P105"><text:tab/><text:tab/><text:tab/><text:tab/>字段名称_<text:span text:style-name="T186">12</text:span>:出资日期</text:p>
      <text:p text:style-name="P105"><text:tab/><text:tab/><text:tab/><text:tab/><text:bookmark-start text:name="__DdeLink__3876_36895372112121112"/>字段名称_<text:span text:style-name="T186">13</text:span>:<text:bookmark-end text:name="__DdeLink__3876_36895372112121112"/>股权类型</text:p>
      <text:p text:style-name="P105"><text:tab/><text:tab/><text:tab/><text:tab/><text:bookmark-start text:name="__DdeLink__3876_368953721121211111"/>字段名称_<text:span text:style-name="T186">14</text:span>:<text:bookmark-end text:name="__DdeLink__3876_368953721121211111"/>占股比例</text:p>
      <text:p text:style-name="P105"><text:tab/><text:tab/><text:tab/><text:tab/></text:p>
      <text:p text:style-name="P105"/>
      <text:p text:style-name="P126"><text:tab/><text:tab/><text:tab/><text:span text:style-name="T103">功能名称_</text:span><text:span text:style-name="T105">2</text:span><text:span text:style-name="T103">:搜索 功能类型: <text:s/></text:span><text:span text:style-name="T130">(/shareoutbonusmanage/</text:span><text:span text:style-name="T131">v1/rosterList</text:span><text:span text:style-name="T130">)</text:span></text:p>
      <text:p text:style-name="P57"><text:bookmark text:name="__DdeLink__3862_368953721121212"/><text:span text:style-name="T150"><text:tab/><text:tab/><text:tab/><text:tab/></text:span>字段名称_<text:span text:style-name="T187">1</text:span>:地区<text:tab/>标签类型:文本框 <text:s text:c="2"/>非必填</text:p>
      <text:p text:style-name="P57"><text:tab/><text:tab/><text:tab/><text:tab/>字段名称_<text:span text:style-name="T187">2</text:span>:股东姓名<text:tab/>标签类型:文本框 <text:s text:c="2"/>非必填</text:p>
      <text:p text:style-name="P57"/>
      <text:p text:style-name="P57"><text:tab/><text:tab/><text:tab/><text:span text:style-name="T148">(传入股东姓名)</text:span></text:p>
      <text:p text:style-name="P155"><text:span text:style-name="T55"><text:tab/><text:tab/><text:tab/></text:span><text:span text:style-name="T117">功能名称_</text:span><text:span text:style-name="T119">3</text:span><text:span text:style-name="T117">:查看分红明细 功能类型:<text:tab/><text:tab/><text:tab/><text:tab/><text:tab/><text:tab/><text:tab/><text:tab/><text:tab/><text:tab/></text:span><text:span text:style-name="T130">(/shareoutbonusmanage/</text:span><text:span text:style-name="T131">v1/</text:span><text:span text:style-name="T201">rosterDetailList</text:span><text:span text:style-name="T130">)</text:span></text:p>
      <text:p text:style-name="P58"><text:span text:style-name="T150"><text:tab/><text:tab/><text:tab/><text:tab/></text:span>字段名称_<text:span text:style-name="T190">1</text:span>:分红日期</text:p>
      <text:p text:style-name="P114"><text:tab/><text:tab/><text:tab/><text:tab/>字段名称_<text:span text:style-name="T190">2</text:span>:分红名称</text:p>
      <text:p text:style-name="P114"><text:tab/><text:tab/><text:tab/><text:tab/><text:bookmark-start text:name="__DdeLink__3876_368953721121211121"/>字段名称_<text:span text:style-name="T190">3</text:span>:<text:bookmark-end text:name="__DdeLink__3876_368953721121211121"/>分红所得</text:p>
      <text:p text:style-name="P114"><text:tab/><text:tab/><text:tab/><text:tab/><text:bookmark-start text:name="__DdeLink__3876_3689537211212111111"/>字段名称_<text:span text:style-name="T190">4</text:span>:<text:bookmark-end text:name="__DdeLink__3876_3689537211212111111"/>所得税</text:p>
      <text:p text:style-name="P114"><text:tab/><text:tab/><text:tab/><text:tab/>字段名称_<text:span text:style-name="T190">5</text:span>:税后利润</text:p>
      <text:p text:style-name="P114"><text:tab/><text:tab/><text:tab/><text:tab/>字段名称_<text:span text:style-name="T190">5</text:span>:备注</text:p>
      <text:p text:style-name="P69"><text:tab/><text:tab/></text:p>
      <text:p text:style-name="P155"><text:span text:style-name="T55"><text:tab/><text:tab/><text:tab/></text:span><text:span text:style-name="T117">功能名称_</text:span><text:span text:style-name="T120">4</text:span><text:span text:style-name="T117">:汇总 功能类型:</text:span><text:span text:style-name="T130">(/shareoutbonusmanage/</text:span><text:span text:style-name="T131">v1/</text:span><text:span text:style-name="T201">summRoster</text:span><text:span text:style-name="T130">)</text:span></text:p>
      <text:p text:style-name="P62"><text:bookmark text:name="__DdeLink__3862_3689537211212121"/><text:span text:style-name="T150"><text:tab/><text:tab/><text:tab/><text:tab/></text:span>字段名称_<text:span text:style-name="T187">1</text:span>:地区<text:tab/>标签类型:单选下拉框 <text:s text:c="2"/>非必填 可编辑<text:tab/><text:tab/><text:tab/><text:tab/><text:tab/><text:tab/><text:tab/><text:span text:style-name="T207">(/</text:span><text:span text:style-name="T196">shareopenaccount/v1/area</text:span><text:span text:style-name="T207">)</text:span></text:p>
      <text:p text:style-name="P62"><text:tab/><text:tab/><text:tab/><text:tab/>字段名称_<text:span text:style-name="T187">2</text:span>:股东姓名<text:tab/>标签类型:单选下拉框 <text:s text:c="2"/>非必填<text:tab/><text:tab/><text:tab/><text:tab/><text:tab/><text:tab/><text:tab/><text:tab/><text:tab/><text:tab/><text:tab/><text:tab/><text:tab/><text:tab/><text:tab/><text:tab/><text:tab/><text:tab/><text:tab/><text:tab/><text:tab/><text:tab/><text:span text:style-name="T207">(/</text:span><text:span text:style-name="T196">equitytransactrecord/v1/allName/allType</text:span><text:span text:style-name="T207">)</text:span></text:p>
      <text:p text:style-name="P59"><text:tab/><text:tab/><text:tab/><text:tab/>表头<text:span text:style-name="T191">(</text:span>地区/类型名称/股东姓名/性别/证件类型/证件号码/联系住址/联系电话/持股数<text:tab/><text:tab/><text:tab/><text:tab/><text:tab/>量/出资额/出资日期/股权类型/占股比例<text:span text:style-name="T191">)</text:span></text:p>
      <text:p text:style-name="P155"><text:span text:style-name="T55"><text:tab/><text:tab/><text:tab/></text:span><text:span text:style-name="T117">功能名称_</text:span><text:span text:style-name="T120">5</text:span><text:span text:style-name="T117">:导出 功能类型:</text:span><text:span text:style-name="T130">(/shareoutbonusmanage/</text:span><text:span text:style-name="T131">v1/</text:span><text:span text:style-name="T201">exportExcel</text:span><text:span text:style-name="T130">)</text:span></text:p>
      <text:p text:style-name="P62"><text:bookmark text:name="__DdeLink__3862_36895372112121211"/><text:span text:style-name="T150"><text:tab/><text:tab/><text:tab/><text:tab/></text:span>字段名称_<text:span text:style-name="T187">1</text:span>:地区<text:tab/>标签类型:单选下拉框 <text:s text:c="2"/>非必填<text:tab/><text:tab/><text:tab/><text:tab/><text:tab/><text:tab/><text:tab/><text:tab/><text:span text:style-name="T207">(/</text:span><text:span text:style-name="T196">shareopenaccount/v1/area</text:span><text:span text:style-name="T207">)</text:span></text:p>
      <text:p text:style-name="P57"><text:tab/><text:tab/><text:tab/><text:tab/>字段名称_<text:span text:style-name="T187">2</text:span>:股东姓名<text:tab/>标签类型:单选下拉框 <text:s text:c="2"/>非必填</text:p>
      <text:p text:style-name="P62"><text:tab/><text:tab/><text:tab/><text:tab/><text:span text:style-name="T207">(/</text:span><text:span text:style-name="T196">equitytransactrecord/v1/allName/allType</text:span><text:span text:style-name="T207">)</text:span></text:p>
      <text:p text:style-name="P10"><text:soft-page-break/><text:tab/><text:tab/><text:tab/><text:tab/>表头<text:span text:style-name="T191">(</text:span>地区/类型名称/股东姓名/性别/证件类型/证件号码/联系住址/联系电话/持股数量/出<text:tab/><text:tab/><text:tab/><text:tab/><text:tab/>资额/出资日期/股权类型/占股比例<text:span text:style-name="T19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9-12T17:02:40.044341613</dc:date>
    <meta:editing-duration>P18DT11H24M31S</meta:editing-duration>
    <meta:editing-cycles>1010</meta:editing-cycles>
    <meta:generator>LibreOffice/5.1.3.2$Linux_X86_64 LibreOffice_project/10$Build-2</meta:generator>
    <meta:document-statistic meta:table-count="0" meta:image-count="0" meta:object-count="0" meta:page-count="16" meta:paragraph-count="717" meta:word-count="9873" meta:character-count="21246" meta:non-whitespace-character-count="16706"/>
  </office:meta>
</office:document-meta>
</file>